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2" svg:font-family="Calibri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FFFFFF"/>
    </style:style>
    <style:style style:name="ce8" style:family="table-cell" style:parent-style-name="Default" style:data-style-name="N0">
      <style:table-cell-properties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38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Comma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21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Comma" style:data-style-name="N37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Comma" style:data-style-name="N37">
      <style:table-cell-properties fo:border="thin solid #000000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1" style:family="table-cell" style:parent-style-name="Comma" style:data-style-name="N37">
      <style:table-cell-properties fo:border="thin solid #000000" style:vertical-align="automatic" fo:background-color="#FFFFFF" style:cell-protect="protected"/>
      <style:text-properties fo:color="#FF0000"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8" style:family="table-cell" style:parent-style-name="Default" style:data-style-name="N3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3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48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39">
      <style:table-cell-properties fo:border="thin solid #000000" style:vertical-align="automatic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50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54" style:family="table-cell" style:parent-style-name="Default" style:data-style-name="N4"/>
    <style:style style:name="ce55" style:family="table-cell" style:parent-style-name="Default" style:data-style-name="N0">
      <style:text-properties fo:font-weight="bold" style:font-weight-asian="bold" style:font-weight-complex="bold"/>
    </style:style>
    <style:style style:name="ce56" style:family="table-cell" style:parent-style-name="Default" style:data-style-name="N4">
      <style:table-cell-properties fo:border-top="thin solid #000000" fo:border-bottom="none" fo:border-left="thin solid #000000" fo:border-right="thin solid #000000"/>
      <style:text-properties fo:font-size="8pt" style:font-size-asian="8pt" style:font-size-complex="8pt"/>
    </style:style>
    <style:style style:name="ce57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58" style:family="table-cell" style:parent-style-name="Default" style:data-style-name="N4">
      <style:table-cell-properties fo:border-top="thin solid #000000" fo:border-bottom="none" fo:border-left="thin solid #000000" fo:border-right="thin solid #000000"/>
    </style:style>
    <style:style style:name="ce59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60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3" style:family="table-cell" style:parent-style-name="Comma" style:data-style-name="N4">
      <style:table-cell-properties fo:border-top="thin solid #000000" fo:border-bottom="none" fo:border-left="thin solid #000000" fo:border-right="thin solid #000000" style:vertical-align="automatic" fo:background-color="transparent" style:cell-protect="protecte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65" style:family="table-cell" style:parent-style-name="Comma" style:data-style-name="N4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67" style:family="table-cell" style:parent-style-name="Comma" style:data-style-name="N4">
      <style:table-cell-properties fo:border="thin solid #000000" style:vertical-align="automatic" fo:background-color="transparent" style:cell-protect="protecte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1" style:family="table-cell" style:parent-style-name="Default" style:data-style-name="N4">
      <style:table-cell-properties fo:border="thin solid #000000"/>
    </style:style>
    <style:style style:name="ce7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4" style:family="table-cell" style:parent-style-name="Default" style:data-style-name="N30"/>
    <style:style style:name="ce75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6" style:family="table-cell" style:parent-style-name="Default" style:data-style-name="N39"/>
    <style:style style:name="ce77" style:family="table-cell" style:parent-style-name="Default" style:data-style-name="N30">
      <style:text-properties fo:font-weight="bold" style:font-weight-asian="bold" style:font-weight-complex="bold"/>
    </style:style>
    <style:style style:name="ce7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4">
      <style:text-properties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2" style:family="table-cell" style:parent-style-name="Default" style:data-style-name="N30">
      <style:table-cell-properties style:vertical-align="automatic" fo:background-color="#FFFF00" style:repeat-content="false"/>
      <style:paragraph-properties fo:text-align="end" fo:margin-right="0cm"/>
    </style:style>
    <style:style style:name="ce83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FFFF00"/>
    </style:style>
    <style:style style:name="ce88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fo:color="#C9211E"/>
    </style:style>
    <style:style style:name="ce89" style:family="table-cell" style:parent-style-name="Default" style:data-style-name="N4">
      <style:table-cell-properties style:vertical-align="automatic" fo:background-color="#FFFF00" style:repeat-content="false"/>
      <style:paragraph-properties fo:text-align="end" fo:margin-right="0cm"/>
      <style:text-properties fo:color="#C9211E"/>
    </style:style>
    <style:style style:name="ce90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0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2" style:family="table-cell" style:parent-style-name="Default" style:data-style-name="N3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94" style:family="table-cell" style:parent-style-name="Comma" style:data-style-name="N46">
      <style:table-cell-properties fo:border-top="none" fo:border-bottom="none" fo:border-left="none" fo:border-right="thin solid #000000" style:vertical-align="automatic" fo:background-color="#FFFFFF" style:cell-protect="protected"/>
    </style:style>
    <style:style style:name="ce95" style:family="table-cell" style:parent-style-name="Comma" style:data-style-name="N46">
      <style:table-cell-properties fo:border-top="thin solid #000000" fo:border-bottom="thin solid #000000" fo:border-left="none" fo:border-right="thin solid #000000" style:vertical-align="automatic" fo:background-color="#FFFFFF" style:cell-protect="protected"/>
    </style:style>
    <style:style style:name="ce9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97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8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99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100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101" style:family="table-cell" style:parent-style-name="Comma" style:data-style-name="N46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102" style:family="table-cell" style:parent-style-name="Comma" style:data-style-name="N46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103" style:family="table-cell" style:parent-style-name="Comma" style:data-style-name="N46">
      <style:table-cell-properties fo:border-top="thin solid #000000" fo:border-bottom="thin solid #000000" fo:border-left="thin solid #000000" fo:border-right="thin solid #000000" style:vertical-align="automatic" fo:background-color="#FFFFFF" style:cell-protect="protected"/>
    </style:style>
    <style:style style:name="ce10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5" style:family="table-cell" style:parent-style-name="Default" style:data-style-name="N3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7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108" style:family="table-cell" style:parent-style-name="Comma" style:data-style-name="N46">
      <style:table-cell-properties fo:border="thin solid #000000" style:vertical-align="automatic" fo:background-color="#FFFFFF" style:cell-protect="protected"/>
    </style:style>
    <style:style style:name="ce109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</style:style>
    <style:style style:name="ce11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1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5" style:family="table-cell" style:parent-style-name="Default" style:data-style-name="N0"/>
    <style:style style:name="ce11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17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20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1" style:family="table-cell" style:parent-style-name="Default" style:data-style-name="N46">
      <style:table-cell-properties fo:border-top="none" fo:border-bottom="none" fo:border-left="thin solid #000000" fo:border-right="thin solid #000000"/>
    </style:style>
    <style:style style:name="ce122" style:family="table-cell" style:parent-style-name="Comma" style:data-style-name="N46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123" style:family="table-cell" style:parent-style-name="Default" style:data-style-name="N3">
      <style:table-cell-properties fo:border="thin solid #000000"/>
    </style:style>
    <style:style style:name="ce124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126" style:family="table-cell" style:parent-style-name="Default" style:data-style-name="N19">
      <style:text-properties style:font-name="Calibri" style:font-name-asian="Calibri" style:font-name-complex="Calibri" style:font-family-generic="swiss"/>
    </style:style>
    <style:style style:name="ce127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128" style:family="table-cell" style:parent-style-name="Default" style:data-style-name="N4">
      <style:text-properties style:font-name="Calibri" style:font-name-asian="Calibri" style:font-name-complex="Calibri" style:font-family-generic="swiss"/>
    </style:style>
    <style:style style:name="ce129" style:family="table-cell" style:parent-style-name="Percent" style:data-style-name="N13">
      <style:table-cell-properties fo:background-color="transparent"/>
      <style:text-properties fo:color="#000000" style:font-name="Liberation Sans1" style:font-name-asian="Liberation Sans1" style:font-name-complex="Liberation Sans1"/>
    </style:style>
    <style:style style:name="ce130" style:family="table-cell" style:parent-style-name="Default" style:data-style-name="N19"/>
    <style:style style:name="ce131" style:family="table-cell" style:parent-style-name="Default" style:data-style-name="N4">
      <style:table-cell-properties fo:border="2pt solid #000000"/>
      <style:text-properties style:font-name="Calibri2" style:font-name-asian="Calibri2" style:font-name-complex="Calibri2"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FFFF00" style:repeat-content="false"/>
      <style:paragraph-properties fo:text-align="center"/>
      <style:text-properties style:font-name="Calibri2" style:font-name-asian="Calibri2" style:font-name-complex="Calibri2" fo:font-weight="bold" style:font-weight-asian="bold" style:font-weight-complex="bold"/>
    </style:style>
    <style:style style:name="ce133" style:family="table-cell" style:parent-style-name="Comma" style:data-style-name="N42">
      <style:table-cell-properties fo:border-top="none" fo:border-bottom="none" fo:border-left="2pt solid #000000" fo:border-right="2pt solid #000000" style:vertical-align="automatic" fo:background-color="transparent" style:cell-protect="protected"/>
    </style:style>
    <style:style style:name="ce134" style:family="table-cell" style:parent-style-name="Comma" style:data-style-name="N42">
      <style:table-cell-properties fo:border-top="2pt solid #000000" fo:border-bottom="2pt solid #000000" fo:border-left="2pt solid #000000" fo:border-right="2pt solid #000000" style:vertical-align="automatic" fo:background-color="transparent" style:cell-protect="protected"/>
      <style:text-properties style:font-name="Calibri2" style:font-name-asian="Calibri2" style:font-name-complex="Calibri2" fo:font-weight="bold" style:font-weight-asian="bold" style:font-weight-complex="bold"/>
    </style:style>
    <style:style style:name="ce13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1.87854166666667cm" style:use-optimal-column-width="true"/>
    </style:style>
    <style:style style:name="co5" style:family="table-column">
      <style:table-column-properties fo:break-before="auto" style:column-width="1.77270833333333cm" style:use-optimal-column-width="true"/>
    </style:style>
    <style:style style:name="co6" style:family="table-column">
      <style:table-column-properties fo:break-before="auto" style:column-width="2.24895833333333cm" style:use-optimal-column-width="true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6.90562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0.343958333333333cm"/>
    </style:style>
    <style:style style:name="co13" style:family="table-column">
      <style:table-column-properties fo:break-before="auto" style:column-width="6.19125cm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67229166666667cm" style:use-optimal-column-width="true"/>
    </style:style>
    <style:style style:name="co16" style:family="table-column">
      <style:table-column-properties fo:break-before="auto" style:column-width="3.14854166666667cm"/>
    </style:style>
    <style:style style:name="co17" style:family="table-column">
      <style:table-column-properties fo:break-before="auto" style:column-width="0.47625cm"/>
    </style:style>
    <style:style style:name="co18" style:family="table-column">
      <style:table-column-properties fo:break-before="auto" style:column-width="0.89958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7.699375cm"/>
    </style:style>
    <style:style style:name="co22" style:family="table-column">
      <style:table-column-properties fo:break-before="auto" style:column-width="3.20145833333333cm"/>
    </style:style>
    <style:style style:name="co23" style:family="table-column">
      <style:table-column-properties fo:break-before="auto" style:column-width="2.460625cm"/>
    </style:style>
    <style:style style:name="co24" style:family="table-column">
      <style:table-column-properties fo:break-before="auto" style:column-width="2.91041666666667cm"/>
    </style:style>
    <style:style style:name="co25" style:family="table-column">
      <style:table-column-properties fo:break-before="auto" style:column-width="2.51354166666667cm"/>
    </style:style>
    <style:style style:name="co26" style:family="table-column">
      <style:table-column-properties fo:break-before="auto" style:column-width="1.11125cm"/>
    </style:style>
    <style:style style:name="co27" style:family="table-column">
      <style:table-column-properties fo:break-before="auto" style:column-width="3.51895833333333cm"/>
    </style:style>
    <style:style style:name="co28" style:family="table-column">
      <style:table-column-properties fo:break-before="auto" style:column-width="7.80520833333333cm"/>
    </style:style>
    <style:style style:name="co29" style:family="table-column">
      <style:table-column-properties fo:break-before="auto" style:column-width="2.75166666666667cm"/>
    </style:style>
    <style:style style:name="co30" style:family="table-column">
      <style:table-column-properties fo:break-before="auto" style:column-width="2.619375cm"/>
    </style:style>
    <style:style style:name="co31" style:family="table-column">
      <style:table-column-properties fo:break-before="auto" style:column-width="0.79375cm"/>
    </style:style>
    <style:style style:name="co32" style:family="table-column">
      <style:table-column-properties fo:break-before="auto" style:column-width="4.1275cm"/>
    </style:style>
    <style:style style:name="co33" style:family="table-column">
      <style:table-column-properties fo:break-before="auto" style:column-width="1.85208333333333cm"/>
    </style:style>
    <style:style style:name="co34" style:family="table-column">
      <style:table-column-properties fo:break-before="auto" style:column-width="22.0133333333333cm"/>
    </style:style>
    <style:style style:name="co35" style:family="table-column">
      <style:table-column-properties fo:break-before="auto" style:column-width="7.03791666666667cm"/>
    </style:style>
    <style:style style:name="co36" style:family="table-column">
      <style:table-column-properties fo:break-before="auto" style:column-width="3.91583333333333cm"/>
    </style:style>
    <style:style style:name="co37" style:family="table-column">
      <style:table-column-properties fo:break-before="auto" style:column-width="5.476875cm"/>
    </style:style>
    <style:style style:name="co38" style:family="table-column">
      <style:table-column-properties fo:break-before="auto" style:column-width="2.936875cm"/>
    </style:style>
    <style:style style:name="co39" style:family="table-column">
      <style:table-column-properties fo:break-before="auto" style:column-width="3.095625cm"/>
    </style:style>
    <style:style style:name="co40" style:family="table-column">
      <style:table-column-properties fo:break-before="auto" style:column-width="2.35479166666667cm"/>
    </style:style>
    <style:style style:name="co41" style:family="table-column">
      <style:table-column-properties fo:break-before="auto" style:column-width="9.20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ro8" style:family="table-row">
      <style:table-row-properties style:row-height="17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4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1010" table:default-cell-style-name="ce8"/>
        <table:table-column table:style-name="co10" table:default-cell-style-name="ce8"/>
        <table:table-column table:style-name="co9" table:number-columns-repeated="4" table:default-cell-style-name="ce7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6" table:style-name="ce4"/>
          <table:table-cell office:value-type="string" table:style-name="ce5">
            <text:p>P/T:</text:p>
          </table:table-cell>
          <table:table-cell office:value-type="float" office:value="5401" table:number-columns-spanned="2" table:number-rows-spanned="1" table:style-name="ce47">
            <text:p>5401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6" table:style-name="ce4"/>
          <table:table-cell office:value-type="string" table:style-name="ce5">
            <text:p>Preparado por:</text:p>
          </table:table-cell>
          <table:table-cell office:value-type="string" table:number-columns-spanned="2" table:number-rows-spanned="1" table:style-name="ce48">
            <text:p>Dara Macias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Inventarios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5T00:00:00" table:number-columns-spanned="2" table:number-rows-spanned="1" table:style-name="ce49">
            <text:p>15/04/2021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6" table:style-name="ce4"/>
          <table:table-cell office:value-type="string" table:style-name="ce5">
            <text:p>Revisado por:</text:p>
          </table:table-cell>
          <table:table-cell office:value-type="string" table:number-columns-spanned="2" table:number-rows-spanned="1" table:style-name="ce48">
            <text:p>Carlos Almeida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Diciembre del 2020</text:p>
          </table:table-cell>
          <table:table-cell table:number-columns-repeated="6" table:style-name="ce4"/>
          <table:table-cell office:value-type="string" table:style-name="ce5">
            <text:p>Fecha:</text:p>
          </table:table-cell>
          <table:table-cell office:value-type="date" office:date-value="2021-04-16T00:00:00" table:number-columns-spanned="2" table:number-rows-spanned="1" table:style-name="ce109">
            <text:p>16/4/2021</text:p>
          </table:table-cell>
          <table:covered-table-cell/>
          <table:table-cell table:number-columns-repeated="50" table:style-name="ce6"/>
          <table:table-cell table:number-columns-repeated="963" table:style-name="ce7"/>
          <table:table-cell table:number-columns-repeated="15360"/>
        </table:table-row>
        <table:table-row table:style-name="ro2">
          <table:table-cell table:number-columns-repeated="61" table:style-name="ce8"/>
          <table:table-cell table:number-columns-repeated="963" table:style-name="ce7"/>
          <table:table-cell table:number-columns-repeated="15360"/>
        </table:table-row>
        <table:table-row table:style-name="ro3">
          <table:table-cell office:value-type="string" table:number-columns-spanned="1" table:number-rows-spanned="2" table:style-name="ce50">
            <text:p>Código</text:p>
          </table:table-cell>
          <table:table-cell office:value-type="string" table:number-columns-spanned="1" table:number-rows-spanned="2" table:style-name="ce51">
            <text:p>Cuenta</text:p>
          </table:table-cell>
          <table:table-cell office:value-type="string" table:number-columns-spanned="1" table:number-rows-spanned="2" table:style-name="ce51">
            <text:p>Referencia</text:p>
          </table:table-cell>
          <table:table-cell office:value-type="string" table:style-name="ce10">
            <text:p>Saldos contables al</text:p>
          </table:table-cell>
          <table:table-cell office:value-type="string" table:number-columns-spanned="2" table:number-rows-spanned="1" table:style-name="ce52">
            <text:p>Movimiento</text:p>
          </table:table-cell>
          <table:covered-table-cell/>
          <table:table-cell office:value-type="string" table:style-name="ce11">
            <text:p>Saldos auditados al</text:p>
          </table:table-cell>
          <table:table-cell office:value-type="string" table:number-columns-spanned="1" table:number-rows-spanned="2" table:style-name="ce50">
            <text:p>Código</text:p>
          </table:table-cell>
          <table:table-cell office:value-type="string" table:number-columns-spanned="1" table:number-rows-spanned="2" table:style-name="ce51">
            <text:p>Cuenta</text:p>
          </table:table-cell>
          <table:table-cell office:value-type="string" table:style-name="ce10">
            <text:p>Saldos auditados al</text:p>
          </table:table-cell>
          <table:table-cell office:value-type="string" table:style-name="ce12">
            <text:p>Variaciones</text:p>
          </table:table-cell>
          <table:table-cell table:number-columns-repeated="50" table:style-name="ce8"/>
          <table:table-cell table:number-columns-repeated="963" table:style-name="ce7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3">
            <text:p>31-oct-20</text:p>
          </table:table-cell>
          <table:table-cell office:value-type="string" table:style-name="ce13">
            <text:p>Débitos</text:p>
          </table:table-cell>
          <table:table-cell office:value-type="string" table:style-name="ce13">
            <text:p>Créditos</text:p>
          </table:table-cell>
          <table:table-cell office:value-type="date" office:date-value="2020-12-31T00:00:00" table:style-name="ce13">
            <text:p>31-dic-20</text:p>
          </table:table-cell>
          <table:covered-table-cell/>
          <table:covered-table-cell/>
          <table:table-cell office:value-type="date" office:date-value="2019-12-31T00:00:00" table:style-name="ce13">
            <text:p>31-dic-19</text:p>
          </table:table-cell>
          <table:table-cell office:value-type="string" table:style-name="ce9">
            <text:p>Valor</text:p>
          </table:table-cell>
          <table:table-cell table:number-columns-repeated="50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14"/>
          <table:table-cell table:style-name="ce15"/>
          <table:table-cell table:style-name="ce16"/>
          <table:table-cell table:number-columns-repeated="3" table:style-name="ce96"/>
          <table:table-cell office:value-type="float" office:value="0" table:formula="of:=[.D9]-[.E9]+[.F9]" table:style-name="ce97">
            <text:p>-<text:s/></text:p>
          </table:table-cell>
          <table:table-cell table:number-columns-repeated="3" table:style-name="ce17"/>
          <table:table-cell office:value-type="float" office:value="0" table:style-name="ce18">
            <text:p>-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19">
            <text:p>1-2-1-01-01-001</text:p>
          </table:table-cell>
          <table:table-cell office:value-type="string" table:style-name="ce15">
            <text:p>INVENTARIO EN TRANSITO</text:p>
          </table:table-cell>
          <table:table-cell office:value-type="string" table:number-columns-spanned="1" table:number-rows-spanned="3" table:style-name="ce135">
            <text:p>Movimientos</text:p>
          </table:table-cell>
          <table:table-cell office:value-type="float" office:value="156890.82999999999" table:style-name="ce98">
            <text:p><text:s/>156.891<text:s/></text:p>
          </table:table-cell>
          <table:table-cell office:value-type="float" office:value="48463.81" table:style-name="ce99">
            <text:p><text:s/>48.464<text:s/></text:p>
          </table:table-cell>
          <table:table-cell office:value-type="float" office:value="127794.93" table:style-name="ce99">
            <text:p><text:s/>127.795<text:s/></text:p>
          </table:table-cell>
          <table:table-cell office:value-type="float" office:value="77559.709999999992" table:formula="of:=[.D10]+[.E10]-[.F10]" table:style-name="ce100">
            <text:p><text:s/>77.560<text:s/></text:p>
          </table:table-cell>
          <table:table-cell office:value-type="string" table:style-name="ce21">
            <text:p>1-2-1-01-01-001</text:p>
          </table:table-cell>
          <table:table-cell office:value-type="string" table:style-name="ce22">
            <text:p>INVENTARIO EN TRANSITO<text:s/></text:p>
          </table:table-cell>
          <table:table-cell office:value-type="float" office:value="80964.009999999995" table:style-name="ce20">
            <text:p><text:s/>80964<text:s/></text:p>
          </table:table-cell>
          <table:table-cell office:value-type="float" office:value="-3404.3000000000029" table:formula="of:=[.G10]-[.J10]" table:style-name="ce23">
            <text:p>-3404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19">
            <text:p>1-2-1-01-01-002</text:p>
          </table:table-cell>
          <table:table-cell office:value-type="string" table:style-name="ce15">
            <text:p>INVENTARIO GUAYAQUIL</text:p>
          </table:table-cell>
          <table:covered-table-cell/>
          <table:table-cell office:value-type="float" office:value="0" table:style-name="ce98">
            <text:p>-00<text:s/></text:p>
          </table:table-cell>
          <table:table-cell office:value-type="float" office:value="127794.93" table:style-name="ce99">
            <text:p><text:s/>127.795<text:s/></text:p>
          </table:table-cell>
          <table:table-cell office:value-type="float" office:value="127794.93" table:style-name="ce99">
            <text:p><text:s/>127.795<text:s/></text:p>
          </table:table-cell>
          <table:table-cell office:value-type="float" office:value="0" table:formula="of:=[.D11]+[.E11]-[.F11]" table:style-name="ce100">
            <text:p>-00<text:s/></text:p>
          </table:table-cell>
          <table:table-cell office:value-type="string" table:style-name="ce21">
            <text:p>1-2-1-01-01-002</text:p>
          </table:table-cell>
          <table:table-cell office:value-type="string" table:style-name="ce22">
            <text:p>INVENTARIO GUAYAQUIL</text:p>
          </table:table-cell>
          <table:table-cell office:value-type="float" office:value="0" table:style-name="ce20">
            <text:p>-00<text:s/></text:p>
          </table:table-cell>
          <table:table-cell office:value-type="float" office:value="0" table:formula="of:=[.G11]-[.J11]" table:style-name="ce23">
            <text:p>-00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19">
            <text:p>1-2-1-02-01-001</text:p>
          </table:table-cell>
          <table:table-cell office:value-type="string" table:style-name="ce15">
            <text:p>TRAMITES DESADUANIZACION</text:p>
          </table:table-cell>
          <table:covered-table-cell/>
          <table:table-cell office:value-type="float" office:value="1481.24" table:style-name="ce98">
            <text:p><text:s/>1.481<text:s/></text:p>
          </table:table-cell>
          <table:table-cell office:value-type="float" office:value="15872.91" table:style-name="ce99">
            <text:p><text:s/>15.873<text:s/></text:p>
          </table:table-cell>
          <table:table-cell office:value-type="float" office:value="15869.91" table:style-name="ce99">
            <text:p><text:s/>15.870<text:s/></text:p>
          </table:table-cell>
          <table:table-cell office:value-type="float" office:value="1484.2400000000016" table:formula="of:=[.D12]+[.E12]-[.F12]" table:style-name="ce100">
            <text:p><text:s/>1.484<text:s/></text:p>
          </table:table-cell>
          <table:table-cell office:value-type="string" table:style-name="ce21">
            <text:p>1-2-1-02-01-001</text:p>
          </table:table-cell>
          <table:table-cell office:value-type="string" table:style-name="ce22">
            <text:p>TRAMITES DESADUANIZACION</text:p>
          </table:table-cell>
          <table:table-cell office:value-type="float" office:value="750" table:style-name="ce20">
            <text:p><text:s/>750<text:s/></text:p>
          </table:table-cell>
          <table:table-cell office:value-type="float" office:value="734.2400000000016" table:formula="of:=[.G12]-[.J12]" table:style-name="ce23">
            <text:p><text:s/>734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19">
            <text:p>1-2-1-02-01-002</text:p>
          </table:table-cell>
          <table:table-cell office:value-type="string" table:style-name="ce15">
            <text:p>EVERCEED</text:p>
          </table:table-cell>
          <table:table-cell table:style-name="ce91"/>
          <table:table-cell office:value-type="float" office:value="0.8" table:style-name="ce98">
            <text:p><text:s/>1<text:s/></text:p>
          </table:table-cell>
          <table:table-cell office:value-type="float" office:value="14400" table:style-name="ce99">
            <text:p><text:s/>14.400<text:s/></text:p>
          </table:table-cell>
          <table:table-cell office:value-type="float" office:value="0" table:style-name="ce99">
            <text:p>-00<text:s/></text:p>
          </table:table-cell>
          <table:table-cell office:value-type="float" office:value="14400.8" table:formula="of:=[.D13]+[.E13]-[.F13]" table:style-name="ce100">
            <text:p><text:s/>14.401<text:s/></text:p>
          </table:table-cell>
          <table:table-cell office:value-type="string" table:style-name="ce21">
            <text:p>1-2-1-02-01-002</text:p>
          </table:table-cell>
          <table:table-cell office:value-type="string" table:style-name="ce22">
            <text:p>EVERCEED</text:p>
          </table:table-cell>
          <table:table-cell office:value-type="float" office:value="0" table:style-name="ce20">
            <text:p>-00<text:s/></text:p>
          </table:table-cell>
          <table:table-cell office:value-type="float" office:value="14400.8" table:formula="of:=[.G13]-[.J13]" table:style-name="ce23">
            <text:p><text:s/>14401<text:s/></text:p>
          </table:table-cell>
          <table:table-cell table:number-columns-repeated="46" table:style-name="ce2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24"/>
          <table:table-cell table:style-name="ce15"/>
          <table:table-cell table:style-name="ce27"/>
          <table:table-cell table:style-name="ce98"/>
          <table:table-cell table:number-columns-repeated="2" table:style-name="ce99"/>
          <table:table-cell table:style-name="ce100"/>
          <table:table-cell table:style-name="ce21"/>
          <table:table-cell table:style-name="ce22"/>
          <table:table-cell table:style-name="ce17"/>
          <table:table-cell office:value-type="float" office:value="0" table:formula="of:=[.G14]-[.J14]" table:style-name="ce18">
            <text:p>-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number-columns-repeated="2" table:style-name="ce15"/>
          <table:table-cell table:style-name="ce92"/>
          <table:table-cell table:style-name="ce98"/>
          <table:table-cell table:number-columns-repeated="2" table:style-name="ce99"/>
          <table:table-cell table:style-name="ce100"/>
          <table:table-cell table:style-name="ce21"/>
          <table:table-cell table:number-columns-repeated="2" table:style-name="ce17"/>
          <table:table-cell office:value-type="float" office:value="0" table:formula="of:=[.G15]-[.J15]" table:style-name="ce18">
            <text:p>-<text:s/></text:p>
          </table:table-cell>
          <table:table-cell table:number-columns-repeated="46" table:style-name="ce6"/>
          <table:table-cell table:number-columns-repeated="4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28"/>
          <table:table-cell office:value-type="string" table:style-name="ce29">
            <text:p>Total</text:p>
          </table:table-cell>
          <table:table-cell table:style-name="ce29"/>
          <table:table-cell office:value-type="float" office:value="158372.86999999997" table:formula="of:=SUM([.D9:.D15])" table:style-name="ce101">
            <text:p><text:s/>158.373<text:s/></text:p>
          </table:table-cell>
          <table:table-cell office:value-type="float" office:value="206531.65" table:formula="of:=SUM([.E9:.E15])" table:style-name="ce102">
            <text:p><text:s/>206.532<text:s/></text:p>
          </table:table-cell>
          <table:table-cell office:value-type="float" office:value="271459.76999999996" table:formula="of:=SUM([.F9:.F15])" table:style-name="ce102">
            <text:p><text:s/>271.460<text:s/></text:p>
          </table:table-cell>
          <table:table-cell office:value-type="float" office:value="93444.75" table:formula="of:=[.D16]+[.E16]-[.F16]" table:style-name="ce103">
            <text:p><text:s/>93.445<text:s/></text:p>
          </table:table-cell>
          <table:table-cell table:style-name="ce93"/>
          <table:table-cell table:style-name="ce28"/>
          <table:table-cell office:value-type="float" office:value="81714.009999999995" table:formula="of:=SUM([.J9:.J15])" table:style-name="ce30">
            <text:p><text:s/>81714<text:s/></text:p>
          </table:table-cell>
          <table:table-cell office:value-type="float" office:value="11730.739999999998" table:formula="of:=SUM([.K9:.K15])" table:style-name="ce31">
            <text:p><text:s/>11731<text:s/></text:p>
          </table:table-cell>
          <table:table-cell table:number-columns-repeated="1009" table:style-name="ce32"/>
          <table:table-cell table:number-columns-repeated="15364"/>
        </table:table-row>
        <table:table-row table:style-name="ro4">
          <table:table-cell table:number-columns-repeated="16384"/>
        </table:table-row>
        <table:table-row table:style-name="ro2">
          <table:table-cell table:style-name="ce8"/>
          <table:table-cell table:number-columns-repeated="2" table:style-name="ce33"/>
          <table:table-cell office:value-type="string" table:style-name="ce34">
            <text:p>Saldo al</text:p>
          </table:table-cell>
          <table:table-cell office:value-type="string" table:style-name="ce35">
            <text:p>Saldo al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36">
            <text:p>Nota a los estados financieros:</text:p>
          </table:table-cell>
          <table:table-cell table:style-name="ce36"/>
          <table:table-cell office:value-type="date" office:date-value="2020-12-31T00:00:00" table:style-name="ce37">
            <text:p>31/12/2020</text:p>
          </table:table-cell>
          <table:table-cell office:value-type="date" office:date-value="2019-12-31T00:00:00" table:style-name="ce38">
            <text:p>31/12/2019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table:number-columns-repeated="2" table:style-name="ce39"/>
          <table:table-cell table:style-name="ce106"/>
          <table:table-cell table:style-name="ce105"/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111">
            <text:p>Inventarios:</text:p>
          </table:table-cell>
          <table:table-cell table:style-name="ce104"/>
          <table:table-cell table:style-name="ce107"/>
          <table:table-cell table:style-name="ce94"/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40">
            <text:p>Mercaderías en transito</text:p>
          </table:table-cell>
          <table:table-cell table:style-name="ce104"/>
          <table:table-cell office:value-type="float" office:value="93444.75" table:formula="of:=+[.G16]" table:style-name="ce107">
            <text:p><text:s/>93.445<text:s/></text:p>
          </table:table-cell>
          <table:table-cell office:value-type="float" office:value="81714.009999999995" table:formula="of:=+[.J16]" table:style-name="ce94">
            <text:p><text:s/>81.714<text:s/>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table:style-name="ce40"/>
          <table:table-cell table:style-name="ce104"/>
          <table:table-cell table:style-name="ce107"/>
          <table:table-cell table:style-name="ce94"/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style-name="ce8"/>
          <table:table-cell office:value-type="string" table:style-name="ce41">
            <text:p>Total</text:p>
          </table:table-cell>
          <table:table-cell table:style-name="ce41"/>
          <table:table-cell office:value-type="float" office:value="93444.75" table:formula="of:=+[.D21]+[.D22]" table:style-name="ce108">
            <text:p><text:s/>93.445<text:s/></text:p>
          </table:table-cell>
          <table:table-cell office:value-type="float" office:value="81714.009999999995" table:formula="of:=+[.E21]+[.E22]" table:style-name="ce95">
            <text:p><text:s/>81.714<text:s/></text:p>
          </table:table-cell>
          <table:table-cell table:number-columns-repeated="56" table:style-name="ce8"/>
          <table:table-cell table:number-columns-repeated="963" table:style-name="ce7"/>
          <table:table-cell table:number-columns-repeated="15360"/>
        </table:table-row>
        <table:table-row table:style-name="ro4">
          <table:table-cell table:number-columns-repeated="16384"/>
        </table:table-row>
        <table:table-row table:style-name="ro2">
          <table:table-cell office:value-type="string" table:style-name="ce42">
            <text:p>Fuente:</text:p>
          </table:table-cell>
          <table:table-cell table:number-columns-repeated="14" table:style-name="ce43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44">
            <text:p>Estados Financieros de la compañía y mayor geneneral</text:p>
          </table:table-cell>
          <table:table-cell table:number-columns-repeated="14" table:style-name="ce44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table:number-columns-repeated="15" table:style-name="ce44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45">
            <text:p>Trabajo realizado:</text:p>
          </table:table-cell>
          <table:table-cell table:number-columns-repeated="14" table:style-name="ce44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44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44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44">
            <text:p>Identificar las principales variaciones de los saldos.</text:p>
          </table:table-cell>
          <table:table-cell table:number-columns-repeated="14" table:style-name="ce44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number-rows-repeated="2" table:style-name="ro2">
          <table:table-cell table:number-columns-repeated="15" table:style-name="ce44"/>
          <table:table-cell table:number-columns-repeated="46" table:style-name="ce8"/>
          <table:table-cell table:number-columns-repeated="963" table:style-name="ce7"/>
          <table:table-cell table:number-columns-repeated="15360"/>
        </table:table-row>
        <table:table-row table:style-name="ro2">
          <table:table-cell office:value-type="string" table:style-name="ce46">
            <text:p>Conclusiones (A ser completado por el Auditor a cargo del compromiso):</text:p>
          </table:table-cell>
          <table:table-cell table:number-columns-repeated="14" table:style-name="ce44"/>
          <table:table-cell table:number-columns-repeated="46" table:style-name="ce8"/>
          <table:table-cell table:number-columns-repeated="963" table:style-name="ce7"/>
          <table:table-cell table:number-columns-repeated="15360" table:style-name="ce1"/>
        </table:table-row>
        <table:table-row table:style-name="ro2">
          <table:table-cell office:value-type="string" table:style-name="ce44">
            <text:p>Como resultado del examen realizado concluimos que el saldo de inventarios al 31 de diciembre del 2020 es razonable.</text:p>
          </table:table-cell>
          <table:table-cell table:number-columns-repeated="14" table:style-name="ce44"/>
          <table:table-cell table:number-columns-repeated="46" table:style-name="ce8"/>
          <table:table-cell table:number-columns-repeated="963" table:style-name="ce7"/>
          <table:table-cell table:number-columns-repeated="15360" table:style-name="ce1"/>
        </table:table-row>
        <table:table-row table:number-rows-repeated="83" table:style-name="ro2">
          <table:table-cell table:number-columns-repeated="15" table:style-name="ce44"/>
          <table:table-cell table:number-columns-repeated="46" table:style-name="ce8"/>
          <table:table-cell table:number-columns-repeated="963" table:style-name="ce7"/>
          <table:table-cell table:number-columns-repeated="15360" table:style-name="ce1"/>
        </table:table-row>
        <table:table-row table:number-rows-repeated="2" table:style-name="ro2">
          <table:table-cell table:number-columns-repeated="1020" table:style-name="ce8"/>
          <table:table-cell table:number-columns-repeated="4" table:style-name="ce7"/>
          <table:table-cell table:number-columns-repeated="15360"/>
        </table:table-row>
        <table:table-row table:number-rows-repeated="1048456" table:style-name="ro4">
          <table:table-cell table:number-columns-repeated="16384"/>
        </table:table-row>
      </table:table>
      <table:table table:name="Movimientos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54"/>
        <table:table-column table:style-name="co15" table:default-cell-style-name="ce54"/>
        <table:table-column table:style-name="co14" table:default-cell-style-name="ce54"/>
        <table:table-column table:style-name="co16" table:default-cell-style-name="ce54"/>
        <table:table-column table:style-name="co17" table:default-cell-style-name="ce1"/>
        <table:table-column table:style-name="co18" table:default-cell-style-name="ce1"/>
        <table:table-column table:style-name="co11" table:number-columns-repeated="16375" table:default-cell-style-name="ce1"/>
        <table:table-row table:style-name="ro5">
          <table:table-cell office:value-type="string" table:style-name="ce53">
            <text:p>SERVICIOS TELCODATA S.A.</text:p>
          </table:table-cell>
          <table:table-cell table:style-name="ce1"/>
          <table:table-cell table:number-columns-repeated="5" table:style-name="ce54"/>
          <table:table-cell table:number-columns-repeated="16377" table:style-name="ce1"/>
        </table:table-row>
        <table:table-row table:style-name="ro5">
          <table:table-cell office:value-type="string" table:style-name="ce55">
            <text:p>RESUMEN DE MOVIMIENTOS EN LAS CUENTAS DE INVENTARIOS</text:p>
          </table:table-cell>
          <table:table-cell table:style-name="ce1"/>
          <table:table-cell table:number-columns-repeated="5" table:style-name="ce54"/>
          <table:table-cell table:number-columns-repeated="16377" table:style-name="ce1"/>
        </table:table-row>
        <table:table-row table:style-name="ro5">
          <table:table-cell office:value-type="string" table:style-name="ce55">
            <text:p>Al 31 de diciembre del 2020</text:p>
          </table:table-cell>
          <table:table-cell table:style-name="ce1"/>
          <table:table-cell table:number-columns-repeated="5" table:style-name="ce54"/>
          <table:table-cell table:number-columns-repeated="16377" table:style-name="ce1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2" table:style-name="ce1"/>
          <table:table-cell office:value-type="string" table:style-name="ce56">
            <text:p>1-2-1-01-01-001</text:p>
          </table:table-cell>
          <table:table-cell office:value-type="string" table:style-name="ce56">
            <text:p>1-2-1-01-01-002</text:p>
          </table:table-cell>
          <table:table-cell office:value-type="string" table:style-name="ce57">
            <text:p>1-2-1-02-01-001</text:p>
          </table:table-cell>
          <table:table-cell office:value-type="string" table:style-name="ce57">
            <text:p>1-2-1-02-01-002</text:p>
          </table:table-cell>
          <table:table-cell table:style-name="ce58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59"/>
          <table:table-cell office:value-type="string" table:style-name="ce60">
            <text:p>Tramites</text:p>
          </table:table-cell>
          <table:table-cell table:number-columns-repeated="2" table:style-name="ce59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61">
            <text:p>En transito</text:p>
          </table:table-cell>
          <table:table-cell office:value-type="string" table:style-name="ce61">
            <text:p>Guayaquil</text:p>
          </table:table-cell>
          <table:table-cell office:value-type="string" table:style-name="ce60">
            <text:p>desaduanizacion</text:p>
          </table:table-cell>
          <table:table-cell office:value-type="string" table:style-name="ce61">
            <text:p>Everxceed</text:p>
          </table:table-cell>
          <table:table-cell office:value-type="string" table:style-name="ce61">
            <text:p>TOTAL</text:p>
          </table:table-cell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62">
            <text:p>Saldo inicial (1/1/20)</text:p>
          </table:table-cell>
          <table:table-cell office:value-type="float" office:value="80964.009999999995" table:formula="of:=+[Mayor.C4]" table:style-name="ce63">
            <text:p>80.964,01</text:p>
          </table:table-cell>
          <table:table-cell table:style-name="ce63"/>
          <table:table-cell office:value-type="float" office:value="750" table:style-name="ce63">
            <text:p>750,00</text:p>
          </table:table-cell>
          <table:table-cell table:style-name="ce63"/>
          <table:table-cell office:value-type="float" office:value="81714.009999999995" table:formula="of:=SUM([.C8:.F8])" table:style-name="ce63">
            <text:p>81.714,01</text:p>
          </table:table-cell>
          <table:table-cell table:style-name="ce1"/>
          <table:table-cell office:value-type="string" table:style-name="ce112">
            <text:p>RESUMEN:</text:p>
          </table:table-cell>
          <table:table-cell table:number-columns-repeated="3" table:style-name="ce113"/>
          <table:table-cell table:style-name="ce118"/>
          <table:table-cell table:number-columns-repeated="16371"/>
        </table:table-row>
        <table:table-row table:style-name="ro2">
          <table:table-cell table:style-name="ce1"/>
          <table:table-cell table:style-name="ce64"/>
          <table:table-cell table:number-columns-repeated="5" table:style-name="ce65"/>
          <table:table-cell table:style-name="ce1"/>
          <table:table-cell table:style-name="ce114"/>
          <table:table-cell table:number-columns-repeated="3" table:style-name="ce115"/>
          <table:table-cell table:style-name="ce119"/>
          <table:table-cell table:number-columns-repeated="16371"/>
        </table:table-row>
        <table:table-row table:style-name="ro2">
          <table:table-cell table:style-name="ce1"/>
          <table:table-cell office:value-type="string" table:style-name="ce64">
            <text:p>Ordenes de compra</text:p>
          </table:table-cell>
          <table:table-cell office:value-type="float" office:value="-355524.63" table:formula="of:=-[Mayor.J1]+[Mayor.J2]" table:style-name="ce65">
            <text:p>-355.524,63</text:p>
          </table:table-cell>
          <table:table-cell table:style-name="ce65"/>
          <table:table-cell office:value-type="float" office:value="-16624.88" table:formula="of:=-SUM([Mayor.D119])+[Mayor.D151]+[Mayor.D161]+[Mayor.D162]+[Mayor.D164]" table:style-name="ce65">
            <text:p>-16.624,88</text:p>
          </table:table-cell>
          <table:table-cell office:value-type="float" office:value="97949.390000000014" table:formula="of:=+[Mayor.D188]+[Mayor.D189]" table:style-name="ce65">
            <text:p>97.949,39</text:p>
          </table:table-cell>
          <table:table-cell office:value-type="float" office:value="-274200.12" table:formula="of:=SUM([.C10:.F10])" table:style-name="ce65">
            <text:p>-274.200,12</text:p>
          </table:table-cell>
          <table:table-cell table:style-name="ce1"/>
          <table:table-cell office:value-type="string" table:style-name="ce114">
            <text:p>Saldo inicial de inventarios</text:p>
          </table:table-cell>
          <table:table-cell table:number-columns-repeated="3" table:style-name="ce115"/>
          <table:table-cell office:value-type="float" office:value="81714.009999999995" table:formula="of:=+[.G8]" table:style-name="ce120">
            <text:p>81.714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64">
            <text:p>N/D por gastos de importacion</text:p>
          </table:table-cell>
          <table:table-cell office:value-type="float" office:value="168364" table:formula="of:=156890+11474" table:style-name="ce65">
            <text:p>168.364,00</text:p>
          </table:table-cell>
          <table:table-cell table:number-columns-repeated="3" table:style-name="ce65"/>
          <table:table-cell office:value-type="float" office:value="168364" table:formula="of:=SUM([.C11:.F11])" table:style-name="ce65">
            <text:p>168.364,00</text:p>
          </table:table-cell>
          <table:table-cell table:style-name="ce1"/>
          <table:table-cell table:style-name="ce114"/>
          <table:table-cell table:number-columns-repeated="3" table:style-name="ce115"/>
          <table:table-cell table:style-name="ce119"/>
          <table:table-cell table:number-columns-repeated="16371"/>
        </table:table-row>
        <table:table-row table:style-name="ro2">
          <table:table-cell table:style-name="ce1"/>
          <table:table-cell office:value-type="string" table:style-name="ce64">
            <text:p>Modulo de cuentas por pagar</text:p>
          </table:table-cell>
          <table:table-cell office:value-type="float" office:value="263086.5" table:formula="of:=+[Mayor.E25]+[Mayor.E39]+[Mayor.E91]" table:style-name="ce65">
            <text:p>263.086,50</text:p>
          </table:table-cell>
          <table:table-cell table:style-name="ce65"/>
          <table:table-cell office:value-type="float" office:value="16206.89" table:formula="of:=SUM([Mayor.E119])" table:style-name="ce65">
            <text:p>16.206,89</text:p>
          </table:table-cell>
          <table:table-cell office:value-type="float" office:value="159981.09999999998" table:formula="of:=+[Mayor.D167]-[Mayor.D188]-[Mayor.D189]" table:style-name="ce65">
            <text:p>159.981,10</text:p>
          </table:table-cell>
          <table:table-cell office:value-type="float" office:value="439274.49" table:formula="of:=SUM([.C12:.F12])" table:style-name="ce65">
            <text:p>439.274,49</text:p>
          </table:table-cell>
          <table:table-cell table:style-name="ce1"/>
          <table:table-cell office:value-type="string" table:style-name="ce114">
            <text:p>Compras del periodo</text:p>
          </table:table-cell>
          <table:table-cell table:number-columns-repeated="3" table:style-name="ce115"/>
          <table:table-cell office:value-type="float" office:value="403796" table:style-name="ce121">
            <text:p><text:s/>403.796<text:s/>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64">
            <text:p>Registro de importaciones</text:p>
          </table:table-cell>
          <table:table-cell table:style-name="ce65"/>
          <table:table-cell office:value-type="float" office:value="264271.33" table:formula="of:=SUM([Mayor.E96:.E116])" table:style-name="ce65">
            <text:p>264.271,33</text:p>
          </table:table-cell>
          <table:table-cell table:number-columns-repeated="2" table:style-name="ce65"/>
          <table:table-cell office:value-type="float" office:value="264271.33" table:formula="of:=SUM([.C13:.F13])" table:style-name="ce65">
            <text:p>264.271,33</text:p>
          </table:table-cell>
          <table:table-cell table:style-name="ce1"/>
          <table:table-cell table:style-name="ce114"/>
          <table:table-cell table:number-columns-repeated="3" table:style-name="ce115"/>
          <table:table-cell table:style-name="ce119"/>
          <table:table-cell table:number-columns-repeated="16371"/>
        </table:table-row>
        <table:table-row table:style-name="ro2">
          <table:table-cell table:style-name="ce1"/>
          <table:table-cell office:value-type="string" table:style-name="ce64">
            <text:p>Costo de ventas</text:p>
          </table:table-cell>
          <table:table-cell table:style-name="ce65"/>
          <table:table-cell office:value-type="float" office:value="-264271.33" table:formula="of:=-SUM([Mayor.D96:.D116])" table:style-name="ce65">
            <text:p>-264.271,33</text:p>
          </table:table-cell>
          <table:table-cell table:number-columns-repeated="2" table:style-name="ce65"/>
          <table:table-cell office:value-type="float" office:value="-264271.33" table:formula="of:=SUM([.C14:.F14])" table:style-name="ce65">
            <text:p>-264.271,33</text:p>
          </table:table-cell>
          <table:table-cell table:style-name="ce1"/>
          <table:table-cell office:value-type="string" table:style-name="ce114">
            <text:p>Costo de ventas</text:p>
          </table:table-cell>
          <table:table-cell table:number-columns-repeated="3" table:style-name="ce115"/>
          <table:table-cell office:value-type="float" office:value="-392066" table:style-name="ce122">
            <text:p>-392.066<text:s/></text:p>
          </table:table-cell>
          <table:table-cell table:number-columns-repeated="16371"/>
        </table:table-row>
        <table:table-row table:style-name="ro2">
          <table:table-cell table:style-name="ce1"/>
          <table:table-cell office:value-type="string" table:style-name="ce64">
            <text:p>Pagos</text:p>
          </table:table-cell>
          <table:table-cell table:number-columns-repeated="2" table:style-name="ce65"/>
          <table:table-cell table:style-name="ce59"/>
          <table:table-cell office:value-type="float" office:value="-257929.69" table:formula="of:=-[Mayor.E167]" table:style-name="ce65">
            <text:p>-257.929,69</text:p>
          </table:table-cell>
          <table:table-cell office:value-type="float" office:value="-257929.69" table:formula="of:=SUM([.C15:.F15])" table:style-name="ce65">
            <text:p>-257.929,69</text:p>
          </table:table-cell>
          <table:table-cell table:style-name="ce1"/>
          <table:table-cell table:style-name="ce114"/>
          <table:table-cell table:number-columns-repeated="3" table:style-name="ce115"/>
          <table:table-cell table:style-name="ce119"/>
          <table:table-cell table:number-columns-repeated="16371"/>
        </table:table-row>
        <table:table-row table:style-name="ro2">
          <table:table-cell table:style-name="ce1"/>
          <table:table-cell office:value-type="string" table:style-name="ce64">
            <text:p>Otros</text:p>
          </table:table-cell>
          <table:table-cell table:number-columns-repeated="2" table:style-name="ce65"/>
          <table:table-cell office:value-type="float" office:value="1149" table:formula="of:=1481-332" table:style-name="ce65">
            <text:p>1.149,00</text:p>
          </table:table-cell>
          <table:table-cell table:style-name="ce65"/>
          <table:table-cell office:value-type="float" office:value="1149" table:formula="of:=SUM([.C16:.F16])" table:style-name="ce65">
            <text:p>1.149,00</text:p>
          </table:table-cell>
          <table:table-cell table:style-name="ce1"/>
          <table:table-cell office:value-type="string" table:style-name="ce116">
            <text:p>Saldo final de inventarios</text:p>
          </table:table-cell>
          <table:table-cell table:number-columns-repeated="3" table:style-name="ce117"/>
          <table:table-cell office:value-type="float" office:value="93444.010000000009" table:formula="of:=SUM([.M10:.M15])" table:style-name="ce123">
            <text:p>93.444</text:p>
          </table:table-cell>
          <table:table-cell table:number-columns-repeated="16371"/>
        </table:table-row>
        <table:table-row table:style-name="ro2">
          <table:table-cell/>
          <table:table-cell table:style-name="ce64"/>
          <table:table-cell table:number-columns-repeated="5" table:style-name="ce65"/>
          <table:table-cell table:number-columns-repeated="16377" table:style-name="ce1"/>
        </table:table-row>
        <table:table-row table:style-name="ro2">
          <table:table-cell/>
          <table:table-cell office:value-type="string" table:style-name="ce66">
            <text:p>Saldo final (31/10/20)</text:p>
          </table:table-cell>
          <table:table-cell office:value-type="float" office:value="156889.88" table:formula="of:=SUM([.C8:.C17])" table:style-name="ce67">
            <text:p>156.889,88</text:p>
          </table:table-cell>
          <table:table-cell office:value-type="float" office:value="0" table:formula="of:=SUM([.D8:.D17])" table:style-name="ce67">
            <text:p>0,00</text:p>
          </table:table-cell>
          <table:table-cell office:value-type="float" office:value="1481.0099999999984" table:formula="of:=SUM([.E8:.E17])" table:style-name="ce67">
            <text:p>1.481,01</text:p>
          </table:table-cell>
          <table:table-cell office:value-type="float" office:value="0.79999999998835847" table:formula="of:=SUM([.F8:.F17])" table:style-name="ce67">
            <text:p>0,80</text:p>
          </table:table-cell>
          <table:table-cell office:value-type="float" office:value="158371.68999999994" table:formula="of:=SUM([.G8:.G17])" table:style-name="ce67">
            <text:p>158.371,69</text:p>
          </table:table-cell>
          <table:table-cell table:style-name="ce1"/>
          <table:table-cell office:value-type="string" table:style-name="ce1">
            <text:p>EXAMEN REALIZADO: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68"/>
          <table:table-cell table:number-columns-repeated="5" table:style-name="ce63"/>
          <table:table-cell table:number-columns-repeated="2" table:style-name="ce1"/>
          <table:table-cell office:value-type="string" table:style-name="ce1">
            <text:p>Saldo inicial de acuerdo con papeles de trabajo de auditoria anio anterior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69">
            <text:p>Ordenes de compra</text:p>
          </table:table-cell>
          <table:table-cell office:value-type="float" office:value="-127794.93" table:style-name="ce65">
            <text:p>-127.794,93</text:p>
          </table:table-cell>
          <table:table-cell table:style-name="ce65"/>
          <table:table-cell office:value-type="float" office:value="-15869.91" table:style-name="ce65">
            <text:p>-15.869,91</text:p>
          </table:table-cell>
          <table:table-cell office:value-type="float" office:value="0" table:style-name="ce1">
            <text:p>0</text:p>
          </table:table-cell>
          <table:table-cell office:value-type="float" office:value="-143664.84" table:formula="of:=SUM([.C20:.F20])" table:style-name="ce65">
            <text:p>-143.664,84</text:p>
          </table:table-cell>
          <table:table-cell table:number-columns-repeated="2" table:style-name="ce1"/>
          <table:table-cell office:value-type="string" table:style-name="ce1">
            <text:p>Costo de ventas probado en la pestana adjunta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69">
            <text:p>N/D por gastos de importacion</text:p>
          </table:table-cell>
          <table:table-cell office:value-type="float" office:value="27492.81" table:style-name="ce65">
            <text:p>27.492,81</text:p>
          </table:table-cell>
          <table:table-cell table:number-columns-repeated="3" table:style-name="ce65"/>
          <table:table-cell office:value-type="float" office:value="27492.81" table:formula="of:=SUM([.C21:.F21])" table:style-name="ce65">
            <text:p>27.492,81</text:p>
          </table:table-cell>
          <table:table-cell table:number-columns-repeated="2" table:style-name="ce1"/>
          <table:table-cell office:value-type="string" table:style-name="ce1">
            <text:p>Saldo final del inventario examinado en pestana adjunta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69">
            <text:p>Modulo de cuentas por pagar</text:p>
          </table:table-cell>
          <table:table-cell office:value-type="float" office:value="0" table:style-name="ce65">
            <text:p>0,00</text:p>
          </table:table-cell>
          <table:table-cell table:style-name="ce65"/>
          <table:table-cell office:value-type="float" office:value="15869.91" table:style-name="ce65">
            <text:p>15.869,91</text:p>
          </table:table-cell>
          <table:table-cell office:value-type="float" office:value="14400" table:style-name="ce65">
            <text:p>14.400,00</text:p>
          </table:table-cell>
          <table:table-cell office:value-type="float" office:value="30269.91" table:formula="of:=SUM([.C22:.F22])" table:style-name="ce65">
            <text:p>30.269,91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9">
            <text:p>Registro de importaciones</text:p>
          </table:table-cell>
          <table:table-cell office:value-type="float" office:value="5632.54" table:style-name="ce65">
            <text:p>5.632,54</text:p>
          </table:table-cell>
          <table:table-cell office:value-type="float" office:value="127794.93" table:style-name="ce65">
            <text:p>127.794,93</text:p>
          </table:table-cell>
          <table:table-cell table:number-columns-repeated="2" table:style-name="ce65"/>
          <table:table-cell office:value-type="float" office:value="133427.47" table:formula="of:=SUM([.C23:.F23])" table:style-name="ce65">
            <text:p>133.427,47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9">
            <text:p>Costo de ventas</text:p>
          </table:table-cell>
          <table:table-cell office:value-type="float" office:value="15338.46" table:style-name="ce1">
            <text:p>15338,46</text:p>
          </table:table-cell>
          <table:table-cell office:value-type="float" office:value="-127794.93" table:style-name="ce65">
            <text:p>-127.794,93</text:p>
          </table:table-cell>
          <table:table-cell table:number-columns-repeated="2" table:style-name="ce65"/>
          <table:table-cell office:value-type="float" office:value="-112456.47" table:formula="of:=SUM([.C24:.F24])" table:style-name="ce65">
            <text:p>-112.456,47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9">
            <text:p>Pagos</text:p>
          </table:table-cell>
          <table:table-cell table:number-columns-repeated="2" table:style-name="ce65"/>
          <table:table-cell table:style-name="ce59"/>
          <table:table-cell office:value-type="float" office:value="0" table:style-name="ce65">
            <text:p>0,00</text:p>
          </table:table-cell>
          <table:table-cell office:value-type="float" office:value="0" table:formula="of:=SUM([.C25:.F25])" table:style-name="ce65">
            <text:p>0,0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69">
            <text:p>Otros</text:p>
          </table:table-cell>
          <table:table-cell office:value-type="float" office:value="0" table:style-name="ce65">
            <text:p>0,00</text:p>
          </table:table-cell>
          <table:table-cell table:style-name="ce65"/>
          <table:table-cell office:value-type="float" office:value="3" table:style-name="ce65">
            <text:p>3,00</text:p>
          </table:table-cell>
          <table:table-cell table:style-name="ce65"/>
          <table:table-cell office:value-type="float" office:value="3" table:formula="of:=SUM([.C26:.F26])" table:style-name="ce65">
            <text:p>3,00</text:p>
          </table:table-cell>
          <table:table-cell table:number-columns-repeated="16377" table:style-name="ce1"/>
        </table:table-row>
        <table:table-row table:style-name="ro2">
          <table:table-cell/>
          <table:table-cell table:style-name="ce70"/>
          <table:table-cell table:number-columns-repeated="5" table:style-name="ce59"/>
          <table:table-cell table:number-columns-repeated="16377" table:style-name="ce1"/>
        </table:table-row>
        <table:table-row table:style-name="ro2">
          <table:table-cell/>
          <table:table-cell office:value-type="string" table:style-name="ce66">
            <text:p>Saldo final (31/12/20)</text:p>
          </table:table-cell>
          <table:table-cell office:value-type="float" office:value="77558.760000000009" table:formula="of:=SUM([.C18:.C27])" table:style-name="ce71">
            <text:p>77.558,76</text:p>
          </table:table-cell>
          <table:table-cell office:value-type="float" office:value="0" table:formula="of:=SUM([.D18:.D27])" table:style-name="ce71">
            <text:p>0,00</text:p>
          </table:table-cell>
          <table:table-cell office:value-type="float" office:value="1484.0099999999984" table:formula="of:=SUM([.E18:.E27])" table:style-name="ce71">
            <text:p>1.484,01</text:p>
          </table:table-cell>
          <table:table-cell office:value-type="float" office:value="14400.799999999988" table:formula="of:=SUM([.F18:.F27])" table:style-name="ce71">
            <text:p>14.400,80</text:p>
          </table:table-cell>
          <table:table-cell office:value-type="float" office:value="93443.569999999949" table:formula="of:=SUM([.G18:.G27])" table:style-name="ce71">
            <text:p>93.443,57</text:p>
          </table:table-cell>
          <table:table-cell table:number-columns-repeated="16377" table:style-name="ce1"/>
        </table:table-row>
        <table:table-row table:number-rows-repeated="1048548" table:style-name="ro4">
          <table:table-cell table:number-columns-repeated="16384"/>
        </table:table-row>
      </table:table>
      <table:table table:name="Costo_de_ventas" table:style-name="ta3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9" table:default-cell-style-name="ce1"/>
        <table:table-column table:style-name="co23" table:default-cell-style-name="ce1"/>
        <table:table-column table:style-name="co9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9" table:number-columns-repeated="1014" table:default-cell-style-name="ce1"/>
        <table:table-column table:style-name="co11" table:number-columns-repeated="15360" table:default-cell-style-name="ce1"/>
        <table:table-row table:style-name="ro5">
          <table:table-cell office:value-type="string" table:style-name="ce55">
            <text:p>SERVICIOS TELCODATA S.A.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55">
            <text:p>AUDITORIA DEL COSTO DE VEN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55">
            <text:p>Al 31 de diciembre del 202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124">
            <text:p>Fecha Fact.</text:p>
          </table:table-cell>
          <table:table-cell office:value-type="string" table:style-name="ce124">
            <text:p>Fact. #</text:p>
          </table:table-cell>
          <table:table-cell office:value-type="string" table:style-name="ce124">
            <text:p>Descripción</text:p>
          </table:table-cell>
          <table:table-cell office:value-type="string" table:style-name="ce124">
            <text:p>Base imp. IVA</text:p>
          </table:table-cell>
          <table:table-cell office:value-type="string" table:style-name="ce124">
            <text:p>IVA</text:p>
          </table:table-cell>
          <table:table-cell office:value-type="string" table:style-name="ce124">
            <text:p>Total Fact.</text:p>
          </table:table-cell>
          <table:table-cell table:style-name="ce1"/>
          <table:table-cell office:value-type="string" table:style-name="ce132">
            <text:p>COSTO DE VENTAS</text:p>
          </table:table-cell>
          <table:table-cell office:value-type="string" table:style-name="ce125">
            <text:p>MARGEN $</text:p>
          </table:table-cell>
          <table:table-cell office:value-type="string" table:style-name="ce125">
            <text:p>%</text:p>
          </table:table-cell>
          <table:table-cell table:number-columns-repeated="16374"/>
        </table:table-row>
        <table:table-row table:style-name="ro5">
          <table:table-cell office:value-type="date" office:date-value="2020-02-21T00:00:00" table:style-name="ce126">
            <text:p>21/2/2020</text:p>
          </table:table-cell>
          <table:table-cell office:value-type="float" office:value="4316" table:style-name="ce127">
            <text:p>4316</text:p>
          </table:table-cell>
          <table:table-cell office:value-type="string" table:style-name="ce127">
            <text:p>280 DRY BATTERY <text:s/>DM-12120 Y HR-1280</text:p>
          </table:table-cell>
          <table:table-cell office:value-type="float" office:value="61760" table:style-name="ce128">
            <text:p>61.760,00</text:p>
          </table:table-cell>
          <table:table-cell office:value-type="float" office:value="7411.2" table:style-name="ce54">
            <text:p>7.411,20</text:p>
          </table:table-cell>
          <table:table-cell office:value-type="float" office:value="69171.199999999997" table:style-name="ce128">
            <text:p>69.171,20</text:p>
          </table:table-cell>
          <table:table-cell table:style-name="ce1"/>
          <table:table-cell office:value-type="float" office:value="45288.46" table:style-name="ce133">
            <text:p><text:s/>45.288,46<text:s/></text:p>
          </table:table-cell>
          <table:table-cell office:value-type="float" office:value="16471.54" table:formula="of:=+[.D5]-[.H5]" table:style-name="ce54">
            <text:p>16.471,54</text:p>
          </table:table-cell>
          <table:table-cell office:value-type="percentage" office:value="0.36370280641028646" table:formula="of:=+[.I5]/[.H5]" table:style-name="ce129">
            <text:p>36%</text:p>
          </table:table-cell>
          <table:table-cell table:number-columns-repeated="16374"/>
        </table:table-row>
        <table:table-row table:style-name="ro5">
          <table:table-cell office:value-type="date" office:date-value="2020-03-16T00:00:00" table:style-name="ce126">
            <text:p>16/3/2020</text:p>
          </table:table-cell>
          <table:table-cell office:value-type="float" office:value="4317" table:style-name="ce127">
            <text:p>4317</text:p>
          </table:table-cell>
          <table:table-cell office:value-type="string" table:style-name="ce127">
            <text:p>320 DRY BATTERY <text:s/>DM-12120</text:p>
          </table:table-cell>
          <table:table-cell office:value-type="float" office:value="76800" table:style-name="ce128">
            <text:p>76.800,00</text:p>
          </table:table-cell>
          <table:table-cell office:value-type="float" office:value="9216" table:style-name="ce54">
            <text:p>9.216,00</text:p>
          </table:table-cell>
          <table:table-cell office:value-type="float" office:value="86016" table:style-name="ce128">
            <text:p>86.016,00</text:p>
          </table:table-cell>
          <table:table-cell table:style-name="ce1"/>
          <table:table-cell office:value-type="float" office:value="51758.26" table:style-name="ce133">
            <text:p><text:s/>51.758,26<text:s/></text:p>
          </table:table-cell>
          <table:table-cell office:value-type="float" office:value="25041.739999999998" table:formula="of:=+[.D6]-[.H6]" table:style-name="ce54">
            <text:p>25.041,74</text:p>
          </table:table-cell>
          <table:table-cell office:value-type="percentage" office:value="0.48382113309064095" table:formula="of:=+[.I6]/[.H6]" table:style-name="ce129">
            <text:p>48%</text:p>
          </table:table-cell>
          <table:table-cell table:number-columns-repeated="16374"/>
        </table:table-row>
        <table:table-row table:style-name="ro5">
          <table:table-cell office:value-type="date" office:date-value="2020-06-23T00:00:00" table:style-name="ce130">
            <text:p>23/6/2020</text:p>
          </table:table-cell>
          <table:table-cell office:value-type="float" office:value="4319" table:style-name="ce127">
            <text:p>4319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54">
            <text:p>47.000,00</text:p>
          </table:table-cell>
          <table:table-cell office:value-type="float" office:value="5640" table:style-name="ce54">
            <text:p>5.640,00</text:p>
          </table:table-cell>
          <table:table-cell office:value-type="float" office:value="52640" table:style-name="ce54">
            <text:p>52.640,00</text:p>
          </table:table-cell>
          <table:table-cell table:style-name="ce1"/>
          <table:table-cell office:value-type="float" office:value="30253.39" table:style-name="ce133">
            <text:p><text:s/>30.253,39<text:s/></text:p>
          </table:table-cell>
          <table:table-cell office:value-type="float" office:value="16746.61" table:formula="of:=+[.D7]-[.H7]" table:style-name="ce54">
            <text:p>16.746,61</text:p>
          </table:table-cell>
          <table:table-cell office:value-type="percentage" office:value="0.55354490852099558" table:formula="of:=+[.I7]/[.H7]" table:style-name="ce129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6-24T00:00:00" table:style-name="ce130">
            <text:p>24/6/2020</text:p>
          </table:table-cell>
          <table:table-cell office:value-type="float" office:value="4320" table:style-name="ce127">
            <text:p>4320</text:p>
          </table:table-cell>
          <table:table-cell office:value-type="string" table:style-name="ce1">
            <text:p>100 DRY BATTERY <text:s/>HR-1280</text:p>
          </table:table-cell>
          <table:table-cell office:value-type="float" office:value="16500" table:style-name="ce54">
            <text:p>16.500,00</text:p>
          </table:table-cell>
          <table:table-cell office:value-type="float" office:value="1980" table:style-name="ce54">
            <text:p>1.980,00</text:p>
          </table:table-cell>
          <table:table-cell office:value-type="float" office:value="18480" table:style-name="ce54">
            <text:p>18.480,00</text:p>
          </table:table-cell>
          <table:table-cell table:style-name="ce1"/>
          <table:table-cell office:value-type="float" office:value="15126.69" table:style-name="ce133">
            <text:p><text:s/>15.126,69<text:s/></text:p>
          </table:table-cell>
          <table:table-cell office:value-type="float" office:value="1373.3099999999995" table:formula="of:=+[.D8]-[.H8]" table:style-name="ce54">
            <text:p>1.373,31</text:p>
          </table:table-cell>
          <table:table-cell office:value-type="percentage" office:value="9.0787211214085797E-2" table:formula="of:=+[.I8]/[.H8]" table:style-name="ce129">
            <text:p>9%</text:p>
          </table:table-cell>
          <table:table-cell table:number-columns-repeated="16374"/>
        </table:table-row>
        <table:table-row table:style-name="ro5">
          <table:table-cell office:value-type="date" office:date-value="2020-07-02T00:00:00" table:style-name="ce130">
            <text:p>2/7/2020</text:p>
          </table:table-cell>
          <table:table-cell office:value-type="float" office:value="4321" table:style-name="ce127">
            <text:p>4321</text:p>
          </table:table-cell>
          <table:table-cell office:value-type="string" table:style-name="ce1">
            <text:p>200 DRY BATTERY <text:s/>DM-12120</text:p>
          </table:table-cell>
          <table:table-cell office:value-type="float" office:value="47000" table:style-name="ce54">
            <text:p>47.000,00</text:p>
          </table:table-cell>
          <table:table-cell office:value-type="float" office:value="5640" table:style-name="ce54">
            <text:p>5.640,00</text:p>
          </table:table-cell>
          <table:table-cell office:value-type="float" office:value="52640" table:style-name="ce54">
            <text:p>52.640,00</text:p>
          </table:table-cell>
          <table:table-cell table:style-name="ce1"/>
          <table:table-cell office:value-type="float" office:value="30253.39" table:style-name="ce133">
            <text:p><text:s/>30.253,39<text:s/></text:p>
          </table:table-cell>
          <table:table-cell office:value-type="float" office:value="16746.61" table:formula="of:=+[.D9]-[.H9]" table:style-name="ce54">
            <text:p>16.746,61</text:p>
          </table:table-cell>
          <table:table-cell office:value-type="percentage" office:value="0.55354490852099558" table:formula="of:=+[.I9]/[.H9]" table:style-name="ce129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8-09T00:00:00" table:style-name="ce130">
            <text:p>9/8/2020</text:p>
          </table:table-cell>
          <table:table-cell office:value-type="float" office:value="4322" table:style-name="ce127">
            <text:p>4322</text:p>
          </table:table-cell>
          <table:table-cell office:value-type="string" table:style-name="ce1">
            <text:p>100 DRY BATTERY <text:s/>DM-12120</text:p>
          </table:table-cell>
          <table:table-cell office:value-type="float" office:value="23500" table:style-name="ce54">
            <text:p>23.500,00</text:p>
          </table:table-cell>
          <table:table-cell office:value-type="float" office:value="2820" table:style-name="ce54">
            <text:p>2.820,00</text:p>
          </table:table-cell>
          <table:table-cell office:value-type="float" office:value="26320" table:style-name="ce54">
            <text:p>26.320,00</text:p>
          </table:table-cell>
          <table:table-cell table:style-name="ce1"/>
          <table:table-cell office:value-type="float" office:value="15126.69" table:style-name="ce133">
            <text:p><text:s/>15.126,69<text:s/></text:p>
          </table:table-cell>
          <table:table-cell office:value-type="float" office:value="8373.31" table:formula="of:=+[.D10]-[.H10]" table:style-name="ce54">
            <text:p>8.373,31</text:p>
          </table:table-cell>
          <table:table-cell office:value-type="percentage" office:value="0.55354542203218282" table:formula="of:=+[.I10]/[.H10]" table:style-name="ce129">
            <text:p>55%</text:p>
          </table:table-cell>
          <table:table-cell table:number-columns-repeated="16374"/>
        </table:table-row>
        <table:table-row table:style-name="ro5">
          <table:table-cell office:value-type="date" office:date-value="2020-08-21T00:00:00" table:style-name="ce130">
            <text:p>21/8/2020</text:p>
          </table:table-cell>
          <table:table-cell office:value-type="float" office:value="4323" table:style-name="ce127">
            <text:p>4323</text:p>
          </table:table-cell>
          <table:table-cell office:value-type="string" table:style-name="ce1">
            <text:p>270 DRY BATTERY <text:s/>DM-12120</text:p>
          </table:table-cell>
          <table:table-cell office:value-type="float" office:value="60750" table:style-name="ce54">
            <text:p>60.750,00</text:p>
          </table:table-cell>
          <table:table-cell office:value-type="float" office:value="7290" table:style-name="ce54">
            <text:p>7.290,00</text:p>
          </table:table-cell>
          <table:table-cell office:value-type="float" office:value="68040" table:style-name="ce54">
            <text:p>68.040,00</text:p>
          </table:table-cell>
          <table:table-cell table:style-name="ce1"/>
          <table:table-cell office:value-type="float" office:value="36866.79" table:style-name="ce133">
            <text:p><text:s/>36.866,79<text:s/></text:p>
          </table:table-cell>
          <table:table-cell office:value-type="float" office:value="23883.21" table:formula="of:=+[.D11]-[.H11]" table:style-name="ce54">
            <text:p>23.883,21</text:p>
          </table:table-cell>
          <table:table-cell office:value-type="percentage" office:value="0.64782450546955672" table:formula="of:=+[.I11]/[.H11]" table:style-name="ce129">
            <text:p>65%</text:p>
          </table:table-cell>
          <table:table-cell table:number-columns-repeated="16374"/>
        </table:table-row>
        <table:table-row table:style-name="ro5">
          <table:table-cell office:value-type="date" office:date-value="2020-08-22T00:00:00" table:style-name="ce130">
            <text:p>22/8/2020</text:p>
          </table:table-cell>
          <table:table-cell office:value-type="float" office:value="4324" table:style-name="ce127">
            <text:p>4324</text:p>
          </table:table-cell>
          <table:table-cell office:value-type="string" table:style-name="ce1">
            <text:p>290 DRY BATTERY <text:s/>HR-1280</text:p>
          </table:table-cell>
          <table:table-cell office:value-type="float" office:value="44950" table:style-name="ce54">
            <text:p>44.950,00</text:p>
          </table:table-cell>
          <table:table-cell office:value-type="float" office:value="5394" table:style-name="ce54">
            <text:p>5.394,00</text:p>
          </table:table-cell>
          <table:table-cell office:value-type="float" office:value="50344" table:style-name="ce54">
            <text:p>50.344,00</text:p>
          </table:table-cell>
          <table:table-cell table:style-name="ce1"/>
          <table:table-cell office:value-type="float" office:value="39597.67" table:style-name="ce133">
            <text:p><text:s/>39.597,67<text:s/></text:p>
          </table:table-cell>
          <table:table-cell office:value-type="float" office:value="5352.3300000000017" table:formula="of:=+[.D12]-[.H12]" table:style-name="ce54">
            <text:p>5.352,33</text:p>
          </table:table-cell>
          <table:table-cell office:value-type="percentage" office:value="0.13516780153983812" table:formula="of:=+[.I12]/[.H12]" table:style-name="ce129">
            <text:p>14%</text:p>
          </table:table-cell>
          <table:table-cell table:number-columns-repeated="16374"/>
        </table:table-row>
        <table:table-row table:style-name="ro5">
          <table:table-cell office:value-type="date" office:date-value="2020-11-20T00:00:00" table:style-name="ce130">
            <text:p>20/11/2020</text:p>
          </table:table-cell>
          <table:table-cell office:value-type="float" office:value="4325" table:style-name="ce127">
            <text:p>4325</text:p>
          </table:table-cell>
          <table:table-cell office:value-type="string" table:style-name="ce1">
            <text:p>392 DRY BATTERY <text:s/>DM-12120</text:p>
          </table:table-cell>
          <table:table-cell office:value-type="float" office:value="92120" table:style-name="ce54">
            <text:p>92.120,00</text:p>
          </table:table-cell>
          <table:table-cell office:value-type="float" office:value="11054.4" table:style-name="ce54">
            <text:p>11.054,40</text:p>
          </table:table-cell>
          <table:table-cell office:value-type="float" office:value="103174.39999999999" table:style-name="ce54">
            <text:p>103.174,40</text:p>
          </table:table-cell>
          <table:table-cell table:style-name="ce1"/>
          <table:table-cell office:value-type="float" office:value="65398.97" table:style-name="ce133">
            <text:p><text:s/>65.398,97<text:s/></text:p>
          </table:table-cell>
          <table:table-cell office:value-type="float" office:value="26721.03" table:formula="of:=+[.D13]-[.H13]" table:style-name="ce54">
            <text:p>26.721,03</text:p>
          </table:table-cell>
          <table:table-cell office:value-type="percentage" office:value="0.40858487526638415" table:formula="of:=+[.I13]/[.H13]" table:style-name="ce129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1-21T00:00:00" table:style-name="ce130">
            <text:p>21/11/2020</text:p>
          </table:table-cell>
          <table:table-cell office:value-type="float" office:value="4326" table:style-name="ce127">
            <text:p>4326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54">
            <text:p>940,00</text:p>
          </table:table-cell>
          <table:table-cell office:value-type="float" office:value="112.8" table:style-name="ce54">
            <text:p>112,80</text:p>
          </table:table-cell>
          <table:table-cell office:value-type="float" office:value="1052.8" table:style-name="ce54">
            <text:p>1.052,80</text:p>
          </table:table-cell>
          <table:table-cell table:style-name="ce1"/>
          <table:table-cell office:value-type="float" office:value="667.34" table:style-name="ce133">
            <text:p><text:s/>667,34<text:s/></text:p>
          </table:table-cell>
          <table:table-cell office:value-type="float" office:value="272.65999999999997" table:formula="of:=+[.D14]-[.H14]" table:style-name="ce54">
            <text:p>272,66</text:p>
          </table:table-cell>
          <table:table-cell office:value-type="percentage" office:value="0.40857733688974129" table:formula="of:=+[.I14]/[.H14]" table:style-name="ce129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1-21T00:00:00" table:style-name="ce130">
            <text:p>21/11/2020</text:p>
          </table:table-cell>
          <table:table-cell office:value-type="float" office:value="4327" table:style-name="ce127">
            <text:p>4327</text:p>
          </table:table-cell>
          <table:table-cell office:value-type="string" table:style-name="ce1">
            <text:p>4 DRY BATTERY <text:s/>DM-12120</text:p>
          </table:table-cell>
          <table:table-cell office:value-type="float" office:value="940" table:style-name="ce54">
            <text:p>940,00</text:p>
          </table:table-cell>
          <table:table-cell office:value-type="float" office:value="112.8" table:style-name="ce54">
            <text:p>112,80</text:p>
          </table:table-cell>
          <table:table-cell office:value-type="float" office:value="1052.8" table:style-name="ce54">
            <text:p>1.052,80</text:p>
          </table:table-cell>
          <table:table-cell table:style-name="ce1"/>
          <table:table-cell office:value-type="float" office:value="667.34" table:style-name="ce133">
            <text:p><text:s/>667,34<text:s/></text:p>
          </table:table-cell>
          <table:table-cell office:value-type="float" office:value="272.65999999999997" table:formula="of:=+[.D15]-[.H15]" table:style-name="ce54">
            <text:p>272,66</text:p>
          </table:table-cell>
          <table:table-cell office:value-type="percentage" office:value="0.40857733688974129" table:formula="of:=+[.I15]/[.H15]" table:style-name="ce129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2-11T00:00:00" table:style-name="ce130">
            <text:p>11/12/2020</text:p>
          </table:table-cell>
          <table:table-cell office:value-type="float" office:value="4328" table:style-name="ce127">
            <text:p>4328</text:p>
          </table:table-cell>
          <table:table-cell office:value-type="string" table:style-name="ce1">
            <text:p>8 DRY BATTERY <text:s/>DM-12120</text:p>
          </table:table-cell>
          <table:table-cell office:value-type="float" office:value="1880" table:style-name="ce54">
            <text:p>1.880,00</text:p>
          </table:table-cell>
          <table:table-cell office:value-type="float" office:value="225.6" table:style-name="ce54">
            <text:p>225,60</text:p>
          </table:table-cell>
          <table:table-cell office:value-type="float" office:value="2105.6" table:style-name="ce54">
            <text:p>2.105,60</text:p>
          </table:table-cell>
          <table:table-cell table:style-name="ce1"/>
          <table:table-cell office:value-type="float" office:value="1334.67" table:style-name="ce133">
            <text:p><text:s/>1.334,67<text:s/></text:p>
          </table:table-cell>
          <table:table-cell office:value-type="float" office:value="545.32999999999993" table:formula="of:=+[.D16]-[.H16]" table:style-name="ce54">
            <text:p>545,33</text:p>
          </table:table-cell>
          <table:table-cell office:value-type="percentage" office:value="0.40858789063963369" table:formula="of:=+[.I16]/[.H16]" table:style-name="ce129">
            <text:p>41%</text:p>
          </table:table-cell>
          <table:table-cell table:number-columns-repeated="16374"/>
        </table:table-row>
        <table:table-row table:style-name="ro5">
          <table:table-cell office:value-type="date" office:date-value="2020-12-16T00:00:00" table:style-name="ce130">
            <text:p>16/12/2020</text:p>
          </table:table-cell>
          <table:table-cell office:value-type="float" office:value="4329" table:style-name="ce127">
            <text:p>4329</text:p>
          </table:table-cell>
          <table:table-cell office:value-type="string" table:style-name="ce1">
            <text:p>150 DRY BATTERY <text:s/>HR-1280</text:p>
          </table:table-cell>
          <table:table-cell office:value-type="float" office:value="24000" table:style-name="ce54">
            <text:p>24.000,00</text:p>
          </table:table-cell>
          <table:table-cell office:value-type="float" office:value="2880" table:style-name="ce54">
            <text:p>2.880,00</text:p>
          </table:table-cell>
          <table:table-cell office:value-type="float" office:value="26880" table:style-name="ce54">
            <text:p>26.880,00</text:p>
          </table:table-cell>
          <table:table-cell table:style-name="ce1"/>
          <table:table-cell office:value-type="float" office:value="25025.119999999999" table:style-name="ce133">
            <text:p><text:s/>25.025,12<text:s/></text:p>
          </table:table-cell>
          <table:table-cell office:value-type="float" office:value="-1025.119999999999" table:formula="of:=+[.D17]-[.H17]" table:style-name="ce54">
            <text:p>-1.025,12</text:p>
          </table:table-cell>
          <table:table-cell office:value-type="percentage" office:value="-4.0963639734794437E-2" table:formula="of:=+[.I17]/[.H17]" table:style-name="ce129">
            <text:p>-4%</text:p>
          </table:table-cell>
          <table:table-cell table:number-columns-repeated="16374"/>
        </table:table-row>
        <table:table-row table:style-name="ro6">
          <table:table-cell office:value-type="date" office:date-value="2020-12-18T00:00:00" table:style-name="ce130">
            <text:p>18/12/2020</text:p>
          </table:table-cell>
          <table:table-cell office:value-type="float" office:value="4330" table:style-name="ce127">
            <text:p>4330</text:p>
          </table:table-cell>
          <table:table-cell office:value-type="string" table:style-name="ce1">
            <text:p>208 DRY BATTERY <text:s/>DM-12120</text:p>
          </table:table-cell>
          <table:table-cell office:value-type="float" office:value="48880" table:style-name="ce54">
            <text:p>48.880,00</text:p>
          </table:table-cell>
          <table:table-cell office:value-type="float" office:value="5865.6" table:style-name="ce54">
            <text:p>5.865,60</text:p>
          </table:table-cell>
          <table:table-cell office:value-type="float" office:value="54745.599999999999" table:style-name="ce54">
            <text:p>54.745,60</text:p>
          </table:table-cell>
          <table:table-cell table:style-name="ce1"/>
          <table:table-cell office:value-type="float" office:value="34701.49" table:style-name="ce133">
            <text:p><text:s/>34.701,49<text:s/></text:p>
          </table:table-cell>
          <table:table-cell office:value-type="float" office:value="14178.510000000002" table:formula="of:=+[.D18]-[.H18]" table:style-name="ce54">
            <text:p>14.178,51</text:p>
          </table:table-cell>
          <table:table-cell office:value-type="percentage" office:value="0.40858504922987465" table:formula="of:=+[.I18]/[.H18]" table:style-name="ce129">
            <text:p>41%</text:p>
          </table:table-cell>
          <table:table-cell table:number-columns-repeated="16374"/>
        </table:table-row>
        <table:table-row table:style-name="ro6">
          <table:table-cell table:number-columns-repeated="3" table:style-name="ce1"/>
          <table:table-cell office:value-type="float" office:value="547020" table:formula="of:=SUM([.D5:.D18])" table:style-name="ce131">
            <text:p>547.020,00</text:p>
          </table:table-cell>
          <table:table-cell table:number-columns-repeated="3" table:style-name="ce1"/>
          <table:table-cell office:value-type="float" office:value="392066.27000000008" table:formula="of:=SUM([.H5:.H18])" table:style-name="ce134">
            <text:p><text:s/>392.066,27<text:s/></text:p>
          </table:table-cell>
          <table:table-cell office:value-type="float" office:value="154953.72999999992" table:formula="of:=+[.D19]-[.H19]" table:style-name="ce54">
            <text:p>154.953,73</text:p>
          </table:table-cell>
          <table:table-cell office:value-type="percentage" office:value="0.39522331263028543" table:formula="of:=+[.I19]/[.H19]" table:style-name="ce129">
            <text:p>40%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EXAMEN REALIZADO: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string" table:style-name="ce1">
            <text:p>En PT 7101 se probaron las ventas del ejercicio y se examinaron las facturas a Telconet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Para cada venta examinamos de manera conjunto el asiento contable del costo de la mercaderia vendida</text:p>
          </table:table-cell>
          <table:table-cell table:number-columns-repeated="16382" table:style-name="ce1"/>
        </table:table-row>
        <table:table-row table:style-name="ro2">
          <table:table-cell table:style-name="ce1"/>
          <table:table-cell office:value-type="string" table:style-name="ce1">
            <text:p>Los precios y margenes de ventas son acordados de manera conjunta con Telconet</text:p>
          </table:table-cell>
          <table:table-cell table:number-columns-repeated="16382" table:style-name="ce1"/>
        </table:table-row>
        <table:table-row table:number-rows-repeated="1048552" table:style-name="ro2">
          <table:table-cell table:number-columns-repeated="16384"/>
        </table:table-row>
      </table:table>
      <table:table table:name="Mayor" table:style-name="ta4"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3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0" table:default-cell-style-name="ce1"/>
        <table:table-column table:style-name="co34" table:default-cell-style-name="ce1"/>
        <table:table-column table:style-name="co9" table:number-columns-repeated="1013" table:default-cell-style-name="ce1"/>
        <table:table-column table:style-name="co11" table:number-columns-repeated="15360" table:default-cell-style-name="ce1"/>
        <table:table-row table:style-name="ro5">
          <table:table-cell table:number-columns-repeated="3" table:style-name="ce1"/>
          <table:table-cell office:value-type="string" table:style-name="ce72">
            <text:p>Creditos</text:p>
          </table:table-cell>
          <table:table-cell office:value-type="string" table:style-name="ce72">
            <text:p>Debitos</text:p>
          </table:table-cell>
          <table:table-cell office:value-type="string" table:style-name="ce72">
            <text:p>Saldo</text:p>
          </table:table-cell>
          <table:table-cell table:style-name="ce1"/>
          <table:table-cell office:value-type="string" table:style-name="ce73">
            <text:p>Ordenes de compra</text:p>
          </table:table-cell>
          <table:table-cell table:style-name="ce1"/>
          <table:table-cell office:value-type="float" office:value="340198.15" table:formula="of:=+[.D4]" table:style-name="ce54">
            <text:p>340.198,15</text:p>
          </table:table-cell>
          <table:table-cell table:number-columns-repeated="16374" table:style-name="ce1"/>
        </table:table-row>
        <table:table-row table:style-name="ro6">
          <table:table-cell office:value-type="string" table:style-name="ce74">
            <text:p>1-2-1-01</text:p>
          </table:table-cell>
          <table:table-cell office:value-type="string" table:style-name="ce75">
            <text:p>INVENTARIO</text:p>
          </table:table-cell>
          <table:table-cell office:value-type="float" office:value="80964.009999999995" table:style-name="ce54">
            <text:p>80.964,01</text:p>
          </table:table-cell>
          <table:table-cell table:number-columns-repeated="3" table:style-name="ce54"/>
          <table:table-cell table:number-columns-repeated="2" table:style-name="ce1"/>
          <table:table-cell table:style-name="ce54"/>
          <table:table-cell office:value-type="float" office:value="-15326.48" table:formula="of:=-SUM([.E44:.E67];[.E82:.E90])" table:style-name="ce54">
            <text:p>-15.326,48</text:p>
          </table:table-cell>
          <table:table-cell table:number-columns-repeated="16374" table:style-name="ce1"/>
        </table:table-row>
        <table:table-row table:style-name="ro6">
          <table:table-cell office:value-type="string" table:style-name="ce74">
            <text:p>1-2-1-01-01</text:p>
          </table:table-cell>
          <table:table-cell office:value-type="string" table:style-name="ce75">
            <text:p>INVENTARIO BODEGA</text:p>
          </table:table-cell>
          <table:table-cell office:value-type="float" office:value="80964.009999999995" table:style-name="ce54">
            <text:p>80.964,01</text:p>
          </table:table-cell>
          <table:table-cell table:number-columns-repeated="3" table:style-name="ce54"/>
          <table:table-cell table:number-columns-repeated="2" table:style-name="ce1"/>
          <table:table-cell table:number-columns-repeated="2" table:style-name="ce54"/>
          <table:table-cell table:number-columns-repeated="16374" table:style-name="ce1"/>
        </table:table-row>
        <table:table-row table:style-name="ro6">
          <table:table-cell office:value-type="string" table:style-name="ce74">
            <text:p>1-2-1-01-01-001</text:p>
          </table:table-cell>
          <table:table-cell office:value-type="string" table:style-name="ce75">
            <text:p>INVENTARIO EN TRANSITO</text:p>
          </table:table-cell>
          <table:table-cell office:value-type="float" office:value="80964.009999999995" table:style-name="ce54">
            <text:p>80.964,01</text:p>
          </table:table-cell>
          <table:table-cell office:value-type="float" office:value="340198.15" table:style-name="ce54">
            <text:p>340.198,15</text:p>
          </table:table-cell>
          <table:table-cell office:value-type="float" office:value="264271.33" table:style-name="ce54">
            <text:p>264.271,33</text:p>
          </table:table-cell>
          <table:table-cell office:value-type="float" office:value="156890.82999999999" table:style-name="ce54">
            <text:p>156.890,8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number-columns-repeated="3" table:style-name="ce1"/>
          <table:table-cell table:number-columns-repeated="2" table:style-name="ce54"/>
          <table:table-cell table:number-columns-repeated="15555"/>
        </table:table-row>
        <table:table-row table:style-name="ro2">
          <table:table-cell table:number-columns-repeated="2" table:style-name="ce1"/>
          <table:table-cell office:value-type="string" table:style-name="ce74">
            <text:p><text:s/>81,076.01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81,096.01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82,177.30</text:p>
          </table:table-cell>
          <table:table-cell office:value-type="float" office:value="0" table:style-name="ce1">
            <text:p>0</text:p>
          </table:table-cell>
          <table:table-cell office:value-type="float" office:value="1081.29" table:style-name="ce54">
            <text:p>1.081,29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6,888.84</text:p>
          </table:table-cell>
          <table:table-cell office:value-type="float" office:value="45288.46" table:style-name="ce54">
            <text:p>45.288,46</text:p>
          </table:table-cell>
          <table:table-cell office:value-type="float" office:value="0" table:style-name="ce1">
            <text:p>0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7,171.4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7,191.4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7,356.96</text:p>
          </table:table-cell>
          <table:table-cell office:value-type="float" office:value="0" table:style-name="ce1">
            <text:p>0</text:p>
          </table:table-cell>
          <table:table-cell office:value-type="float" office:value="165.49" table:style-name="ce1">
            <text:p>165,49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7,357.5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7,452.93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45,727.51</text:p>
          </table:table-cell>
          <table:table-cell office:value-type="float" office:value="0" table:style-name="ce1">
            <text:p>0</text:p>
          </table:table-cell>
          <table:table-cell office:value-type="float" office:value="8274.58" table:style-name="ce54">
            <text:p>8.274,58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-6,030.74</text:p>
          </table:table-cell>
          <table:table-cell office:value-type="float" office:value="51758.25" table:style-name="ce54">
            <text:p>51.758,25</text:p>
          </table:table-cell>
          <table:table-cell office:value-type="float" office:value="0" table:style-name="ce1">
            <text:p>0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-5,824.77</text:p>
          </table:table-cell>
          <table:table-cell office:value-type="float" office:value="0" table:style-name="ce1">
            <text:p>0</text:p>
          </table:table-cell>
          <table:table-cell office:value-type="float" office:value="205.97" table:style-name="ce1">
            <text:p>205,9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74">
            <text:p>-5,824.20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5,728.8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5,708.8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5,613.40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5,330.77</text:p>
          </table:table-cell>
          <table:table-cell office:value-type="float" office:value="0" table:style-name="ce1">
            <text:p>0</text:p>
          </table:table-cell>
          <table:table-cell office:value-type="float" office:value="282.63" table:style-name="ce1">
            <text:p>282,63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5,310.7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4,987.93</text:p>
          </table:table-cell>
          <table:table-cell office:value-type="float" office:value="0" table:style-name="ce1">
            <text:p>0</text:p>
          </table:table-cell>
          <table:table-cell office:value-type="float" office:value="10298.700000000001" table:style-name="ce54">
            <text:p>10.298,7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5,201.10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3,726.10</text:p>
          </table:table-cell>
          <table:table-cell office:value-type="float" office:value="0" table:style-name="ce1">
            <text:p>0</text:p>
          </table:table-cell>
          <table:table-cell office:value-type="float" office:value="68525" table:style-name="ce54">
            <text:p>68.525,0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3,838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5,148.60</text:p>
          </table:table-cell>
          <table:table-cell office:value-type="float" office:value="0" table:style-name="ce1">
            <text:p>0</text:p>
          </table:table-cell>
          <table:table-cell office:value-type="float" office:value="1310.5" table:style-name="ce54">
            <text:p>1.310,5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5,168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5,280.6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5,905.85</text:p>
          </table:table-cell>
          <table:table-cell office:value-type="float" office:value="0" table:style-name="ce1">
            <text:p>0</text:p>
          </table:table-cell>
          <table:table-cell office:value-type="float" office:value="625.25" table:style-name="ce1">
            <text:p>625,25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5,925.8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6,021.25</text:p>
          </table:table-cell>
          <table:table-cell office:value-type="float" office:value="0" table:style-name="ce1">
            <text:p>0</text:p>
          </table:table-cell>
          <table:table-cell office:value-type="float" office:value="95.4" table:style-name="ce1">
            <text:p>95,4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6,234.42</text:p>
          </table:table-cell>
          <table:table-cell office:value-type="float" office:value="0" table:style-name="ce1">
            <text:p>0</text:p>
          </table:table-cell>
          <table:table-cell office:value-type="float" office:value="213.17" table:style-name="ce1">
            <text:p>213,17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6,254.42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6,366.42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7,051.67</text:p>
          </table:table-cell>
          <table:table-cell office:value-type="float" office:value="0" table:style-name="ce1">
            <text:p>0</text:p>
          </table:table-cell>
          <table:table-cell office:value-type="float" office:value="685.25" table:style-name="ce1">
            <text:p>685,25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7,071.6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31,691.59</text:p>
          </table:table-cell>
          <table:table-cell office:value-type="float" office:value="45380.08" table:style-name="ce54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86,325.39</text:p>
          </table:table-cell>
          <table:table-cell office:value-type="float" office:value="0" table:style-name="ce1">
            <text:p>0</text:p>
          </table:table-cell>
          <table:table-cell office:value-type="float" office:value="54633.8" table:style-name="ce54">
            <text:p>54.633,8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86,345.3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4,012.95</text:p>
          </table:table-cell>
          <table:table-cell office:value-type="float" office:value="0" table:style-name="ce1">
            <text:p>0</text:p>
          </table:table-cell>
          <table:table-cell office:value-type="float" office:value="17667.560000000001" table:style-name="ce54">
            <text:p>17.667,56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4,366.30</text:p>
          </table:table-cell>
          <table:table-cell office:value-type="float" office:value="0" table:style-name="ce1">
            <text:p>0</text:p>
          </table:table-cell>
          <table:table-cell office:value-type="float" office:value="353.35" table:style-name="ce1">
            <text:p>353,35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4,366.87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6,246.87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54">
            <text:p>1.880,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6,421.87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7,202.27</text:p>
          </table:table-cell>
          <table:table-cell office:value-type="float" office:value="0" table:style-name="ce1">
            <text:p>0</text:p>
          </table:table-cell>
          <table:table-cell office:value-type="float" office:value="780.4" table:style-name="ce1">
            <text:p>780,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7,222.27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7,498.57</text:p>
          </table:table-cell>
          <table:table-cell office:value-type="float" office:value="0" table:style-name="ce1">
            <text:p>0</text:p>
          </table:table-cell>
          <table:table-cell office:value-type="float" office:value="276.3" table:style-name="ce1">
            <text:p>276,3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9335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7,943.11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8,143.11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8,278.11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8,340.61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8,580.61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8,812.71</text:p>
          </table:table-cell>
          <table:table-cell office:value-type="float" office:value="0" table:style-name="ce1">
            <text:p>0</text:p>
          </table:table-cell>
          <table:table-cell office:value-type="float" office:value="232.1" table:style-name="ce1">
            <text:p>232,1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66910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8,872.40</text:p>
          </table:table-cell>
          <table:table-cell office:value-type="float" office:value="0" table:style-name="ce1">
            <text:p>0</text:p>
          </table:table-cell>
          <table:table-cell office:value-type="float" office:value="59.69" table:style-name="ce1">
            <text:p>59,6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64304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1,612.40</text:p>
          </table:table-cell>
          <table:table-cell office:value-type="float" office:value="0" table:style-name="ce1">
            <text:p>0</text:p>
          </table:table-cell>
          <table:table-cell office:value-type="float" office:value="2740" table:style-name="ce54">
            <text:p>2.740,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1,787.4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2,586.6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2,606.6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9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2,856.60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2,931.6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3,617.09</text:p>
          </table:table-cell>
          <table:table-cell office:value-type="float" office:value="0" table:style-name="ce1">
            <text:p>0</text:p>
          </table:table-cell>
          <table:table-cell office:value-type="float" office:value="685.49" table:style-name="ce1">
            <text:p>685,4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3,857.09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4,057.09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4,851.17</text:p>
          </table:table-cell>
          <table:table-cell office:value-type="float" office:value="0" table:style-name="ce1">
            <text:p>0</text:p>
          </table:table-cell>
          <table:table-cell office:value-type="float" office:value="794.08" table:style-name="ce1">
            <text:p>794,08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5,10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5,351.17</text:p>
          </table:table-cell>
          <table:table-cell office:value-type="float" office:value="0" table:style-name="ce1">
            <text:p>0</text:p>
          </table:table-cell>
          <table:table-cell office:value-type="float" office:value="250" table:style-name="ce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5,463.17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17,042.18</text:p>
          </table:table-cell>
          <table:table-cell office:value-type="float" office:value="0" table:style-name="ce1">
            <text:p>0</text:p>
          </table:table-cell>
          <table:table-cell office:value-type="float" office:value="1579.01" table:style-name="ce54">
            <text:p>1.579,01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1,662.10</text:p>
          </table:table-cell>
          <table:table-cell office:value-type="float" office:value="45380.08" table:style-name="ce54">
            <text:p>45.380,08</text:p>
          </table:table-cell>
          <table:table-cell office:value-type="float" office:value="0" table:style-name="ce1">
            <text:p>0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7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1,774.10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2,260.59</text:p>
          </table:table-cell>
          <table:table-cell office:value-type="float" office:value="0" table:style-name="ce1">
            <text:p>0</text:p>
          </table:table-cell>
          <table:table-cell office:value-type="float" office:value="486.49" table:style-name="ce1">
            <text:p>486,4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177532-0 :ND:0-00177532 Impjuesto salida divi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2,280.59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2,392.59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3,092.23</text:p>
          </table:table-cell>
          <table:table-cell office:value-type="float" office:value="0" table:style-name="ce1">
            <text:p>0</text:p>
          </table:table-cell>
          <table:table-cell office:value-type="float" office:value="699.64" table:style-name="ce1">
            <text:p>699,6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3,112.2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87,329.22</text:p>
          </table:table-cell>
          <table:table-cell office:value-type="float" office:value="0" table:style-name="ce1">
            <text:p>0</text:p>
          </table:table-cell>
          <table:table-cell office:value-type="float" office:value="14216.99" table:style-name="ce54">
            <text:p>14.216,99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87,613.56</text:p>
          </table:table-cell>
          <table:table-cell office:value-type="float" office:value="0" table:style-name="ce1">
            <text:p>0</text:p>
          </table:table-cell>
          <table:table-cell office:value-type="float" office:value="284.33999999999997" table:style-name="ce1">
            <text:p>284,34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87,614.13</text:p>
          </table:table-cell>
          <table:table-cell office:value-type="float" office:value="0" table:style-name="ce1">
            <text:p>0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50,747.34</text:p>
          </table:table-cell>
          <table:table-cell office:value-type="float" office:value="36866.79" table:style-name="ce54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74">
            <text:p><text:s/>11,149.67</text:p>
          </table:table-cell>
          <table:table-cell office:value-type="float" office:value="39597.67" table:style-name="ce54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1,966.27</text:p>
          </table:table-cell>
          <table:table-cell office:value-type="float" office:value="0" table:style-name="ce1">
            <text:p>0</text:p>
          </table:table-cell>
          <table:table-cell office:value-type="float" office:value="816.6" table:style-name="ce1">
            <text:p>816,6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2,436.20</text:p>
          </table:table-cell>
          <table:table-cell office:value-type="float" office:value="0" table:style-name="ce1">
            <text:p>0</text:p>
          </table:table-cell>
          <table:table-cell office:value-type="float" office:value="469.93" table:style-name="ce1">
            <text:p>469,9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2,676.20</text:p>
          </table:table-cell>
          <table:table-cell office:value-type="float" office:value="0" table:style-name="ce1">
            <text:p>0</text:p>
          </table:table-cell>
          <table:table-cell office:value-type="float" office:value="240" table:style-name="ce1">
            <text:p>24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2,876.2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3,011.20</text:p>
          </table:table-cell>
          <table:table-cell office:value-type="float" office:value="0" table:style-name="ce1">
            <text:p>0</text:p>
          </table:table-cell>
          <table:table-cell office:value-type="float" office:value="135" table:style-name="ce1">
            <text:p>13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3,073.70</text:p>
          </table:table-cell>
          <table:table-cell office:value-type="float" office:value="0" table:style-name="ce1">
            <text:p>0</text:p>
          </table:table-cell>
          <table:table-cell office:value-type="float" office:value="62.5" table:style-name="ce1">
            <text:p>62,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3,248.70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5,268.70</text:p>
          </table:table-cell>
          <table:table-cell office:value-type="float" office:value="0" table:style-name="ce1">
            <text:p>0</text:p>
          </table:table-cell>
          <table:table-cell office:value-type="float" office:value="2020" table:style-name="ce54">
            <text:p>2.020,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5,491.85</text:p>
          </table:table-cell>
          <table:table-cell office:value-type="float" office:value="0" table:style-name="ce1">
            <text:p>0</text:p>
          </table:table-cell>
          <table:table-cell office:value-type="float" office:value="223.15" table:style-name="ce1">
            <text:p>223,1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55,419.55</text:p>
          </table:table-cell>
          <table:table-cell office:value-type="float" office:value="0" table:style-name="ce1">
            <text:p>0</text:p>
          </table:table-cell>
          <table:table-cell office:value-type="float" office:value="139927.70000000001" table:style-name="ce54">
            <text:p>139.927,7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GENERADO POR MOD. DE CxP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56,758.83</text:p>
          </table:table-cell>
          <table:table-cell office:value-type="float" office:value="0" table:style-name="ce1">
            <text:p>0</text:p>
          </table:table-cell>
          <table:table-cell office:value-type="float" office:value="1339.28" table:style-name="ce54">
            <text:p>1.339,28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76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56,870.83</text:p>
          </table:table-cell>
          <table:table-cell office:value-type="float" office:value="0" table:style-name="ce1">
            <text:p>0</text:p>
          </table:table-cell>
          <table:table-cell office:value-type="float" office:value="112" table:style-name="ce1">
            <text:p>112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76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56,890.8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76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6">
          <table:table-cell office:value-type="string" table:style-name="ce74">
            <text:p>1-2-1-01-01-002</text:p>
          </table:table-cell>
          <table:table-cell office:value-type="string" table:style-name="ce75">
            <text:p>INVENTARIO GUAYAQUIL</text:p>
          </table:table-cell>
          <table:table-cell office:value-type="float" office:value="0" table:style-name="ce1">
            <text:p>0</text:p>
          </table:table-cell>
          <table:table-cell office:value-type="float" office:value="264271.33" table:style-name="ce54">
            <text:p>264.271,33</text:p>
          </table:table-cell>
          <table:table-cell office:value-type="float" office:value="264271.33" table:style-name="ce54">
            <text:p>264.271,3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number-columns-repeated="3"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number-columns-repeated="3" table:style-name="ce1"/>
          <table:table-cell table:number-columns-repeated="2" table:style-name="ce54"/>
          <table:table-cell table:number-columns-repeated="16176"/>
        </table:table-row>
        <table:table-row table:style-name="ro2">
          <table:table-cell table:number-columns-repeated="2" table:style-name="ce1"/>
          <table:table-cell office:value-type="string" table:style-name="ce74">
            <text:p>-11,969.09</text:p>
          </table:table-cell>
          <table:table-cell office:value-type="float" office:value="11969.09" table:style-name="ce54">
            <text:p>11.969,09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 - COSTEO ENTREGA DE 74 BATERIAS DM-1212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74">
            <text:p>-24,908.65</text:p>
          </table:table-cell>
          <table:table-cell office:value-type="float" office:value="12939.56" table:style-name="ce54">
            <text:p>12.939,56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 - COSTEO ENTREGA DE 80 BATERIAS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20,379.81</text:p>
          </table:table-cell>
          <table:table-cell office:value-type="float" office:value="0" table:style-name="ce1">
            <text:p>0</text:p>
          </table:table-cell>
          <table:table-cell office:value-type="float" office:value="45288.46" table:style-name="ce54">
            <text:p>45.288,46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.00</text:p>
          </table:table-cell>
          <table:table-cell office:value-type="float" office:value="20379.810000000001" table:style-name="ce54">
            <text:p>20.379,81</text:p>
          </table:table-cell>
          <table:table-cell office:value-type="float" office:value="0" table:style-name="ce1">
            <text:p>0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 - COSTEO ENTREGA DE 126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14,880.49</text:p>
          </table:table-cell>
          <table:table-cell office:value-type="float" office:value="14880.49" table:style-name="ce54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29,760.98</text:p>
          </table:table-cell>
          <table:table-cell office:value-type="float" office:value="14880.49" table:style-name="ce54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44,641.47</text:p>
          </table:table-cell>
          <table:table-cell office:value-type="float" office:value="14880.49" table:style-name="ce54">
            <text:p>14.880,49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7,116.78</text:p>
          </table:table-cell>
          <table:table-cell office:value-type="float" office:value="0" table:style-name="ce1">
            <text:p>0</text:p>
          </table:table-cell>
          <table:table-cell office:value-type="float" office:value="51758.25" table:style-name="ce54">
            <text:p>51.758,25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.00</text:p>
          </table:table-cell>
          <table:table-cell office:value-type="float" office:value="7116.78" table:style-name="ce54">
            <text:p>7.116,78</text:p>
          </table:table-cell>
          <table:table-cell office:value-type="float" office:value="0" table:style-name="ce1">
            <text:p>0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44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-30,253.39</text:p>
          </table:table-cell>
          <table:table-cell office:value-type="float" office:value="30253.39" table:style-name="ce54">
            <text:p>30.253,3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 - COSTEO ENTREGA DE 200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5,126.69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54">
            <text:p>45.380,08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.00</text:p>
          </table:table-cell>
          <table:table-cell office:value-type="float" office:value="15126.69" table:style-name="ce54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 - COSTEO ENTREGA DE 100 BATERIAS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45,380.08</text:p>
          </table:table-cell>
          <table:table-cell office:value-type="float" office:value="0" table:style-name="ce1">
            <text:p>0</text:p>
          </table:table-cell>
          <table:table-cell office:value-type="float" office:value="45380.08" table:style-name="ce54">
            <text:p>45.380,08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7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30,253.39</text:p>
          </table:table-cell>
          <table:table-cell office:value-type="float" office:value="15126.69" table:style-name="ce54">
            <text:p>15.126,69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100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25,412.84</text:p>
          </table:table-cell>
          <table:table-cell office:value-type="float" office:value="4840.55" table:style-name="ce54">
            <text:p>4.840,55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32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2,706.42</text:p>
          </table:table-cell>
          <table:table-cell office:value-type="float" office:value="12706.42" table:style-name="ce54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.00</text:p>
          </table:table-cell>
          <table:table-cell office:value-type="float" office:value="12706.42" table:style-name="ce54">
            <text:p>12.706,42</text:p>
          </table:table-cell>
          <table:table-cell office:value-type="float" office:value="0" table:style-name="ce1">
            <text:p>0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style-name="ce1"/>
          <table:table-cell table:style-name="ce54"/>
          <table:table-cell table:number-columns-repeated="16371"/>
        </table:table-row>
        <table:table-row table:style-name="ro2">
          <table:table-cell table:number-columns-repeated="2" table:style-name="ce1"/>
          <table:table-cell office:value-type="string" table:style-name="ce74">
            <text:p>-36,866.79</text:p>
          </table:table-cell>
          <table:table-cell office:value-type="float" office:value="36866.79" table:style-name="ce54">
            <text:p>36.866,79</text:p>
          </table:table-cell>
          <table:table-cell office:value-type="float" office:value="0" table:style-name="ce1">
            <text:p>0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6">
            <text:p>21/08/2020</text:p>
          </table:table-cell>
          <table:table-cell office:value-type="string" table:style-name="ce1">
            <text:p>PO #TD022-20 Everexcced - Costeo de 270 baterias DM-1212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6866.79" table:style-name="ce54">
            <text:p>36.866,79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-39,597.67</text:p>
          </table:table-cell>
          <table:table-cell office:value-type="float" office:value="39597.67" table:style-name="ce54">
            <text:p>39.597,67</text:p>
          </table:table-cell>
          <table:table-cell office:value-type="float" office:value="0" table:style-name="ce1">
            <text:p>0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6">
            <text:p>22/08/2020</text:p>
          </table:table-cell>
          <table:table-cell office:value-type="string" table:style-name="ce1">
            <text:p>PO #TD022-20 Everexcced - Costeo de 290 baterias HR-1280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39597.67" table:style-name="ce54">
            <text:p>39.597,6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style-name="ce1"/>
          <table:table-cell table:style-name="ce54"/>
          <table:table-cell table:number-columns-repeated="16371" table:style-name="ce1"/>
        </table:table-row>
        <table:table-row table:style-name="ro6">
          <table:table-cell office:value-type="string" table:style-name="ce74">
            <text:p>1-2-1-02</text:p>
          </table:table-cell>
          <table:table-cell office:value-type="string" table:style-name="ce75">
            <text:p>IMPORTACIONES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54"/>
          <table:table-cell table:number-columns-repeated="2" table:style-name="ce1"/>
          <table:table-cell table:number-columns-repeated="2" table:style-name="ce54"/>
          <table:table-cell table:number-columns-repeated="16374" table:style-name="ce1"/>
        </table:table-row>
        <table:table-row table:style-name="ro6">
          <table:table-cell office:value-type="string" table:style-name="ce74">
            <text:p>1-2-1-02-01</text:p>
          </table:table-cell>
          <table:table-cell office:value-type="string" table:style-name="ce75">
            <text:p>IMPORTACIONES <text:s/>EN <text:s/>TRANSITO</text:p>
          </table:table-cell>
          <table:table-cell office:value-type="float" office:value="750" table:style-name="ce1">
            <text:p>750</text:p>
          </table:table-cell>
          <table:table-cell table:number-columns-repeated="3" table:style-name="ce54"/>
          <table:table-cell table:number-columns-repeated="2" table:style-name="ce1"/>
          <table:table-cell table:number-columns-repeated="2" table:style-name="ce54"/>
          <table:table-cell table:number-columns-repeated="16374" table:style-name="ce1"/>
        </table:table-row>
        <table:table-row table:style-name="ro6">
          <table:table-cell office:value-type="string" table:style-name="ce74">
            <text:p>1-2-1-02-01-001</text:p>
          </table:table-cell>
          <table:table-cell office:value-type="string" table:style-name="ce75">
            <text:p>TRAMITES DESADUANIZACION</text:p>
          </table:table-cell>
          <table:table-cell office:value-type="float" office:value="750" table:style-name="ce1">
            <text:p>750</text:p>
          </table:table-cell>
          <table:table-cell office:value-type="float" office:value="16938.13" table:style-name="ce54">
            <text:p>16.938,13</text:p>
          </table:table-cell>
          <table:table-cell office:value-type="float" office:value="16206.89" table:style-name="ce54">
            <text:p>16.206,89</text:p>
          </table:table-cell>
          <table:table-cell office:value-type="float" office:value="1481.24" table:style-name="ce54">
            <text:p>1.481,24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number-columns-repeated="8" table:style-name="ce1"/>
          <table:table-cell table:style-name="ce76"/>
          <table:table-cell table:number-columns-repeated="8" table:style-name="ce1"/>
          <table:table-cell table:style-name="ce76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number-columns-repeated="8" table:style-name="ce1"/>
          <table:table-cell table:style-name="ce76"/>
          <table:table-cell table:number-columns-repeated="8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number-columns-repeated="3" table:style-name="ce1"/>
          <table:table-cell table:number-columns-repeated="2" table:style-name="ce54"/>
          <table:table-cell table:number-columns-repeated="15942"/>
        </table:table-row>
        <table:table-row table:style-name="ro2">
          <table:table-cell table:number-columns-repeated="2" table:style-name="ce1"/>
          <table:table-cell office:value-type="string" table:style-name="ce74">
            <text:p><text:s/>1,549.20</text:p>
          </table:table-cell>
          <table:table-cell office:value-type="float" office:value="0" table:style-name="ce1">
            <text:p>0</text:p>
          </table:table-cell>
          <table:table-cell office:value-type="float" office:value="799.2" table:style-name="ce1">
            <text:p>799,2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,793.76</text:p>
          </table:table-cell>
          <table:table-cell office:value-type="float" office:value="0" table:style-name="ce1">
            <text:p>0</text:p>
          </table:table-cell>
          <table:table-cell office:value-type="float" office:value="2244.56" table:style-name="ce54">
            <text:p>2.244,56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,593.7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7,531.26</text:p>
          </table:table-cell>
          <table:table-cell office:value-type="float" office:value="0" table:style-name="ce1">
            <text:p>0</text:p>
          </table:table-cell>
          <table:table-cell office:value-type="float" office:value="3937.5" table:style-name="ce54">
            <text:p>3.937,5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7,706.26</text:p>
          </table:table-cell>
          <table:table-cell office:value-type="float" office:value="0" table:style-name="ce1">
            <text:p>0</text:p>
          </table:table-cell>
          <table:table-cell office:value-type="float" office:value="175" table:style-name="ce1">
            <text:p>175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9,586.26</text:p>
          </table:table-cell>
          <table:table-cell office:value-type="float" office:value="0" table:style-name="ce1">
            <text:p>0</text:p>
          </table:table-cell>
          <table:table-cell office:value-type="float" office:value="1880" table:style-name="ce54">
            <text:p>1.880,0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1,204.16</text:p>
          </table:table-cell>
          <table:table-cell office:value-type="float" office:value="0" table:style-name="ce1">
            <text:p>0</text:p>
          </table:table-cell>
          <table:table-cell office:value-type="float" office:value="1617.9" table:style-name="ce54">
            <text:p>1.617,9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0,954.16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1,398.70</text:p>
          </table:table-cell>
          <table:table-cell office:value-type="float" office:value="0" table:style-name="ce1">
            <text:p>0</text:p>
          </table:table-cell>
          <table:table-cell office:value-type="float" office:value="444.54" table:style-name="ce1">
            <text:p>444,54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/>
          <table:table-cell office:value-type="string" table:style-name="ce74">
            <text:p><text:s/>11,198.70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10,94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10,698.70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9,904.62</text:p>
          </table:table-cell>
          <table:table-cell office:value-type="float" office:value="794.08" table:style-name="ce1">
            <text:p>794,08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9,704.62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9,464.62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8,779.13</text:p>
          </table:table-cell>
          <table:table-cell office:value-type="float" office:value="685.49" table:style-name="ce1">
            <text:p>685,49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8,704.13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7,904.93</text:p>
          </table:table-cell>
          <table:table-cell office:value-type="float" office:value="799.2" table:style-name="ce1">
            <text:p>799,2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7,729.9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989.93</text:p>
          </table:table-cell>
          <table:table-cell office:value-type="float" office:value="2740" table:style-name="ce54">
            <text:p>2.740,00</text:p>
          </table:table-cell>
          <table:table-cell office:value-type="float" office:value="0" table:style-name="ce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749.93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687.43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552.43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352.43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2,472.43</text:p>
          </table:table-cell>
          <table:table-cell office:value-type="float" office:value="1880" table:style-name="ce54">
            <text:p>1.880,0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2,297.43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1,517.03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1,497.03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1,085.49</text:p>
          </table:table-cell>
          <table:table-cell office:value-type="float" office:value="411.54" table:style-name="ce1">
            <text:p>411,54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1,052.4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272.09</text:p>
          </table:table-cell>
          <table:table-cell office:value-type="float" office:value="780.4" table:style-name="ce1">
            <text:p>780,4</text:p>
          </table:table-cell>
          <table:table-cell office:value-type="float" office:value="0" table:style-name="ce1">
            <text:p>0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270.0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METROMODAL - NC #4521: APLICADA A FACTURA #001-001-000123706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642.09</text:p>
          </table:table-cell>
          <table:table-cell office:value-type="float" office:value="0" table:style-name="ce1">
            <text:p>0</text:p>
          </table:table-cell>
          <table:table-cell office:value-type="float" office:value="4372" table:style-name="ce54">
            <text:p>4.372,0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444.09</text:p>
          </table:table-cell>
          <table:table-cell office:value-type="float" office:value="198" table:style-name="ce1">
            <text:p>198</text:p>
          </table:table-cell>
          <table:table-cell office:value-type="float" office:value="0" table:style-name="ce1">
            <text:p>0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381.59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246.59</text:p>
          </table:table-cell>
          <table:table-cell office:value-type="float" office:value="135" table:style-name="ce1">
            <text:p>13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4,046.59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3,806.59</text:p>
          </table:table-cell>
          <table:table-cell office:value-type="float" office:value="240" table:style-name="ce1">
            <text:p>24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3,773.5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3,336.66</text:p>
          </table:table-cell>
          <table:table-cell office:value-type="float" office:value="436.93" table:style-name="ce1">
            <text:p>436,93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/>
          <table:table-cell office:value-type="string" table:style-name="ce74">
            <text:p><text:s/>2,520.06</text:p>
          </table:table-cell>
          <table:table-cell office:value-type="float" office:value="816.6" table:style-name="ce1">
            <text:p>816,6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/>
        </table:table-row>
        <table:table-row table:style-name="ro2">
          <table:table-cell table:number-columns-repeated="2" table:style-name="ce1"/>
          <table:table-cell office:value-type="string" table:style-name="ce74">
            <text:p><text:s/>2,320.0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2,271.31</text:p>
          </table:table-cell>
          <table:table-cell office:value-type="float" office:value="48.75" table:style-name="ce1">
            <text:p>48,7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251.31</text:p>
          </table:table-cell>
          <table:table-cell office:value-type="float" office:value="2020" table:style-name="ce54">
            <text:p>2.020,00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88.81</text:p>
          </table:table-cell>
          <table:table-cell office:value-type="float" office:value="62.5" table:style-name="ce1">
            <text:p>62,5</text:p>
          </table:table-cell>
          <table:table-cell office:value-type="float" office:value="0" table:style-name="ce1">
            <text:p>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3.81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,481.24</text:p>
          </table:table-cell>
          <table:table-cell office:value-type="float" office:value="0" table:style-name="ce1">
            <text:p>0</text:p>
          </table:table-cell>
          <table:table-cell office:value-type="float" office:value="1467.43" table:style-name="ce54">
            <text:p>1.467,43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76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1"/>
          <table:table-cell table:style-name="ce54"/>
          <table:table-cell table:number-columns-repeated="16370" table:style-name="ce1"/>
        </table:table-row>
        <table:table-row table:style-name="ro6">
          <table:table-cell office:value-type="string" table:style-name="ce74">
            <text:p>1-2-1-02-01-002</text:p>
          </table:table-cell>
          <table:table-cell office:value-type="string" table:style-name="ce75">
            <text:p>EVERECEED</text:p>
          </table:table-cell>
          <table:table-cell office:value-type="float" office:value="0" table:style-name="ce1">
            <text:p>0</text:p>
          </table:table-cell>
          <table:table-cell office:value-type="float" office:value="257930.49" table:style-name="ce54">
            <text:p>257.930,49</text:p>
          </table:table-cell>
          <table:table-cell office:value-type="float" office:value="257929.69" table:style-name="ce54">
            <text:p>257.929,69</text:p>
          </table:table-cell>
          <table:table-cell office:value-type="float" office:value="0.8" table:style-name="ce1">
            <text:p>0,8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7" table:style-name="ce1"/>
          <table:table-cell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number-columns-repeated="6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number-columns-repeated="8" table:style-name="ce1"/>
          <table:table-cell table:style-name="ce76"/>
          <table:table-cell table:number-columns-repeated="3" table:style-name="ce1"/>
          <table:table-cell table:style-name="ce54"/>
          <table:table-cell table:number-columns-repeated="4" table:style-name="ce1"/>
          <table:table-cell table:style-name="ce76"/>
          <table:table-cell table:style-name="ce1"/>
          <table:table-cell table:number-columns-repeated="2" table:style-name="ce54"/>
          <table:table-cell table:number-columns-repeated="5" table:style-name="ce1"/>
          <table:table-cell table:style-name="ce76"/>
          <table:table-cell table:number-columns-repeated="2" table:style-name="ce1"/>
          <table:table-cell table:style-name="ce54"/>
          <table:table-cell table:number-columns-repeated="5" table:style-name="ce1"/>
          <table:table-cell table:style-name="ce76"/>
          <table:table-cell table:style-name="ce1"/>
          <table:table-cell table:style-name="ce54"/>
          <table:table-cell table:style-name="ce1"/>
          <table:table-cell table:style-name="ce54"/>
          <table:table-cell table:number-columns-repeated="4" table:style-name="ce1"/>
          <table:table-cell table:style-name="ce76"/>
          <table:table-cell table:number-columns-repeated="3" table:style-name="ce1"/>
          <table:table-cell table:number-columns-repeated="2" table:style-name="ce54"/>
          <table:table-cell table:number-columns-repeated="16149"/>
        </table:table-row>
        <table:table-row table:style-name="ro2">
          <table:table-cell table:number-columns-repeated="2" table:style-name="ce1"/>
          <table:table-cell office:value-type="string" table:style-name="ce74">
            <text:p><text:s/>22,825.73</text:p>
          </table:table-cell>
          <table:table-cell office:value-type="float" office:value="0" table:style-name="ce1">
            <text:p>0</text:p>
          </table:table-cell>
          <table:table-cell office:value-type="float" office:value="22825.73" table:style-name="ce54">
            <text:p>22.825,73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.00</text:p>
          </table:table-cell>
          <table:table-cell office:value-type="float" office:value="22825.73" table:style-name="ce54">
            <text:p>22.825,73</text:p>
          </table:table-cell>
          <table:table-cell office:value-type="float" office:value="0" table:style-name="ce1">
            <text:p>0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-6,852.50</text:p>
          </table:table-cell>
          <table:table-cell office:value-type="float" office:value="6852.5" table:style-name="ce54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6852.5" table:style-name="ce54">
            <text:p>6.852,5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.2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6,852.50</text:p>
          </table:table-cell>
          <table:table-cell office:value-type="float" office:value="0" table:style-name="ce1">
            <text:p>0</text:p>
          </table:table-cell>
          <table:table-cell office:value-type="float" office:value="6852.3" table:style-name="ce54">
            <text:p>6.852,3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12,315.88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54">
            <text:p>5.463,38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5,463.38</text:p>
          </table:table-cell>
          <table:table-cell office:value-type="float" office:value="6852.5" table:style-name="ce54">
            <text:p>6.852,50</text:p>
          </table:table-cell>
          <table:table-cell office:value-type="float" office:value="0" table:style-name="ce1">
            <text:p>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 table:style-name="ce1"/>
          <table:table-cell office:value-type="string" table:style-name="ce74">
            <text:p><text:s/>32,873.38</text:p>
          </table:table-cell>
          <table:table-cell office:value-type="float" office:value="0" table:style-name="ce1">
            <text:p>0</text:p>
          </table:table-cell>
          <table:table-cell office:value-type="float" office:value="27410" table:style-name="ce54">
            <text:p>27.410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2" table:style-name="ce54"/>
          <table:table-cell table:number-columns-repeated="16371" table:style-name="ce1"/>
        </table:table-row>
        <table:table-row table:style-name="ro2">
          <table:table-cell table:number-columns-repeated="2"/>
          <table:table-cell office:value-type="string" table:style-name="ce74">
            <text:p><text:s/>46,578.38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54">
            <text:p>13.705,0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5,463.38</text:p>
          </table:table-cell>
          <table:table-cell office:value-type="float" office:value="41115" table:style-name="ce54">
            <text:p>41.115,00</text:p>
          </table:table-cell>
          <table:table-cell office:value-type="float" office:value="0" table:style-name="ce1">
            <text:p>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,926.76</text:p>
          </table:table-cell>
          <table:table-cell office:value-type="float" office:value="0" table:style-name="ce1">
            <text:p>0</text:p>
          </table:table-cell>
          <table:table-cell office:value-type="float" office:value="5463.38" table:style-name="ce54">
            <text:p>5.463,38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24,631.76</text:p>
          </table:table-cell>
          <table:table-cell office:value-type="float" office:value="0" table:style-name="ce1">
            <text:p>0</text:p>
          </table:table-cell>
          <table:table-cell office:value-type="float" office:value="13705" table:style-name="ce54">
            <text:p>13.705,0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,926.76</text:p>
          </table:table-cell>
          <table:table-cell office:value-type="float" office:value="13705" table:style-name="ce54">
            <text:p>13.705,00</text:p>
          </table:table-cell>
          <table:table-cell office:value-type="float" office:value="0" table:style-name="ce1">
            <text:p>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43,707.04</text:p>
          </table:table-cell>
          <table:table-cell office:value-type="float" office:value="0" table:style-name="ce1">
            <text:p>0</text:p>
          </table:table-cell>
          <table:table-cell office:value-type="float" office:value="32780.28" table:style-name="ce54">
            <text:p>32.780,28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54,636.80</text:p>
          </table:table-cell>
          <table:table-cell office:value-type="float" office:value="0" table:style-name="ce1">
            <text:p>0</text:p>
          </table:table-cell>
          <table:table-cell office:value-type="float" office:value="10929.76" table:style-name="ce54">
            <text:p>10.929,7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68,629.57</text:p>
          </table:table-cell>
          <table:table-cell office:value-type="float" office:value="0" table:style-name="ce1">
            <text:p>0</text:p>
          </table:table-cell>
          <table:table-cell office:value-type="float" office:value="13992.77" table:style-name="ce54">
            <text:p>13.992,77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96,615.11</text:p>
          </table:table-cell>
          <table:table-cell office:value-type="float" office:value="0" table:style-name="ce1">
            <text:p>0</text:p>
          </table:table-cell>
          <table:table-cell office:value-type="float" office:value="27985.54" table:style-name="ce54">
            <text:p>27.985,5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76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96,615.91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6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66,579.76</text:p>
          </table:table-cell>
          <table:table-cell office:value-type="float" office:value="0" table:style-name="ce1">
            <text:p>0</text:p>
          </table:table-cell>
          <table:table-cell office:value-type="float" office:value="69963.850000000006" table:style-name="ce54">
            <text:p>69.963,85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38,594.22</text:p>
          </table:table-cell>
          <table:table-cell office:value-type="float" office:value="27985.54" table:style-name="ce54">
            <text:p>27.985,54</text:p>
          </table:table-cell>
          <table:table-cell office:value-type="float" office:value="0" table:style-name="ce1">
            <text:p>0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68,630.37</text:p>
          </table:table-cell>
          <table:table-cell office:value-type="float" office:value="69963.850000000006" table:style-name="ce54">
            <text:p>69.963,85</text:p>
          </table:table-cell>
          <table:table-cell office:value-type="float" office:value="0" table:style-name="ce1">
            <text:p>0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10,930.56</text:p>
          </table:table-cell>
          <table:table-cell office:value-type="float" office:value="57699.81" table:style-name="ce54">
            <text:p>57.699,81</text:p>
          </table:table-cell>
          <table:table-cell office:value-type="float" office:value="0" table:style-name="ce1">
            <text:p>0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54"/>
          <table:table-cell table:number-columns-repeated="16371"/>
        </table:table-row>
        <table:table-row table:style-name="ro2">
          <table:table-cell table:number-columns-repeated="2"/>
          <table:table-cell office:value-type="string" table:style-name="ce74">
            <text:p><text:s/>.80</text:p>
          </table:table-cell>
          <table:table-cell office:value-type="float" office:value="10929.76" table:style-name="ce54">
            <text:p>10.929,76</text:p>
          </table:table-cell>
          <table:table-cell office:value-type="float" office:value="0" table:style-name="ce1">
            <text:p>0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2" table:style-name="ce54"/>
          <table:table-cell table:number-columns-repeated="16371"/>
        </table:table-row>
        <table:table-row table:number-rows-repeated="1048385" table:style-name="ro4">
          <table:table-cell table:number-columns-repeated="16384"/>
        </table:table-row>
      </table:table>
      <table:table table:name="Mayor_General_Definitivo" table:style-name="ta5">
        <table:table-column table:style-name="co27" table:default-cell-style-name="ce1"/>
        <table:table-column table:style-name="co35" table:default-cell-style-name="ce1"/>
        <table:table-column table:style-name="co36" table:number-columns-repeated="3" table:default-cell-style-name="ce8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30" table:default-cell-style-name="ce1"/>
        <table:table-column table:style-name="co34" table:default-cell-style-name="ce1"/>
        <table:table-column table:style-name="co9" table:number-columns-repeated="1013" table:default-cell-style-name="ce1"/>
        <table:table-column table:style-name="co11" table:number-columns-repeated="15360" table:default-cell-style-name="ce1"/>
        <table:table-row table:style-name="ro5">
          <table:table-cell office:value-type="string" table:style-name="ce77">
            <text:p>1-2-1-01</text:p>
          </table:table-cell>
          <table:table-cell office:value-type="string" table:style-name="ce55">
            <text:p>INVENTARIO</text:p>
          </table:table-cell>
          <table:table-cell office:value-type="float" office:value="80964.009999999995" table:style-name="ce78">
            <text:p>80.964,01</text:p>
          </table:table-cell>
          <table:table-cell office:value-type="float" office:value="780728.22" table:style-name="ce78">
            <text:p>780.728,22</text:p>
          </table:table-cell>
          <table:table-cell office:value-type="float" office:value="784132.52" table:style-name="ce78">
            <text:p>784.132,52</text:p>
          </table:table-cell>
          <table:table-cell office:value-type="float" office:value="77559.710000000006" table:style-name="ce79">
            <text:p>77.559,71</text:p>
          </table:table-cell>
          <table:table-cell office:value-type="string" table:style-name="ce55">
            <text:p>Totales &gt;&gt;&gt;&gt;&gt;&gt;&gt;&gt;&gt;&gt;&gt; :</text:p>
          </table:table-cell>
          <table:table-cell office:value-type="float" office:value="0" table:style-name="ce55">
            <text:p>0</text:p>
          </table:table-cell>
          <table:table-cell office:value-type="float" office:value="3960592.21" table:style-name="ce79">
            <text:p>3.960.592,21</text:p>
          </table:table-cell>
          <table:table-cell table:number-columns-repeated="16375" table:style-name="ce55"/>
        </table:table-row>
        <table:table-row table:style-name="ro5">
          <table:table-cell office:value-type="string" table:style-name="ce77">
            <text:p>1-2-1-01-01</text:p>
          </table:table-cell>
          <table:table-cell office:value-type="string" table:style-name="ce55">
            <text:p>INVENTARIO BODEGA</text:p>
          </table:table-cell>
          <table:table-cell office:value-type="float" office:value="80964.009999999995" table:style-name="ce78">
            <text:p>80.964,01</text:p>
          </table:table-cell>
          <table:table-cell office:value-type="float" office:value="780728.22" table:style-name="ce78">
            <text:p>780.728,22</text:p>
          </table:table-cell>
          <table:table-cell office:value-type="float" office:value="784132.52" table:style-name="ce78">
            <text:p>784.132,52</text:p>
          </table:table-cell>
          <table:table-cell office:value-type="float" office:value="77559.710000000006" table:style-name="ce79">
            <text:p>77.559,71</text:p>
          </table:table-cell>
          <table:table-cell office:value-type="string" table:style-name="ce55">
            <text:p>Totales &gt;&gt;&gt;&gt;&gt;&gt;&gt;&gt;&gt;&gt;&gt; :</text:p>
          </table:table-cell>
          <table:table-cell office:value-type="float" office:value="0" table:style-name="ce55">
            <text:p>0</text:p>
          </table:table-cell>
          <table:table-cell office:value-type="float" office:value="3960592.21" table:style-name="ce79">
            <text:p>3.960.592,21</text:p>
          </table:table-cell>
          <table:table-cell table:number-columns-repeated="16375" table:style-name="ce55"/>
        </table:table-row>
        <table:table-row table:style-name="ro5">
          <table:table-cell office:value-type="string" table:style-name="ce77">
            <text:p>1-2-1-01-01-001</text:p>
          </table:table-cell>
          <table:table-cell office:value-type="string" table:style-name="ce55">
            <text:p>INVENTARIO EN TRANSITO</text:p>
          </table:table-cell>
          <table:table-cell office:value-type="float" office:value="80964.009999999995" table:style-name="ce78">
            <text:p>80.964,01</text:p>
          </table:table-cell>
          <table:table-cell office:value-type="float" office:value="388661.96" table:style-name="ce78">
            <text:p>388.661,96</text:p>
          </table:table-cell>
          <table:table-cell office:value-type="float" office:value="392066.26" table:style-name="ce78">
            <text:p>392.066,26</text:p>
          </table:table-cell>
          <table:table-cell office:value-type="float" office:value="77559.710000000006" table:style-name="ce79">
            <text:p>77.559,71</text:p>
          </table:table-cell>
          <table:table-cell office:value-type="string" table:style-name="ce55">
            <text:p>TC</text:p>
          </table:table-cell>
          <table:table-cell office:value-type="string" table:style-name="ce55">
            <text:p>Comprobante</text:p>
          </table:table-cell>
          <table:table-cell office:value-type="string" table:style-name="ce55">
            <text:p>Diario</text:p>
          </table:table-cell>
          <table:table-cell table:number-columns-repeated="16375" table:style-name="ce55"/>
        </table:table-row>
        <table:table-row table:style-name="ro2">
          <table:table-cell table:number-columns-repeated="2" table:style-name="ce1"/>
          <table:table-cell office:value-type="string" table:style-name="ce80">
            <text:p><text:s/>81,076.01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502" table:style-name="ce1">
            <text:p>1695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017592-0 :ND:0-017592 TD020-19 SERV.TRANSF ENVI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82,157.30</text:p>
          </table:table-cell>
          <table:table-cell office:value-type="float" office:value="1081.29" table:style-name="ce25">
            <text:p>1.081,29</text:p>
          </table:table-cell>
          <table:table-cell office:value-type="float" office:value="0" table:style-name="ce8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602" table:style-name="ce1">
            <text:p>1696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0175792-0 :ND:0-0175792 Impuesto salidas de div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82,177.30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702" table:style-name="ce1">
            <text:p>1697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00175792-0 :ND:0-00175792 GSTO EXTERIOR TRANSF.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6,888.84</text:p>
          </table:table-cell>
          <table:table-cell office:value-type="float" office:value="0" table:style-name="ce81">
            <text:p>0</text:p>
          </table:table-cell>
          <table:table-cell office:value-type="float" office:value="45288.46" table:style-name="ce25">
            <text:p>45.288,46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6,984.24</text:p>
          </table:table-cell>
          <table:table-cell office:value-type="float" office:value="95.4" table:style-name="ce81">
            <text:p>95,4</text:p>
          </table:table-cell>
          <table:table-cell office:value-type="float" office:value="0" table:style-name="ce8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702" table:style-name="ce1">
            <text:p>1707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0174006-0 :ND:0-0174006 Cargo mas iva por serv.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7,266.87</text:p>
          </table:table-cell>
          <table:table-cell office:value-type="float" office:value="282.63" table:style-name="ce81">
            <text:p>282,63</text:p>
          </table:table-cell>
          <table:table-cell office:value-type="float" office:value="0" table:style-name="ce8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802" table:style-name="ce1">
            <text:p>1708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00174006-0 :ND:0-00174006 IMPUESTO A LA SALIDA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7,286.87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902" table:style-name="ce1">
            <text:p>1709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00017406-0 :ND:0-00017406 GASTO EXTERIOR TRANSF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45,561.45</text:p>
          </table:table-cell>
          <table:table-cell office:value-type="float" office:value="8274.58" table:style-name="ce25">
            <text:p>8.274,58</text:p>
          </table:table-cell>
          <table:table-cell office:value-type="float" office:value="0" table:style-name="ce8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45,726.94</text:p>
          </table:table-cell>
          <table:table-cell office:value-type="float" office:value="165.49" table:style-name="ce81">
            <text:p>165,49</text:p>
          </table:table-cell>
          <table:table-cell office:value-type="float" office:value="0" table:style-name="ce8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402" table:style-name="ce1">
            <text:p>1714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5506380000-0 :ND:0-5506380000 Pago Liquidacio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45,727.51</text:p>
          </table:table-cell>
          <table:table-cell office:value-type="float" office:value="0.56999999999999995" table:style-name="ce81">
            <text:p>0,57</text:p>
          </table:table-cell>
          <table:table-cell office:value-type="float" office:value="0" table:style-name="ce8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502" table:style-name="ce1">
            <text:p>1715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550638-0 :ND:0-550638 CARGO MAS IVA POR RECAUDA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6,030.74</text:p>
          </table:table-cell>
          <table:table-cell office:value-type="float" office:value="0" table:style-name="ce81">
            <text:p>0</text:p>
          </table:table-cell>
          <table:table-cell office:value-type="float" office:value="51758.25" table:style-name="ce25">
            <text:p>51.758,25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6,010.74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302" table:style-name="ce1">
            <text:p>1723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0174555-0 :ND:0-000174555 Gatos exterior tra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5,797.57</text:p>
          </table:table-cell>
          <table:table-cell office:value-type="float" office:value="213.17" table:style-name="ce81">
            <text:p>213,17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202" table:style-name="ce1">
            <text:p>1722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174555-0 :ND:0-00174555 Impuesto salida de d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501.13</text:p>
          </table:table-cell>
          <table:table-cell office:value-type="float" office:value="10298.700000000001" table:style-name="ce25">
            <text:p>10.298,70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596.53</text:p>
          </table:table-cell>
          <table:table-cell office:value-type="float" office:value="95.4" table:style-name="ce81">
            <text:p>95,4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102" table:style-name="ce1">
            <text:p>1721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174555-0 :ND:0-0174555 Cargo mas iva por serv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802.50</text:p>
          </table:table-cell>
          <table:table-cell office:value-type="float" office:value="205.97" table:style-name="ce81">
            <text:p>205,97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802" table:style-name="ce1">
            <text:p>1718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31145-0 :ND:0-131145 Pago liquidacion senae #4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897.90</text:p>
          </table:table-cell>
          <table:table-cell office:value-type="float" office:value="95.4" table:style-name="ce81">
            <text:p>95,4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102" table:style-name="ce1">
            <text:p>1731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175934-0 :ND:0-0175934 Cargo mas iva por serv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180.53</text:p>
          </table:table-cell>
          <table:table-cell office:value-type="float" office:value="282.63" table:style-name="ce81">
            <text:p>282,63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202" table:style-name="ce1">
            <text:p>1732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175934-0 :ND:0-00175934 Impuesto salida de d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200.53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302" table:style-name="ce1">
            <text:p>1733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000175934-0 :ND:0-000175934 Gasto exterior tra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201.10</text:p>
          </table:table-cell>
          <table:table-cell office:value-type="float" office:value="0.56999999999999995" table:style-name="ce81">
            <text:p>0,57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1902" table:style-name="ce1">
            <text:p>1719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311450-0 :ND:0-1311450 cargo mas iva recaudac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221.10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102" table:style-name="ce1">
            <text:p>1751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0176191-0 :ND:0-000176191 GASTO EXT. TRANSF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846.35</text:p>
          </table:table-cell>
          <table:table-cell office:value-type="float" office:value="625.25" table:style-name="ce81">
            <text:p>625,25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5002" table:style-name="ce1">
            <text:p>1750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176191-0 :ND:0-00176191 IMPUESTO SALIDA DIVI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866.35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202" table:style-name="ce1">
            <text:p>1742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0176136-0 :ND:0-000176136 GASTO EXTERIOR TRA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,176.85</text:p>
          </table:table-cell>
          <table:table-cell office:value-type="float" office:value="1310.5" table:style-name="ce25">
            <text:p>1.310,50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102" table:style-name="ce1">
            <text:p>1741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0176136-0 :ND:0-00176136 IMPUESTO SALIDA DIVI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,288.85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002" table:style-name="ce1">
            <text:p>1740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176136-0 :ND:0-0176136 CARGO MAS IVA TRANSFER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,400.85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902" table:style-name="ce1">
            <text:p>1749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0176191-0 :ND:0-0176191 CARGO MAS IVA SERV. TR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5,925.85</text:p>
          </table:table-cell>
          <table:table-cell office:value-type="float" office:value="68525" table:style-name="ce25">
            <text:p>68.525,00</text:p>
          </table:table-cell>
          <table:table-cell office:value-type="float" office:value="0" table:style-name="ce81">
            <text:p>0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5,945.85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502" table:style-name="ce1">
            <text:p>1765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000-0 :ND:0-176608000 GASTOS EXT. TRANF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6,057.85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702" table:style-name="ce1">
            <text:p>1767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0-0 :ND:0-1767690 CARGO MAS IVA SERV. TR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6,743.10</text:p>
          </table:table-cell>
          <table:table-cell office:value-type="float" office:value="685.25" table:style-name="ce81">
            <text:p>685,25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802" table:style-name="ce1">
            <text:p>1768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00-0 :ND:0-17676900 IMPUESTO SALIDA DIVI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6,763.10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902" table:style-name="ce1">
            <text:p>1769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000-0 :ND:0-176769000 GASTO EXT. TRANSF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6,976.27</text:p>
          </table:table-cell>
          <table:table-cell office:value-type="float" office:value="213.17" table:style-name="ce81">
            <text:p>213,17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402" table:style-name="ce1">
            <text:p>1764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00-0 :ND:0-17660800 IMPUESTO SALIDA DE D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7,071.67</text:p>
          </table:table-cell>
          <table:table-cell office:value-type="float" office:value="95.4" table:style-name="ce81">
            <text:p>95,4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302" table:style-name="ce1">
            <text:p>1763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0-0 :ND:0-1766080 CARGO MAS IVA TRANSF. E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1,691.59</text:p>
          </table:table-cell>
          <table:table-cell office:value-type="float" office:value="0" table:style-name="ce81">
            <text:p>0</text:p>
          </table:table-cell>
          <table:table-cell office:value-type="float" office:value="45380.08" table:style-name="ce25">
            <text:p>45.380,08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1,803.59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802" table:style-name="ce1">
            <text:p>1788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0176883-0 :ND:0-0176883 CARGO MAS IVA POR SERV.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3,382.60</text:p>
          </table:table-cell>
          <table:table-cell office:value-type="float" office:value="1579.01" table:style-name="ce25">
            <text:p>1.579,01</text:p>
          </table:table-cell>
          <table:table-cell office:value-type="float" office:value="0" table:style-name="ce8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902" table:style-name="ce1">
            <text:p>1789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00176883-0 :ND:0-00176883 Impuesto a la salida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3,402.60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002" table:style-name="ce1">
            <text:p>1790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0000176883-0 :ND:0-0000176883 GASTO DEL EXTER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1,070.16</text:p>
          </table:table-cell>
          <table:table-cell office:value-type="float" office:value="17667.560000000001" table:style-name="ce25">
            <text:p>17.667,56</text:p>
          </table:table-cell>
          <table:table-cell office:value-type="float" office:value="0" table:style-name="ce8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1,423.51</text:p>
          </table:table-cell>
          <table:table-cell office:value-type="float" office:value="353.35" table:style-name="ce81">
            <text:p>353,35</text:p>
          </table:table-cell>
          <table:table-cell office:value-type="float" office:value="0" table:style-name="ce8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602" table:style-name="ce1">
            <text:p>1796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716784-0 :ND:0-716784 Pago Liquidacion #410323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1,424.08</text:p>
          </table:table-cell>
          <table:table-cell office:value-type="float" office:value="0.56999999999999995" table:style-name="ce81">
            <text:p>0,57</text:p>
          </table:table-cell>
          <table:table-cell office:value-type="float" office:value="0" table:style-name="ce8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9702" table:style-name="ce1">
            <text:p>1797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7167840-0 :ND:0-7167840 CARGO MAS IVA POR RECAU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3,304.08</text:p>
          </table:table-cell>
          <table:table-cell office:value-type="float" office:value="1880" table:style-name="ce25">
            <text:p>1.880,00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3,479.08</text:p>
          </table:table-cell>
          <table:table-cell office:value-type="float" office:value="175" table:style-name="ce81">
            <text:p>175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4,259.48</text:p>
          </table:table-cell>
          <table:table-cell office:value-type="float" office:value="780.4" table:style-name="ce81">
            <text:p>780,4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4,279.48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4,555.78</text:p>
          </table:table-cell>
          <table:table-cell office:value-type="float" office:value="276.3" table:style-name="ce81">
            <text:p>276,3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933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5,000.32</text:p>
          </table:table-cell>
          <table:table-cell office:value-type="float" office:value="444.54" table:style-name="ce81">
            <text:p>444,54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5,200.32</text:p>
          </table:table-cell>
          <table:table-cell office:value-type="float" office:value="200" table:style-name="ce81">
            <text:p>200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5,335.32</text:p>
          </table:table-cell>
          <table:table-cell office:value-type="float" office:value="135" table:style-name="ce81">
            <text:p>135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5,397.82</text:p>
          </table:table-cell>
          <table:table-cell office:value-type="float" office:value="62.5" table:style-name="ce81">
            <text:p>62,5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5,637.82</text:p>
          </table:table-cell>
          <table:table-cell office:value-type="float" office:value="240" table:style-name="ce81">
            <text:p>240</text:p>
          </table:table-cell>
          <table:table-cell office:value-type="float" office:value="0" table:style-name="ce81">
            <text:p>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5,869.92</text:p>
          </table:table-cell>
          <table:table-cell office:value-type="float" office:value="232.1" table:style-name="ce81">
            <text:p>232,1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6691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5,929.61</text:p>
          </table:table-cell>
          <table:table-cell office:value-type="float" office:value="59.69" table:style-name="ce81">
            <text:p>59,69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64304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8,669.61</text:p>
          </table:table-cell>
          <table:table-cell office:value-type="float" office:value="2740" table:style-name="ce25">
            <text:p>2.740,00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8,844.61</text:p>
          </table:table-cell>
          <table:table-cell office:value-type="float" office:value="175" table:style-name="ce81">
            <text:p>175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9,643.81</text:p>
          </table:table-cell>
          <table:table-cell office:value-type="float" office:value="799.2" table:style-name="ce81">
            <text:p>799,2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9,663.81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9,913.81</text:p>
          </table:table-cell>
          <table:table-cell office:value-type="float" office:value="250" table:style-name="ce81">
            <text:p>250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9,988.81</text:p>
          </table:table-cell>
          <table:table-cell office:value-type="float" office:value="75" table:style-name="ce81">
            <text:p>75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0,674.30</text:p>
          </table:table-cell>
          <table:table-cell office:value-type="float" office:value="685.49" table:style-name="ce81">
            <text:p>685,49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0,914.30</text:p>
          </table:table-cell>
          <table:table-cell office:value-type="float" office:value="240" table:style-name="ce81">
            <text:p>240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1,114.30</text:p>
          </table:table-cell>
          <table:table-cell office:value-type="float" office:value="200" table:style-name="ce81">
            <text:p>200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1,908.38</text:p>
          </table:table-cell>
          <table:table-cell office:value-type="float" office:value="794.08" table:style-name="ce81">
            <text:p>794,08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2,158.38</text:p>
          </table:table-cell>
          <table:table-cell office:value-type="float" office:value="250" table:style-name="ce81">
            <text:p>250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2,408.38</text:p>
          </table:table-cell>
          <table:table-cell office:value-type="float" office:value="250" table:style-name="ce81">
            <text:p>250</text:p>
          </table:table-cell>
          <table:table-cell office:value-type="float" office:value="0" table:style-name="ce81">
            <text:p>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7,042.18</text:p>
          </table:table-cell>
          <table:table-cell office:value-type="float" office:value="54633.8" table:style-name="ce25">
            <text:p>54.633,80</text:p>
          </table:table-cell>
          <table:table-cell office:value-type="float" office:value="0" table:style-name="ce81">
            <text:p>0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1,662.10</text:p>
          </table:table-cell>
          <table:table-cell office:value-type="float" office:value="0" table:style-name="ce81">
            <text:p>0</text:p>
          </table:table-cell>
          <table:table-cell office:value-type="float" office:value="45380.08" table:style-name="ce25">
            <text:p>45.380,08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7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1,946.44</text:p>
          </table:table-cell>
          <table:table-cell office:value-type="float" office:value="284.33999999999997" table:style-name="ce81">
            <text:p>284,34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6,163.43</text:p>
          </table:table-cell>
          <table:table-cell office:value-type="float" office:value="14216.99" table:style-name="ce25">
            <text:p>14.216,99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402" table:style-name="ce1">
            <text:p>1824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35847-0 :ND:0-035847 Liquidacion #41122234 TD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6,183.43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302" table:style-name="ce1">
            <text:p>1823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177695-0 :ND:0-0177695 GASTO DEL EXTERIOR TRAN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6,203.43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302" table:style-name="ce1">
            <text:p>1813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00177532-0 :ND:0-0000177532 GASTO DEL EXTER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6,903.07</text:p>
          </table:table-cell>
          <table:table-cell office:value-type="float" office:value="699.64" table:style-name="ce81">
            <text:p>699,64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202" table:style-name="ce1">
            <text:p>1822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177695-0 :ND:0-00177695 IMPUESTO SALIDA DIVI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7,015.07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102" table:style-name="ce1">
            <text:p>1821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0177695-0 :ND:0-000177695 CARGO MAS IVA POR S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7,015.64</text:p>
          </table:table-cell>
          <table:table-cell office:value-type="float" office:value="0.56999999999999995" table:style-name="ce81">
            <text:p>0,57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502" table:style-name="ce1">
            <text:p>1825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35847-0 :ND:0-35847 CARGO MAS IVA POR RECAUDAC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7,502.13</text:p>
          </table:table-cell>
          <table:table-cell office:value-type="float" office:value="486.49" table:style-name="ce81">
            <text:p>486,49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202" table:style-name="ce1">
            <text:p>1812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177532-0 :ND:0-00177532 Impjuesto salida div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7,614.13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102" table:style-name="ce1">
            <text:p>1811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177532-0 :ND:0-177532 CARGO MAS IVA POR SERV.T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0,747.34</text:p>
          </table:table-cell>
          <table:table-cell office:value-type="float" office:value="0" table:style-name="ce81">
            <text:p>0</text:p>
          </table:table-cell>
          <table:table-cell office:value-type="float" office:value="36866.79" table:style-name="ce25">
            <text:p>36.866,79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,149.67</text:p>
          </table:table-cell>
          <table:table-cell office:value-type="float" office:value="0" table:style-name="ce81">
            <text:p>0</text:p>
          </table:table-cell>
          <table:table-cell office:value-type="float" office:value="39597.67" table:style-name="ce25">
            <text:p>39.597,67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,372.82</text:p>
          </table:table-cell>
          <table:table-cell office:value-type="float" office:value="223.15" table:style-name="ce81">
            <text:p>223,15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3,392.82</text:p>
          </table:table-cell>
          <table:table-cell office:value-type="float" office:value="2020" table:style-name="ce25">
            <text:p>2.020,00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3,567.82</text:p>
          </table:table-cell>
          <table:table-cell office:value-type="float" office:value="175" table:style-name="ce81">
            <text:p>175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4,384.42</text:p>
          </table:table-cell>
          <table:table-cell office:value-type="float" office:value="816.6" table:style-name="ce81">
            <text:p>816,6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4,624.42</text:p>
          </table:table-cell>
          <table:table-cell office:value-type="float" office:value="240" table:style-name="ce81">
            <text:p>240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4,824.42</text:p>
          </table:table-cell>
          <table:table-cell office:value-type="float" office:value="200" table:style-name="ce81">
            <text:p>200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4,959.42</text:p>
          </table:table-cell>
          <table:table-cell office:value-type="float" office:value="135" table:style-name="ce81">
            <text:p>135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,021.92</text:p>
          </table:table-cell>
          <table:table-cell office:value-type="float" office:value="62.5" table:style-name="ce81">
            <text:p>62,5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,491.85</text:p>
          </table:table-cell>
          <table:table-cell office:value-type="float" office:value="469.93" table:style-name="ce81">
            <text:p>469,93</text:p>
          </table:table-cell>
          <table:table-cell office:value-type="float" office:value="0" table:style-name="ce81">
            <text:p>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5,419.55</text:p>
          </table:table-cell>
          <table:table-cell office:value-type="float" office:value="139927.70000000001" table:style-name="ce25">
            <text:p>139.927,70</text:p>
          </table:table-cell>
          <table:table-cell office:value-type="float" office:value="0" table:style-name="ce81">
            <text:p>0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6,758.83</text:p>
          </table:table-cell>
          <table:table-cell office:value-type="float" office:value="1339.28" table:style-name="ce25">
            <text:p>1.339,28</text:p>
          </table:table-cell>
          <table:table-cell office:value-type="float" office:value="0" table:style-name="ce8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402" table:style-name="ce1">
            <text:p>186402</text:p>
          </table:table-cell>
          <table:table-cell office:value-type="date" office:date-value="2020-10-31T00:00:00" table:style-name="ce76">
            <text:p>31/10/2020</text:p>
          </table:table-cell>
          <table:table-cell office:value-type="string" table:style-name="ce1">
            <text:p>ND 122553-1 :ND:1-122553 EverExceed - PO #TD023-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6,870.83</text:p>
          </table:table-cell>
          <table:table-cell office:value-type="float" office:value="112" table:style-name="ce81">
            <text:p>112</text:p>
          </table:table-cell>
          <table:table-cell office:value-type="float" office:value="0" table:style-name="ce81">
            <text:p>0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6502" table:style-name="ce1">
            <text:p>186502</text:p>
          </table:table-cell>
          <table:table-cell office:value-type="date" office:date-value="2020-10-31T00:00:00" table:style-name="ce76">
            <text:p>31/10/2020</text:p>
          </table:table-cell>
          <table:table-cell office:value-type="string" table:style-name="ce1">
            <text:p>ND 122553-2 :ND:2-122553 CARGO MAS IVA POR SERV.T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2">
            <text:p><text:s/>156,890.83</text:p>
          </table:table-cell>
          <table:table-cell office:value-type="float" office:value="20" table:style-name="ce81">
            <text:p>20</text:p>
          </table:table-cell>
          <table:table-cell office:value-type="float" office:value="0" table:style-name="ce81">
            <text:p>0</text:p>
          </table:table-cell>
          <table:table-cell table:number-columns-repeated="3" table:style-name="ce1"/>
          <table:table-cell office:value-type="float" office:value="186602" table:style-name="ce1">
            <text:p>186602</text:p>
          </table:table-cell>
          <table:table-cell office:value-type="date" office:date-value="2020-10-31T00:00:00" table:style-name="ce76">
            <text:p>31/10/2020</text:p>
          </table:table-cell>
          <table:table-cell office:value-type="string" table:style-name="ce1">
            <text:p>ND 122553-3 :ND:3-122553 GASTO DEL EXTERIOR TRANSF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65,102.55</text:p>
          </table:table-cell>
          <table:table-cell office:value-type="float" office:value="8211.7199999999993" table:style-name="ce83">
            <text:p>8.211,72</text:p>
          </table:table-cell>
          <table:table-cell office:value-type="float" office:value="0" table:style-name="ce84">
            <text:p>0</text:p>
          </table:table-cell>
          <table:table-cell office:value-type="float" office:value="48463.810000000012" table:formula="of:=SUM([.D94:.D128])" table:style-name="ce1">
            <text:p>48463,81</text:p>
          </table:table-cell>
          <table:table-cell office:value-type="float" office:value="127794.93" table:formula="of:=SUM([.E94:.E128])" table:style-name="ce1">
            <text:p>127794,93</text:p>
          </table:table-cell>
          <table:table-cell table:style-name="ce1"/>
          <table:table-cell office:value-type="float" office:value="187402" table:style-name="ce1">
            <text:p>187402</text:p>
          </table:table-cell>
          <table:table-cell office:value-type="date" office:date-value="2020-11-30T00:00:00" table:style-name="ce76">
            <text:p>30/11/2020</text:p>
          </table:table-cell>
          <table:table-cell office:value-type="string" table:style-name="ce1">
            <text:p>ND 20112020-1 :ND:1-20112020 Liquidaci # 413547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65,266.78</text:p>
          </table:table-cell>
          <table:table-cell office:value-type="float" office:value="164.23" table:style-name="ce84">
            <text:p>164,23</text:p>
          </table:table-cell>
          <table:table-cell office:value-type="float" office:value="0" table:style-name="ce84">
            <text:p>0</text:p>
          </table:table-cell>
          <table:table-cell table:number-columns-repeated="3" table:style-name="ce1"/>
          <table:table-cell office:value-type="float" office:value="187402" table:style-name="ce1">
            <text:p>187402</text:p>
          </table:table-cell>
          <table:table-cell office:value-type="date" office:date-value="2020-11-30T00:00:00" table:style-name="ce76">
            <text:p>30/11/2020</text:p>
          </table:table-cell>
          <table:table-cell office:value-type="string" table:style-name="ce1">
            <text:p>ND 20112020-1 :ND:1-20112020 Liquidaci # 413547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83,232.33</text:p>
          </table:table-cell>
          <table:table-cell office:value-type="float" office:value="17965.55" table:style-name="ce83">
            <text:p>17.965,55</text:p>
          </table:table-cell>
          <table:table-cell office:value-type="float" office:value="0" table:style-name="ce84">
            <text:p>0</text:p>
          </table:table-cell>
          <table:table-cell table:number-columns-repeated="3" table:style-name="ce1"/>
          <table:table-cell office:value-type="float" office:value="187302" table:style-name="ce1">
            <text:p>187302</text:p>
          </table:table-cell>
          <table:table-cell office:value-type="date" office:date-value="2020-11-30T00:00:00" table:style-name="ce76">
            <text:p>30/11/2020</text:p>
          </table:table-cell>
          <table:table-cell office:value-type="string" table:style-name="ce1">
            <text:p>ND 11112020-1 :ND:1-11112020 Liquidaci # 413344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83,591.64</text:p>
          </table:table-cell>
          <table:table-cell office:value-type="float" office:value="359.31" table:style-name="ce84">
            <text:p>359,31</text:p>
          </table:table-cell>
          <table:table-cell office:value-type="float" office:value="0" table:style-name="ce84">
            <text:p>0</text:p>
          </table:table-cell>
          <table:table-cell table:number-columns-repeated="3" table:style-name="ce1"/>
          <table:table-cell office:value-type="float" office:value="187302" table:style-name="ce1">
            <text:p>187302</text:p>
          </table:table-cell>
          <table:table-cell office:value-type="date" office:date-value="2020-11-30T00:00:00" table:style-name="ce76">
            <text:p>30/11/2020</text:p>
          </table:table-cell>
          <table:table-cell office:value-type="string" table:style-name="ce1">
            <text:p>ND 11112020-1 :ND:1-11112020 Liquidaci # 4133448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8,566.52</text:p>
          </table:table-cell>
          <table:table-cell office:value-type="float" office:value="0" table:style-name="ce84">
            <text:p>0</text:p>
          </table:table-cell>
          <table:table-cell office:value-type="float" office:value="25025.119999999999" table:style-name="ce83">
            <text:p>25.025,12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150 BATERIAS HR-1280 DE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7,231.85</text:p>
          </table:table-cell>
          <table:table-cell office:value-type="float" office:value="0" table:style-name="ce84">
            <text:p>0</text:p>
          </table:table-cell>
          <table:table-cell office:value-type="float" office:value="1334.67" table:style-name="ce83">
            <text:p>1.334,67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8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6,564.51</text:p>
          </table:table-cell>
          <table:table-cell office:value-type="float" office:value="0" table:style-name="ce84">
            <text:p>0</text:p>
          </table:table-cell>
          <table:table-cell office:value-type="float" office:value="667.34" table:style-name="ce84">
            <text:p>667,34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4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55,897.17</text:p>
          </table:table-cell>
          <table:table-cell office:value-type="float" office:value="0" table:style-name="ce84">
            <text:p>0</text:p>
          </table:table-cell>
          <table:table-cell office:value-type="float" office:value="667.34" table:style-name="ce84">
            <text:p>667,34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4 BATERIAS DM-12120 INVENTARIO POR IMPORTACIﾓN <text:s/>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0,498.20</text:p>
          </table:table-cell>
          <table:table-cell office:value-type="float" office:value="0" table:style-name="ce84">
            <text:p>0</text:p>
          </table:table-cell>
          <table:table-cell office:value-type="float" office:value="65398.97" table:style-name="ce83">
            <text:p>65.398,97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392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1,440.42</text:p>
          </table:table-cell>
          <table:table-cell office:value-type="float" office:value="942.22" table:style-name="ce84">
            <text:p>942,22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1,790.42</text:p>
          </table:table-cell>
          <table:table-cell office:value-type="float" office:value="350" table:style-name="ce84">
            <text:p>35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2,190.42</text:p>
          </table:table-cell>
          <table:table-cell office:value-type="float" office:value="400" table:style-name="ce84">
            <text:p>40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2,430.42</text:p>
          </table:table-cell>
          <table:table-cell office:value-type="float" office:value="240" table:style-name="ce84">
            <text:p>24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2,670.42</text:p>
          </table:table-cell>
          <table:table-cell office:value-type="float" office:value="240" table:style-name="ce84">
            <text:p>24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2,910.42</text:p>
          </table:table-cell>
          <table:table-cell office:value-type="float" office:value="240" table:style-name="ce84">
            <text:p>24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3,970.66</text:p>
          </table:table-cell>
          <table:table-cell office:value-type="float" office:value="1060.24" table:style-name="ce83">
            <text:p>1.060,24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4,036.66</text:p>
          </table:table-cell>
          <table:table-cell office:value-type="float" office:value="66" table:style-name="ce84">
            <text:p>66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4,121.66</text:p>
          </table:table-cell>
          <table:table-cell office:value-type="float" office:value="85" table:style-name="ce84">
            <text:p>85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4,206.66</text:p>
          </table:table-cell>
          <table:table-cell office:value-type="float" office:value="85" table:style-name="ce84">
            <text:p>85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5,276.66</text:p>
          </table:table-cell>
          <table:table-cell office:value-type="float" office:value="1070" table:style-name="ce83">
            <text:p>1.070,0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5,636.66</text:p>
          </table:table-cell>
          <table:table-cell office:value-type="float" office:value="360" table:style-name="ce84">
            <text:p>36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5,836.66</text:p>
          </table:table-cell>
          <table:table-cell office:value-type="float" office:value="10200" table:style-name="ce83">
            <text:p>10.200,0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5,837.17</text:p>
          </table:table-cell>
          <table:table-cell office:value-type="float" office:value="0.51" table:style-name="ce84">
            <text:p>0,51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5,837.68</text:p>
          </table:table-cell>
          <table:table-cell office:value-type="float" office:value="0.51" table:style-name="ce84">
            <text:p>0,51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6,427.73</text:p>
          </table:table-cell>
          <table:table-cell office:value-type="float" office:value="590.04999999999995" table:style-name="ce84">
            <text:p>590,05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6,447.73</text:p>
          </table:table-cell>
          <table:table-cell office:value-type="float" office:value="20" table:style-name="ce84">
            <text:p>2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6,559.73</text:p>
          </table:table-cell>
          <table:table-cell office:value-type="float" office:value="112" table:style-name="ce84">
            <text:p>112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9,997.92</text:p>
          </table:table-cell>
          <table:table-cell office:value-type="float" office:value="3438.19" table:style-name="ce83">
            <text:p>3.438,19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0,017.92</text:p>
          </table:table-cell>
          <table:table-cell office:value-type="float" office:value="20" table:style-name="ce84">
            <text:p>20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0,129.92</text:p>
          </table:table-cell>
          <table:table-cell office:value-type="float" office:value="112" table:style-name="ce84">
            <text:p>112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1,469.20</text:p>
          </table:table-cell>
          <table:table-cell office:value-type="float" office:value="1339.28" table:style-name="ce83">
            <text:p>1.339,28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. GASTOS LIQ. IMP. PO #TD023-20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1,489.20</text:p>
          </table:table-cell>
          <table:table-cell office:value-type="float" office:value="20" table:style-name="ce84">
            <text:p>20</text:p>
          </table:table-cell>
          <table:table-cell office:value-type="float" office:value="0" table:style-name="ce84">
            <text:p>0</text:p>
          </table:table-cell>
          <table:table-cell table:number-columns-repeated="3" table:style-name="ce1"/>
          <table:table-cell office:value-type="float" office:value="190102" table:style-name="ce1">
            <text:p>190102</text:p>
          </table:table-cell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ND 8772990000-3 :ND:3-8772990000 GASTO DEL EXTERIO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11,601.20</text:p>
          </table:table-cell>
          <table:table-cell office:value-type="float" office:value="112" table:style-name="ce84">
            <text:p>112</text:p>
          </table:table-cell>
          <table:table-cell office:value-type="float" office:value="0" table:style-name="ce84">
            <text:p>0</text:p>
          </table:table-cell>
          <table:table-cell table:number-columns-repeated="3" table:style-name="ce1"/>
          <table:table-cell office:value-type="float" office:value="190002" table:style-name="ce1">
            <text:p>190002</text:p>
          </table:table-cell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ND 8772990000-2 :ND:2-8772990000 CARGO MAS IVA PO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6,899.71</text:p>
          </table:table-cell>
          <table:table-cell office:value-type="float" office:value="0" table:style-name="ce84">
            <text:p>0</text:p>
          </table:table-cell>
          <table:table-cell office:value-type="float" office:value="34701.49" table:style-name="ce83">
            <text:p>34.701,49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208 BATERIAS DM-12120 INVENTARIO POR IMPORTACIﾓN EVEREXCCED</text:p>
          </table:table-cell>
          <table:table-cell table:number-columns-repeated="16373"/>
        </table:table-row>
        <table:table-row table:style-name="ro8">
          <table:table-cell table:number-columns-repeated="2"/>
          <table:table-cell office:value-type="string" table:style-name="ce80">
            <text:p><text:s/>77,559.71</text:p>
          </table:table-cell>
          <table:table-cell office:value-type="float" office:value="660" table:style-name="ce84">
            <text:p>660</text:p>
          </table:table-cell>
          <table:table-cell office:value-type="float" office:value="0" table:style-name="ce84">
            <text:p>0</text:p>
          </table:table-cell>
          <table:table-cell table:number-columns-repeated="3" table:style-name="ce1"/>
          <table:table-cell office:value-type="float" office:value="189902" table:style-name="ce1">
            <text:p>189902</text:p>
          </table:table-cell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ND 8772990000-1 :EVEREXCEED - PO# TD024-20: ISD PO</text:p>
          </table:table-cell>
          <table:table-cell table:number-columns-repeated="16373"/>
        </table:table-row>
        <table:table-row table:style-name="ro5">
          <table:table-cell office:value-type="string" table:style-name="ce77">
            <text:p>1-2-1-01-01-002</text:p>
          </table:table-cell>
          <table:table-cell office:value-type="string" table:style-name="ce85">
            <text:p>INVENTARIO GUAYAQUIL</text:p>
          </table:table-cell>
          <table:table-cell office:value-type="float" office:value="0" table:style-name="ce86">
            <text:p>0</text:p>
          </table:table-cell>
          <table:table-cell office:value-type="float" office:value="392066.26" table:style-name="ce78">
            <text:p>392.066,26</text:p>
          </table:table-cell>
          <table:table-cell office:value-type="float" office:value="392066.26" table:style-name="ce78">
            <text:p>392.066,26</text:p>
          </table:table-cell>
          <table:table-cell office:value-type="float" office:value="0" table:style-name="ce55">
            <text:p>0</text:p>
          </table:table-cell>
          <table:table-cell office:value-type="string" table:style-name="ce55">
            <text:p>TC</text:p>
          </table:table-cell>
          <table:table-cell office:value-type="string" table:style-name="ce55">
            <text:p>Comprobante</text:p>
          </table:table-cell>
          <table:table-cell office:value-type="string" table:style-name="ce55">
            <text:p>Diario</text:p>
          </table:table-cell>
          <table:table-cell table:number-columns-repeated="16375" table:style-name="ce55"/>
        </table:table-row>
        <table:table-row table:style-name="ro2">
          <table:table-cell table:number-columns-repeated="2" table:style-name="ce1"/>
          <table:table-cell office:value-type="string" table:style-name="ce80">
            <text:p>-12,939.56</text:p>
          </table:table-cell>
          <table:table-cell office:value-type="float" office:value="0" table:style-name="ce81">
            <text:p>0</text:p>
          </table:table-cell>
          <table:table-cell office:value-type="float" office:value="12939.56" table:style-name="ce25">
            <text:p>12.939,56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 - COSTEO ENTREGA DE 80 BATERIAS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2,348.90</text:p>
          </table:table-cell>
          <table:table-cell office:value-type="float" office:value="45288.46" table:style-name="ce25">
            <text:p>45.288,46</text:p>
          </table:table-cell>
          <table:table-cell office:value-type="float" office:value="0" table:style-name="ce81">
            <text:p>0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- REGISTRO DE INVENTARIO POR IMPORTACIﾓN 28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1,969.09</text:p>
          </table:table-cell>
          <table:table-cell office:value-type="float" office:value="0" table:style-name="ce81">
            <text:p>0</text:p>
          </table:table-cell>
          <table:table-cell office:value-type="float" office:value="20379.810000000001" table:style-name="ce25">
            <text:p>20.379,81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 - COSTEO ENTREGA DE 126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.00</text:p>
          </table:table-cell>
          <table:table-cell office:value-type="float" office:value="0" table:style-name="ce81">
            <text:p>0</text:p>
          </table:table-cell>
          <table:table-cell office:value-type="float" office:value="11969.09" table:style-name="ce25">
            <text:p>11.969,09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2-21T00:00:00" table:style-name="ce76">
            <text:p>21/02/2020</text:p>
          </table:table-cell>
          <table:table-cell office:value-type="string" table:style-name="ce1">
            <text:p>PO #TD020-19 EVEREXCCED - COSTEO ENTREGA DE 74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7,116.78</text:p>
          </table:table-cell>
          <table:table-cell office:value-type="float" office:value="0" table:style-name="ce81">
            <text:p>0</text:p>
          </table:table-cell>
          <table:table-cell office:value-type="float" office:value="7116.78" table:style-name="ce25">
            <text:p>7.116,78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44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21,997.27</text:p>
          </table:table-cell>
          <table:table-cell office:value-type="float" office:value="0" table:style-name="ce81">
            <text:p>0</text:p>
          </table:table-cell>
          <table:table-cell office:value-type="float" office:value="14880.49" table:style-name="ce25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36,877.76</text:p>
          </table:table-cell>
          <table:table-cell office:value-type="float" office:value="0" table:style-name="ce81">
            <text:p>0</text:p>
          </table:table-cell>
          <table:table-cell office:value-type="float" office:value="14880.49" table:style-name="ce25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51,758.25</text:p>
          </table:table-cell>
          <table:table-cell office:value-type="float" office:value="0" table:style-name="ce81">
            <text:p>0</text:p>
          </table:table-cell>
          <table:table-cell office:value-type="float" office:value="14880.49" table:style-name="ce25">
            <text:p>14.880,49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 - COSTEO ENTREGA DE 92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.00</text:p>
          </table:table-cell>
          <table:table-cell office:value-type="float" office:value="51758.25" table:style-name="ce25">
            <text:p>51.758,25</text:p>
          </table:table-cell>
          <table:table-cell office:value-type="float" office:value="0" table:style-name="ce81">
            <text:p>0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3-16T00:00:00" table:style-name="ce76">
            <text:p>16/03/2020</text:p>
          </table:table-cell>
          <table:table-cell office:value-type="string" table:style-name="ce1">
            <text:p>PO #TD020-19 EVEREXCCED- REGISTRO DE INVENTARIO POR IMPORTACIﾓN 320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45,380.08</text:p>
          </table:table-cell>
          <table:table-cell office:value-type="float" office:value="45380.08" table:style-name="ce25">
            <text:p>45.380,08</text:p>
          </table:table-cell>
          <table:table-cell office:value-type="float" office:value="0" table:style-name="ce81">
            <text:p>0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- REGISTRO DE INVENTARIO POR IMPORTACIﾓN 30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0,253.39</text:p>
          </table:table-cell>
          <table:table-cell office:value-type="float" office:value="0" table:style-name="ce81">
            <text:p>0</text:p>
          </table:table-cell>
          <table:table-cell office:value-type="float" office:value="15126.69" table:style-name="ce25">
            <text:p>15.126,69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 - COSTEO ENTREGA DE 100 BATERIAS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.00</text:p>
          </table:table-cell>
          <table:table-cell office:value-type="float" office:value="0" table:style-name="ce81">
            <text:p>0</text:p>
          </table:table-cell>
          <table:table-cell office:value-type="float" office:value="30253.39" table:style-name="ce25">
            <text:p>30.253,39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23T00:00:00" table:style-name="ce76">
            <text:p>23/06/2020</text:p>
          </table:table-cell>
          <table:table-cell office:value-type="string" table:style-name="ce1">
            <text:p>PO #TD021-20 EVEREXCCED - COSTEO ENTREGA DE 200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45,380.08</text:p>
          </table:table-cell>
          <table:table-cell office:value-type="float" office:value="45380.08" table:style-name="ce25">
            <text:p>45.380,08</text:p>
          </table:table-cell>
          <table:table-cell office:value-type="float" office:value="0" table:style-name="ce81">
            <text:p>0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02T00:00:00" table:style-name="ce76">
            <text:p>02/07/2020</text:p>
          </table:table-cell>
          <table:table-cell office:value-type="string" table:style-name="ce1">
            <text:p>PO #TD021-20 Everexcced - Registro de inventario por importaci 300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2,673.66</text:p>
          </table:table-cell>
          <table:table-cell office:value-type="float" office:value="0" table:style-name="ce81">
            <text:p>0</text:p>
          </table:table-cell>
          <table:table-cell office:value-type="float" office:value="12706.42" table:style-name="ce25">
            <text:p>12.706,42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7,546.97</text:p>
          </table:table-cell>
          <table:table-cell office:value-type="float" office:value="0" table:style-name="ce81">
            <text:p>0</text:p>
          </table:table-cell>
          <table:table-cell office:value-type="float" office:value="15126.69" table:style-name="ce25">
            <text:p>15.126,69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100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840.55</text:p>
          </table:table-cell>
          <table:table-cell office:value-type="float" office:value="0" table:style-name="ce81">
            <text:p>0</text:p>
          </table:table-cell>
          <table:table-cell office:value-type="float" office:value="12706.42" table:style-name="ce25">
            <text:p>12.706,42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84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.00</text:p>
          </table:table-cell>
          <table:table-cell office:value-type="float" office:value="0" table:style-name="ce81">
            <text:p>0</text:p>
          </table:table-cell>
          <table:table-cell office:value-type="float" office:value="4840.55" table:style-name="ce25">
            <text:p>4.840,55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PO #TD021-20 EVEREXCCED - COSTEO ENTREGA DE 32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6,866.79</text:p>
          </table:table-cell>
          <table:table-cell office:value-type="float" office:value="36866.79" table:style-name="ce25">
            <text:p>36.866,79</text:p>
          </table:table-cell>
          <table:table-cell office:value-type="float" office:value="0" table:style-name="ce81">
            <text:p>0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6">
            <text:p>21/08/2020</text:p>
          </table:table-cell>
          <table:table-cell office:value-type="string" table:style-name="ce1">
            <text:p>PO #TD022-20 Everexcced - Registro 270 baterias DM-12120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.00</text:p>
          </table:table-cell>
          <table:table-cell office:value-type="float" office:value="0" table:style-name="ce81">
            <text:p>0</text:p>
          </table:table-cell>
          <table:table-cell office:value-type="float" office:value="36866.79" table:style-name="ce25">
            <text:p>36.866,79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1T00:00:00" table:style-name="ce76">
            <text:p>21/08/2020</text:p>
          </table:table-cell>
          <table:table-cell office:value-type="string" table:style-name="ce1">
            <text:p>PO #TD022-20 Everexcced - Costeo de 270 baterias DM-1212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9,597.67</text:p>
          </table:table-cell>
          <table:table-cell office:value-type="float" office:value="39597.67" table:style-name="ce25">
            <text:p>39.597,67</text:p>
          </table:table-cell>
          <table:table-cell office:value-type="float" office:value="0" table:style-name="ce81">
            <text:p>0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6">
            <text:p>22/08/2020</text:p>
          </table:table-cell>
          <table:table-cell office:value-type="string" table:style-name="ce1">
            <text:p>PO #TD022-20 Everexcced - Registro 290 baterias HR-1280 de inventario por importaci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2">
            <text:p><text:s/>.00</text:p>
          </table:table-cell>
          <table:table-cell office:value-type="float" office:value="0" table:style-name="ce81">
            <text:p>0</text:p>
          </table:table-cell>
          <table:table-cell office:value-type="float" office:value="39597.67" table:style-name="ce25">
            <text:p>39.597,67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22T00:00:00" table:style-name="ce76">
            <text:p>22/08/2020</text:p>
          </table:table-cell>
          <table:table-cell office:value-type="string" table:style-name="ce1">
            <text:p>PO #TD022-20 Everexcced - Costeo de 290 baterias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67.34</text:p>
          </table:table-cell>
          <table:table-cell office:value-type="float" office:value="667.34" table:style-name="ce84">
            <text:p>667,34</text:p>
          </table:table-cell>
          <table:table-cell office:value-type="float" office:value="0" table:style-name="ce84">
            <text:p>0</text:p>
          </table:table-cell>
          <table:table-cell office:value-type="float" office:value="127794.93" table:formula="of:=SUM([.D151:.D162])" table:style-name="ce87">
            <text:p>127794,93</text:p>
          </table:table-cell>
          <table:table-cell office:value-type="float" office:value="127794.93" table:formula="of:=SUM([.E151:.E162])" table:style-name="ce87">
            <text:p>127794,93</text:p>
          </table:table-cell>
          <table:table-cell table:number-columns-repeated="2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4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002.01</text:p>
          </table:table-cell>
          <table:table-cell office:value-type="float" office:value="1334.67" table:style-name="ce83">
            <text:p>1.334,67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8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7,027.13</text:p>
          </table:table-cell>
          <table:table-cell office:value-type="float" office:value="25025.119999999999" table:style-name="ce83">
            <text:p>25.025,12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150 BATERIAS HR-1280 DE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7,694.47</text:p>
          </table:table-cell>
          <table:table-cell office:value-type="float" office:value="667.34" table:style-name="ce84">
            <text:p>667,34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4 BATERIAS DM-12120 INVENTARIO POR IMPORTACIﾓN <text:s/>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3,093.44</text:p>
          </table:table-cell>
          <table:table-cell office:value-type="float" office:value="65398.97" table:style-name="ce83">
            <text:p>65.398,97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392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8,391.95</text:p>
          </table:table-cell>
          <table:table-cell office:value-type="float" office:value="0" table:style-name="ce84">
            <text:p>0</text:p>
          </table:table-cell>
          <table:table-cell office:value-type="float" office:value="34701.49" table:style-name="ce83">
            <text:p>34.701,49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COSTEO DE 208 BATERIAS DM-121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3,366.83</text:p>
          </table:table-cell>
          <table:table-cell office:value-type="float" office:value="0" table:style-name="ce84">
            <text:p>0</text:p>
          </table:table-cell>
          <table:table-cell office:value-type="float" office:value="25025.119999999999" table:style-name="ce83">
            <text:p>25.025,12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COSTEO DE 150 BATERIAS HR-128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2,032.16</text:p>
          </table:table-cell>
          <table:table-cell office:value-type="float" office:value="0" table:style-name="ce84">
            <text:p>0</text:p>
          </table:table-cell>
          <table:table-cell office:value-type="float" office:value="1334.67" table:style-name="ce83">
            <text:p>1.334,67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COSTEO DE 8 BATERIAS DM-121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1,364.82</text:p>
          </table:table-cell>
          <table:table-cell office:value-type="float" office:value="0" table:style-name="ce84">
            <text:p>0</text:p>
          </table:table-cell>
          <table:table-cell office:value-type="float" office:value="667.34" table:style-name="ce84">
            <text:p>667,34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COSTEO DE 4 BATERIAS DM-121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-34,034.15</text:p>
          </table:table-cell>
          <table:table-cell office:value-type="float" office:value="0" table:style-name="ce84">
            <text:p>0</text:p>
          </table:table-cell>
          <table:table-cell office:value-type="float" office:value="65398.97" table:style-name="ce83">
            <text:p>65.398,97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COSTEO DE 392 BATERIAS DM-12120 EVEREXCCED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667.34</text:p>
          </table:table-cell>
          <table:table-cell office:value-type="float" office:value="34701.49" table:style-name="ce83">
            <text:p>34.701,49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REGISTRO 208 BATERIAS DM-12120 INVENTARIO POR IMPORTACIﾓN EVEREXCCED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.00</text:p>
          </table:table-cell>
          <table:table-cell office:value-type="float" office:value="0" table:style-name="ce84">
            <text:p>0</text:p>
          </table:table-cell>
          <table:table-cell office:value-type="float" office:value="667.34" table:style-name="ce84">
            <text:p>667,34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COSTEO DE 4 BATERIAS DM-12120 EVEREXCCED</text:p>
          </table:table-cell>
          <table:table-cell table:number-columns-repeated="16373"/>
        </table:table-row>
        <table:table-row table:style-name="ro5">
          <table:table-cell office:value-type="string" table:style-name="ce77">
            <text:p>1-2-1-02</text:p>
          </table:table-cell>
          <table:table-cell office:value-type="string" table:style-name="ce85">
            <text:p>IMPORTACIONES</text:p>
          </table:table-cell>
          <table:table-cell office:value-type="float" office:value="750" table:style-name="ce86">
            <text:p>750</text:p>
          </table:table-cell>
          <table:table-cell office:value-type="float" office:value="305141.53000000003" table:style-name="ce78">
            <text:p>305.141,53</text:p>
          </table:table-cell>
          <table:table-cell office:value-type="float" office:value="290006.49" table:style-name="ce78">
            <text:p>290.006,49</text:p>
          </table:table-cell>
          <table:table-cell office:value-type="float" office:value="15885.04" table:style-name="ce79">
            <text:p>15.885,04</text:p>
          </table:table-cell>
          <table:table-cell office:value-type="string" table:style-name="ce55">
            <text:p>Totales &gt;&gt;&gt;&gt;&gt;&gt;&gt;&gt;&gt;&gt;&gt; :</text:p>
          </table:table-cell>
          <table:table-cell office:value-type="float" office:value="0" table:style-name="ce55">
            <text:p>0</text:p>
          </table:table-cell>
          <table:table-cell office:value-type="float" office:value="3960592.21" table:style-name="ce79">
            <text:p>3.960.592,21</text:p>
          </table:table-cell>
          <table:table-cell table:number-columns-repeated="16375" table:style-name="ce55"/>
        </table:table-row>
        <table:table-row table:style-name="ro5">
          <table:table-cell office:value-type="string" table:style-name="ce77">
            <text:p>1-2-1-02-01</text:p>
          </table:table-cell>
          <table:table-cell office:value-type="string" table:style-name="ce85">
            <text:p>IMPORTACIONES <text:s/>EN <text:s/>TRANSITO</text:p>
          </table:table-cell>
          <table:table-cell office:value-type="float" office:value="750" table:style-name="ce86">
            <text:p>750</text:p>
          </table:table-cell>
          <table:table-cell office:value-type="float" office:value="305141.53000000003" table:style-name="ce78">
            <text:p>305.141,53</text:p>
          </table:table-cell>
          <table:table-cell office:value-type="float" office:value="290006.49" table:style-name="ce78">
            <text:p>290.006,49</text:p>
          </table:table-cell>
          <table:table-cell office:value-type="float" office:value="15885.04" table:style-name="ce79">
            <text:p>15.885,04</text:p>
          </table:table-cell>
          <table:table-cell office:value-type="string" table:style-name="ce55">
            <text:p>Totales &gt;&gt;&gt;&gt;&gt;&gt;&gt;&gt;&gt;&gt;&gt; :</text:p>
          </table:table-cell>
          <table:table-cell office:value-type="float" office:value="0" table:style-name="ce55">
            <text:p>0</text:p>
          </table:table-cell>
          <table:table-cell office:value-type="float" office:value="3960592.21" table:style-name="ce79">
            <text:p>3.960.592,21</text:p>
          </table:table-cell>
          <table:table-cell table:number-columns-repeated="16375" table:style-name="ce55"/>
        </table:table-row>
        <table:table-row table:style-name="ro5">
          <table:table-cell office:value-type="string" table:style-name="ce77">
            <text:p>1-2-1-02-01-001</text:p>
          </table:table-cell>
          <table:table-cell office:value-type="string" table:style-name="ce85">
            <text:p>TRAMITES DESADUANIZACION</text:p>
          </table:table-cell>
          <table:table-cell office:value-type="float" office:value="750" table:style-name="ce86">
            <text:p>750</text:p>
          </table:table-cell>
          <table:table-cell office:value-type="float" office:value="32811.040000000001" table:style-name="ce78">
            <text:p>32.811,04</text:p>
          </table:table-cell>
          <table:table-cell office:value-type="float" office:value="32076.799999999999" table:style-name="ce78">
            <text:p>32.076,80</text:p>
          </table:table-cell>
          <table:table-cell office:value-type="float" office:value="1484.24" table:style-name="ce79">
            <text:p>1.484,24</text:p>
          </table:table-cell>
          <table:table-cell office:value-type="string" table:style-name="ce55">
            <text:p>TC</text:p>
          </table:table-cell>
          <table:table-cell office:value-type="string" table:style-name="ce55">
            <text:p>Comprobante</text:p>
          </table:table-cell>
          <table:table-cell office:value-type="string" table:style-name="ce55">
            <text:p>Diario</text:p>
          </table:table-cell>
          <table:table-cell table:number-columns-repeated="16375" table:style-name="ce55"/>
        </table:table-row>
        <table:table-row table:style-name="ro2">
          <table:table-cell table:number-columns-repeated="2" table:style-name="ce1"/>
          <table:table-cell office:value-type="string" table:style-name="ce80">
            <text:p><text:s/>1,549.20</text:p>
          </table:table-cell>
          <table:table-cell office:value-type="float" office:value="799.2" table:style-name="ce81">
            <text:p>799,2</text:p>
          </table:table-cell>
          <table:table-cell office:value-type="float" office:value="0" table:style-name="ce81">
            <text:p>0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,793.76</text:p>
          </table:table-cell>
          <table:table-cell office:value-type="float" office:value="2244.56" table:style-name="ce25">
            <text:p>2.244,56</text:p>
          </table:table-cell>
          <table:table-cell office:value-type="float" office:value="0" table:style-name="ce81">
            <text:p>0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3,593.76</text:p>
          </table:table-cell>
          <table:table-cell office:value-type="float" office:value="0" table:style-name="ce81">
            <text:p>0</text:p>
          </table:table-cell>
          <table:table-cell office:value-type="float" office:value="200" table:style-name="ce81">
            <text:p>200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7,531.26</text:p>
          </table:table-cell>
          <table:table-cell office:value-type="float" office:value="3937.5" table:style-name="ce25">
            <text:p>3.937,50</text:p>
          </table:table-cell>
          <table:table-cell office:value-type="float" office:value="0" table:style-name="ce81">
            <text:p>0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7,706.26</text:p>
          </table:table-cell>
          <table:table-cell office:value-type="float" office:value="175" table:style-name="ce81">
            <text:p>175</text:p>
          </table:table-cell>
          <table:table-cell office:value-type="float" office:value="0" table:style-name="ce81">
            <text:p>0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9,586.26</text:p>
          </table:table-cell>
          <table:table-cell office:value-type="float" office:value="1880" table:style-name="ce25">
            <text:p>1.880,00</text:p>
          </table:table-cell>
          <table:table-cell office:value-type="float" office:value="0" table:style-name="ce81">
            <text:p>0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1,204.16</text:p>
          </table:table-cell>
          <table:table-cell office:value-type="float" office:value="1617.9" table:style-name="ce25">
            <text:p>1.617,90</text:p>
          </table:table-cell>
          <table:table-cell office:value-type="float" office:value="0" table:style-name="ce81">
            <text:p>0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0,404.96</text:p>
          </table:table-cell>
          <table:table-cell office:value-type="float" office:value="0" table:style-name="ce81">
            <text:p>0</text:p>
          </table:table-cell>
          <table:table-cell office:value-type="float" office:value="799.2" table:style-name="ce81">
            <text:p>799,2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37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0,849.50</text:p>
          </table:table-cell>
          <table:table-cell office:value-type="float" office:value="444.54" table:style-name="ce81">
            <text:p>444,54</text:p>
          </table:table-cell>
          <table:table-cell office:value-type="float" office:value="0" table:style-name="ce81">
            <text:p>0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0,649.50</text:p>
          </table:table-cell>
          <table:table-cell office:value-type="float" office:value="0" table:style-name="ce81">
            <text:p>0</text:p>
          </table:table-cell>
          <table:table-cell office:value-type="float" office:value="200" table:style-name="ce81">
            <text:p>200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RECLASIFIC. GASTO POR ALMACENAMIENTO SIMPLE PO #TD021-20 EVEREXCCED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0,399.50</text:p>
          </table:table-cell>
          <table:table-cell office:value-type="float" office:value="0" table:style-name="ce81">
            <text:p>0</text:p>
          </table:table-cell>
          <table:table-cell office:value-type="float" office:value="250" table:style-name="ce8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3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,149.50</text:p>
          </table:table-cell>
          <table:table-cell office:value-type="float" office:value="0" table:style-name="ce81">
            <text:p>0</text:p>
          </table:table-cell>
          <table:table-cell office:value-type="float" office:value="250" table:style-name="ce8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8099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,355.42</text:p>
          </table:table-cell>
          <table:table-cell office:value-type="float" office:value="0" table:style-name="ce81">
            <text:p>0</text:p>
          </table:table-cell>
          <table:table-cell office:value-type="float" office:value="794.08" table:style-name="ce81">
            <text:p>794,08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24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,155.42</text:p>
          </table:table-cell>
          <table:table-cell office:value-type="float" office:value="0" table:style-name="ce81">
            <text:p>0</text:p>
          </table:table-cell>
          <table:table-cell office:value-type="float" office:value="200" table:style-name="ce81">
            <text:p>2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2250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,915.42</text:p>
          </table:table-cell>
          <table:table-cell office:value-type="float" office:value="0" table:style-name="ce81">
            <text:p>0</text:p>
          </table:table-cell>
          <table:table-cell office:value-type="float" office:value="240" table:style-name="ce81">
            <text:p>24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6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,229.93</text:p>
          </table:table-cell>
          <table:table-cell office:value-type="float" office:value="0" table:style-name="ce81">
            <text:p>0</text:p>
          </table:table-cell>
          <table:table-cell office:value-type="float" office:value="685.49" table:style-name="ce81">
            <text:p>685,49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3794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8,154.93</text:p>
          </table:table-cell>
          <table:table-cell office:value-type="float" office:value="0" table:style-name="ce81">
            <text:p>0</text:p>
          </table:table-cell>
          <table:table-cell office:value-type="float" office:value="75" table:style-name="ce81">
            <text:p>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,904.93</text:p>
          </table:table-cell>
          <table:table-cell office:value-type="float" office:value="0" table:style-name="ce81">
            <text:p>0</text:p>
          </table:table-cell>
          <table:table-cell office:value-type="float" office:value="250" table:style-name="ce81">
            <text:p>25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52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7,729.93</text:p>
          </table:table-cell>
          <table:table-cell office:value-type="float" office:value="0" table:style-name="ce81">
            <text:p>0</text:p>
          </table:table-cell>
          <table:table-cell office:value-type="float" office:value="175" table:style-name="ce81">
            <text:p>175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989.93</text:p>
          </table:table-cell>
          <table:table-cell office:value-type="float" office:value="0" table:style-name="ce81">
            <text:p>0</text:p>
          </table:table-cell>
          <table:table-cell office:value-type="float" office:value="2740" table:style-name="ce25">
            <text:p>2.740,00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0-19 EVEREXCCED- F1773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749.93</text:p>
          </table:table-cell>
          <table:table-cell office:value-type="float" office:value="0" table:style-name="ce81">
            <text:p>0</text:p>
          </table:table-cell>
          <table:table-cell office:value-type="float" office:value="240" table:style-name="ce81">
            <text:p>24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8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687.43</text:p>
          </table:table-cell>
          <table:table-cell office:value-type="float" office:value="0" table:style-name="ce81">
            <text:p>0</text:p>
          </table:table-cell>
          <table:table-cell office:value-type="float" office:value="62.5" table:style-name="ce81">
            <text:p>62,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3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552.43</text:p>
          </table:table-cell>
          <table:table-cell office:value-type="float" office:value="0" table:style-name="ce81">
            <text:p>0</text:p>
          </table:table-cell>
          <table:table-cell office:value-type="float" office:value="135" table:style-name="ce81">
            <text:p>13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26082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672.43</text:p>
          </table:table-cell>
          <table:table-cell office:value-type="float" office:value="0" table:style-name="ce81">
            <text:p>0</text:p>
          </table:table-cell>
          <table:table-cell office:value-type="float" office:value="1880" table:style-name="ce25">
            <text:p>1.880,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0 <text:s/>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497.43</text:p>
          </table:table-cell>
          <table:table-cell office:value-type="float" office:value="0" table:style-name="ce81">
            <text:p>0</text:p>
          </table:table-cell>
          <table:table-cell office:value-type="float" office:value="175" table:style-name="ce81">
            <text:p>175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1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,717.03</text:p>
          </table:table-cell>
          <table:table-cell office:value-type="float" office:value="0" table:style-name="ce81">
            <text:p>0</text:p>
          </table:table-cell>
          <table:table-cell office:value-type="float" office:value="780.4" table:style-name="ce81">
            <text:p>780,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4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,697.03</text:p>
          </table:table-cell>
          <table:table-cell office:value-type="float" office:value="0" table:style-name="ce81">
            <text:p>0</text:p>
          </table:table-cell>
          <table:table-cell office:value-type="float" office:value="20" table:style-name="ce81">
            <text:p>2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8215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,285.49</text:p>
          </table:table-cell>
          <table:table-cell office:value-type="float" office:value="0" table:style-name="ce81">
            <text:p>0</text:p>
          </table:table-cell>
          <table:table-cell office:value-type="float" office:value="411.54" table:style-name="ce81">
            <text:p>411,54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,252.49</text:p>
          </table:table-cell>
          <table:table-cell office:value-type="float" office:value="0" table:style-name="ce81">
            <text:p>0</text:p>
          </table:table-cell>
          <table:table-cell office:value-type="float" office:value="33" table:style-name="ce81">
            <text:p>33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39947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,052.49</text:p>
          </table:table-cell>
          <table:table-cell office:value-type="float" office:value="0" table:style-name="ce81">
            <text:p>0</text:p>
          </table:table-cell>
          <table:table-cell office:value-type="float" office:value="200" table:style-name="ce81">
            <text:p>200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PO #TD021-20 EVEREXCCED- F123860 LIQUIDACIﾓN DE IMPORTACIﾓN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424.49</text:p>
          </table:table-cell>
          <table:table-cell office:value-type="float" office:value="4372" table:style-name="ce25">
            <text:p>4.372,00</text:p>
          </table:table-cell>
          <table:table-cell office:value-type="float" office:value="0" table:style-name="ce81">
            <text:p>0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644.09</text:p>
          </table:table-cell>
          <table:table-cell office:value-type="float" office:value="0" table:style-name="ce81">
            <text:p>0</text:p>
          </table:table-cell>
          <table:table-cell office:value-type="float" office:value="780.4" table:style-name="ce81">
            <text:p>780,4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642.09</text:p>
          </table:table-cell>
          <table:table-cell office:value-type="float" office:value="0" table:style-name="ce81">
            <text:p>0</text:p>
          </table:table-cell>
          <table:table-cell office:value-type="float" office:value="2" table:style-name="ce81">
            <text:p>2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NO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METROMODAL - NC #4521: APLICADA A FACTURA #001-001-000123706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444.09</text:p>
          </table:table-cell>
          <table:table-cell office:value-type="float" office:value="0" table:style-name="ce81">
            <text:p>0</text:p>
          </table:table-cell>
          <table:table-cell office:value-type="float" office:value="198" table:style-name="ce81">
            <text:p>198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FACT</text:p>
          </table:table-cell>
          <table:table-cell table:style-name="ce1"/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309.09</text:p>
          </table:table-cell>
          <table:table-cell office:value-type="float" office:value="0" table:style-name="ce81">
            <text:p>0</text:p>
          </table:table-cell>
          <table:table-cell office:value-type="float" office:value="135" table:style-name="ce81">
            <text:p>13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,109.09</text:p>
          </table:table-cell>
          <table:table-cell office:value-type="float" office:value="0" table:style-name="ce81">
            <text:p>0</text:p>
          </table:table-cell>
          <table:table-cell office:value-type="float" office:value="200" table:style-name="ce81">
            <text:p>2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,869.09</text:p>
          </table:table-cell>
          <table:table-cell office:value-type="float" office:value="0" table:style-name="ce81">
            <text:p>0</text:p>
          </table:table-cell>
          <table:table-cell office:value-type="float" office:value="240" table:style-name="ce81">
            <text:p>24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,836.09</text:p>
          </table:table-cell>
          <table:table-cell office:value-type="float" office:value="0" table:style-name="ce81">
            <text:p>0</text:p>
          </table:table-cell>
          <table:table-cell office:value-type="float" office:value="33" table:style-name="ce81">
            <text:p>3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,399.16</text:p>
          </table:table-cell>
          <table:table-cell office:value-type="float" office:value="0" table:style-name="ce81">
            <text:p>0</text:p>
          </table:table-cell>
          <table:table-cell office:value-type="float" office:value="436.93" table:style-name="ce81">
            <text:p>436,93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582.56</text:p>
          </table:table-cell>
          <table:table-cell office:value-type="float" office:value="0" table:style-name="ce81">
            <text:p>0</text:p>
          </table:table-cell>
          <table:table-cell office:value-type="float" office:value="816.6" table:style-name="ce81">
            <text:p>816,6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407.56</text:p>
          </table:table-cell>
          <table:table-cell office:value-type="float" office:value="0" table:style-name="ce81">
            <text:p>0</text:p>
          </table:table-cell>
          <table:table-cell office:value-type="float" office:value="175" table:style-name="ce81">
            <text:p>17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345.06</text:p>
          </table:table-cell>
          <table:table-cell office:value-type="float" office:value="0" table:style-name="ce81">
            <text:p>0</text:p>
          </table:table-cell>
          <table:table-cell office:value-type="float" office:value="62.5" table:style-name="ce81">
            <text:p>62,5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145.06</text:p>
          </table:table-cell>
          <table:table-cell office:value-type="float" office:value="0" table:style-name="ce81">
            <text:p>0</text:p>
          </table:table-cell>
          <table:table-cell office:value-type="float" office:value="200" table:style-name="ce81">
            <text:p>200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096.31</text:p>
          </table:table-cell>
          <table:table-cell office:value-type="float" office:value="0" table:style-name="ce81">
            <text:p>0</text:p>
          </table:table-cell>
          <table:table-cell office:value-type="float" office:value="48.75" table:style-name="ce81">
            <text:p>48,7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,033.81</text:p>
          </table:table-cell>
          <table:table-cell office:value-type="float" office:value="0" table:style-name="ce81">
            <text:p>0</text:p>
          </table:table-cell>
          <table:table-cell office:value-type="float" office:value="62.5" table:style-name="ce81">
            <text:p>62,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Reclasific. gastos por almacenamiento simple Liq. Importaci PO #TD022-20 Everexcc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3.81</text:p>
          </table:table-cell>
          <table:table-cell office:value-type="float" office:value="0" table:style-name="ce81">
            <text:p>0</text:p>
          </table:table-cell>
          <table:table-cell office:value-type="float" office:value="2020" table:style-name="ce25">
            <text:p>2.020,00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0T00:00:00" table:style-name="ce76">
            <text:p>30/08/2020</text:p>
          </table:table-cell>
          <table:table-cell office:value-type="string" table:style-name="ce1">
            <text:p>PO #TD022-20 Everexcced - Liquidaci de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2">
            <text:p><text:s/>1,481.24</text:p>
          </table:table-cell>
          <table:table-cell office:value-type="float" office:value="1467.43" table:style-name="ce25">
            <text:p>1.467,43</text:p>
          </table:table-cell>
          <table:table-cell office:value-type="float" office:value="0" table:style-name="ce81">
            <text:p>0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8-31T00:00:00" table:style-name="ce76">
            <text:p>31/08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6,889.70</text:p>
          </table:table-cell>
          <table:table-cell office:value-type="float" office:value="15408.46" table:style-name="ce83">
            <text:p>15.408,46</text:p>
          </table:table-cell>
          <table:table-cell office:value-type="float" office:value="0" table:style-name="ce84">
            <text:p>0</text:p>
          </table:table-cell>
          <table:table-cell office:value-type="float" office:value="15872.91" table:formula="of:=SUM([.D213:.D233])" table:style-name="ce87">
            <text:p>15872,91</text:p>
          </table:table-cell>
          <table:table-cell office:value-type="float" office:value="15869.91" table:formula="of:=SUM([.E213:.E233])" table:style-name="ce87">
            <text:p>15869,91</text:p>
          </table:table-cell>
          <table:table-cell table:number-columns-repeated="2" table:style-name="ce1"/>
          <table:table-cell office:value-type="date" office:date-value="2020-11-30T00:00:00" table:style-name="ce76">
            <text:p>30/1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6,892.70</text:p>
          </table:table-cell>
          <table:table-cell office:value-type="float" office:value="3" table:style-name="ce84">
            <text:p>3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reclasificacion <text:s/>saldo proveedores exterio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,692.70</text:p>
          </table:table-cell>
          <table:table-cell office:value-type="float" office:value="0" table:style-name="ce84">
            <text:p>0</text:p>
          </table:table-cell>
          <table:table-cell office:value-type="float" office:value="10200" table:style-name="ce83">
            <text:p>10.200,0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,332.70</text:p>
          </table:table-cell>
          <table:table-cell office:value-type="float" office:value="0" table:style-name="ce84">
            <text:p>0</text:p>
          </table:table-cell>
          <table:table-cell office:value-type="float" office:value="360" table:style-name="ce84">
            <text:p>36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262.70</text:p>
          </table:table-cell>
          <table:table-cell office:value-type="float" office:value="0" table:style-name="ce84">
            <text:p>0</text:p>
          </table:table-cell>
          <table:table-cell office:value-type="float" office:value="1070" table:style-name="ce83">
            <text:p>1.070,0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177.70</text:p>
          </table:table-cell>
          <table:table-cell office:value-type="float" office:value="0" table:style-name="ce84">
            <text:p>0</text:p>
          </table:table-cell>
          <table:table-cell office:value-type="float" office:value="85" table:style-name="ce84">
            <text:p>8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092.70</text:p>
          </table:table-cell>
          <table:table-cell office:value-type="float" office:value="0" table:style-name="ce84">
            <text:p>0</text:p>
          </table:table-cell>
          <table:table-cell office:value-type="float" office:value="85" table:style-name="ce84">
            <text:p>8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026.70</text:p>
          </table:table-cell>
          <table:table-cell office:value-type="float" office:value="0" table:style-name="ce84">
            <text:p>0</text:p>
          </table:table-cell>
          <table:table-cell office:value-type="float" office:value="66" table:style-name="ce84">
            <text:p>66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,966.46</text:p>
          </table:table-cell>
          <table:table-cell office:value-type="float" office:value="0" table:style-name="ce84">
            <text:p>0</text:p>
          </table:table-cell>
          <table:table-cell office:value-type="float" office:value="1060.24" table:style-name="ce83">
            <text:p>1.060,24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,726.46</text:p>
          </table:table-cell>
          <table:table-cell office:value-type="float" office:value="0" table:style-name="ce84">
            <text:p>0</text:p>
          </table:table-cell>
          <table:table-cell office:value-type="float" office:value="240" table:style-name="ce84">
            <text:p>24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,486.46</text:p>
          </table:table-cell>
          <table:table-cell office:value-type="float" office:value="0" table:style-name="ce84">
            <text:p>0</text:p>
          </table:table-cell>
          <table:table-cell office:value-type="float" office:value="240" table:style-name="ce84">
            <text:p>24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3,246.46</text:p>
          </table:table-cell>
          <table:table-cell office:value-type="float" office:value="0" table:style-name="ce84">
            <text:p>0</text:p>
          </table:table-cell>
          <table:table-cell office:value-type="float" office:value="240" table:style-name="ce84">
            <text:p>24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2,846.46</text:p>
          </table:table-cell>
          <table:table-cell office:value-type="float" office:value="0" table:style-name="ce84">
            <text:p>0</text:p>
          </table:table-cell>
          <table:table-cell office:value-type="float" office:value="400" table:style-name="ce84">
            <text:p>40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554.24</text:p>
          </table:table-cell>
          <table:table-cell office:value-type="float" office:value="0" table:style-name="ce84">
            <text:p>0</text:p>
          </table:table-cell>
          <table:table-cell office:value-type="float" office:value="1292.22" table:style-name="ce83">
            <text:p>1.292,22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519.24</text:p>
          </table:table-cell>
          <table:table-cell office:value-type="float" office:value="0" table:style-name="ce84">
            <text:p>0</text:p>
          </table:table-cell>
          <table:table-cell office:value-type="float" office:value="35" table:style-name="ce84">
            <text:p>3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484.24</text:p>
          </table:table-cell>
          <table:table-cell office:value-type="float" office:value="0" table:style-name="ce84">
            <text:p>0</text:p>
          </table:table-cell>
          <table:table-cell office:value-type="float" office:value="35" table:style-name="ce84">
            <text:p>3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130.29</text:p>
          </table:table-cell>
          <table:table-cell office:value-type="float" office:value="0" table:style-name="ce84">
            <text:p>0</text:p>
          </table:table-cell>
          <table:table-cell office:value-type="float" office:value="353.95" table:style-name="ce84">
            <text:p>353,9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095.29</text:p>
          </table:table-cell>
          <table:table-cell office:value-type="float" office:value="0" table:style-name="ce84">
            <text:p>0</text:p>
          </table:table-cell>
          <table:table-cell office:value-type="float" office:value="35" table:style-name="ce84">
            <text:p>3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041.54</text:p>
          </table:table-cell>
          <table:table-cell office:value-type="float" office:value="0" table:style-name="ce84">
            <text:p>0</text:p>
          </table:table-cell>
          <table:table-cell office:value-type="float" office:value="53.75" table:style-name="ce84">
            <text:p>53,7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022.79</text:p>
          </table:table-cell>
          <table:table-cell office:value-type="float" office:value="0" table:style-name="ce84">
            <text:p>0</text:p>
          </table:table-cell>
          <table:table-cell office:value-type="float" office:value="18.75" table:style-name="ce84">
            <text:p>18,75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PO #TD023-20 EVEREXCCED RECLASIFIC. GASTOS ALMACENAJE Y OPERATIVOS EN LIQ. IMPORTACIﾓN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1,484.24</text:p>
          </table:table-cell>
          <table:table-cell office:value-type="float" office:value="461.45" table:style-name="ce84">
            <text:p>461,45</text:p>
          </table:table-cell>
          <table:table-cell office:value-type="float" office:value="0" table:style-name="ce84">
            <text:p>0</text:p>
          </table:table-cell>
          <table:table-cell table:number-columns-repeated="4" table:style-name="ce1"/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5">
          <table:table-cell office:value-type="string" table:style-name="ce77">
            <text:p>1-2-1-02-01-002</text:p>
          </table:table-cell>
          <table:table-cell office:value-type="string" table:style-name="ce85">
            <text:p>EVERECEED</text:p>
          </table:table-cell>
          <table:table-cell office:value-type="float" office:value="0" table:style-name="ce86">
            <text:p>0</text:p>
          </table:table-cell>
          <table:table-cell office:value-type="float" office:value="272330.49" table:style-name="ce78">
            <text:p>272.330,49</text:p>
          </table:table-cell>
          <table:table-cell office:value-type="float" office:value="257929.69" table:style-name="ce78">
            <text:p>257.929,69</text:p>
          </table:table-cell>
          <table:table-cell office:value-type="float" office:value="14400.8" table:style-name="ce79">
            <text:p>14.400,80</text:p>
          </table:table-cell>
          <table:table-cell office:value-type="string" table:style-name="ce55">
            <text:p>TC</text:p>
          </table:table-cell>
          <table:table-cell office:value-type="string" table:style-name="ce55">
            <text:p>Comprobante</text:p>
          </table:table-cell>
          <table:table-cell office:value-type="string" table:style-name="ce55">
            <text:p>Diario</text:p>
          </table:table-cell>
          <table:table-cell table:number-columns-repeated="16375" table:style-name="ce55"/>
        </table:table-row>
        <table:table-row table:style-name="ro2">
          <table:table-cell table:number-columns-repeated="2" table:style-name="ce1"/>
          <table:table-cell office:value-type="string" table:style-name="ce80">
            <text:p>-22,825.73</text:p>
          </table:table-cell>
          <table:table-cell office:value-type="float" office:value="0" table:style-name="ce81">
            <text:p>0</text:p>
          </table:table-cell>
          <table:table-cell office:value-type="float" office:value="22825.73" table:style-name="ce25">
            <text:p>22.825,73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.00</text:p>
          </table:table-cell>
          <table:table-cell office:value-type="float" office:value="22825.73" table:style-name="ce25">
            <text:p>22.825,73</text:p>
          </table:table-cell>
          <table:table-cell office:value-type="float" office:value="0" table:style-name="ce81">
            <text:p>0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69402" table:style-name="ce1">
            <text:p>169402</text:p>
          </table:table-cell>
          <table:table-cell office:value-type="date" office:date-value="2020-01-31T00:00:00" table:style-name="ce76">
            <text:p>31/01/2020</text:p>
          </table:table-cell>
          <table:table-cell office:value-type="string" table:style-name="ce1">
            <text:p>ND 175792-0 :ND:0-175792 PAGO FACT#19082837EE COM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6,852.50</text:p>
          </table:table-cell>
          <table:table-cell office:value-type="float" office:value="0" table:style-name="ce81">
            <text:p>0</text:p>
          </table:table-cell>
          <table:table-cell office:value-type="float" office:value="6852.5" table:style-name="ce25">
            <text:p>6.852,50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<text:s/>.00</text:p>
          </table:table-cell>
          <table:table-cell office:value-type="float" office:value="6852.5" table:style-name="ce25">
            <text:p>6.852,50</text:p>
          </table:table-cell>
          <table:table-cell office:value-type="float" office:value="0" table:style-name="ce81">
            <text:p>0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0602" table:style-name="ce1">
            <text:p>170602</text:p>
          </table:table-cell>
          <table:table-cell office:value-type="date" office:date-value="2020-02-29T00:00:00" table:style-name="ce76">
            <text:p>29/02/2020</text:p>
          </table:table-cell>
          <table:table-cell office:value-type="string" table:style-name="ce1">
            <text:p>ND 174006-0 :ND:0-174006 Pago 10% anticipo Everexc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6,852.50</text:p>
          </table:table-cell>
          <table:table-cell office:value-type="float" office:value="0" table:style-name="ce81">
            <text:p>0</text:p>
          </table:table-cell>
          <table:table-cell office:value-type="float" office:value="6852.5" table:style-name="ce25">
            <text:p>6.852,5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 table:style-name="ce1"/>
          <table:table-cell office:value-type="string" table:style-name="ce80">
            <text:p>-1,389.12</text:p>
          </table:table-cell>
          <table:table-cell office:value-type="float" office:value="5463.38" table:style-name="ce25">
            <text:p>5.463,38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2002" table:style-name="ce1">
            <text:p>1720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74555-0 :ND:0-174555 2do Anticipo EverExceed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463.18</text:p>
          </table:table-cell>
          <table:table-cell office:value-type="float" office:value="6852.3" table:style-name="ce25">
            <text:p>6.852,30</text:p>
          </table:table-cell>
          <table:table-cell office:value-type="float" office:value="0" table:style-name="ce81">
            <text:p>0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002" table:style-name="ce1">
            <text:p>1730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75934-0 :ND:0-175934 2do anticipo EverExceed 1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463.38</text:p>
          </table:table-cell>
          <table:table-cell office:value-type="float" office:value="0.2" table:style-name="ce81">
            <text:p>0,2</text:p>
          </table:table-cell>
          <table:table-cell office:value-type="float" office:value="0" table:style-name="ce81">
            <text:p>0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702" table:style-name="ce1">
            <text:p>173702</text:p>
          </table:table-cell>
          <table:table-cell office:value-type="date" office:date-value="2020-03-31T00:00:00" table:style-name="ce76">
            <text:p>31/03/2020</text:p>
          </table:table-cell>
          <table:table-cell office:value-type="string" table:style-name="ce1">
            <text:p>ND 1759340-0 :ND:0-1759340 Alcance a N/D transacci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9,168.38</text:p>
          </table:table-cell>
          <table:table-cell office:value-type="float" office:value="13705" table:style-name="ce25">
            <text:p>13.705,00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4802" table:style-name="ce1">
            <text:p>1748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176191-0 :ND:0-176191 4TO ABONO EVEREXCEED TD02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6,578.38</text:p>
          </table:table-cell>
          <table:table-cell office:value-type="float" office:value="27410" table:style-name="ce25">
            <text:p>27.410,00</text:p>
          </table:table-cell>
          <table:table-cell office:value-type="float" office:value="0" table:style-name="ce81">
            <text:p>0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3902" table:style-name="ce1">
            <text:p>173902</text:p>
          </table:table-cell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ND 176136-0 :ND:0-176136 3ER ANTICIPO EVEREXCEED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,463.38</text:p>
          </table:table-cell>
          <table:table-cell office:value-type="float" office:value="0" table:style-name="ce81">
            <text:p>0</text:p>
          </table:table-cell>
          <table:table-cell office:value-type="float" office:value="41115" table:style-name="ce25">
            <text:p>41.115,00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4-30T00:00:00" table:style-name="ce76">
            <text:p>30/04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,926.76</text:p>
          </table:table-cell>
          <table:table-cell office:value-type="float" office:value="5463.38" table:style-name="ce25">
            <text:p>5.463,38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202" table:style-name="ce1">
            <text:p>1762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608-0 :ND:0-176608 2DO ANTICIPO EVEREXCEED T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24,631.76</text:p>
          </table:table-cell>
          <table:table-cell office:value-type="float" office:value="13705" table:style-name="ce25">
            <text:p>13.705,00</text:p>
          </table:table-cell>
          <table:table-cell office:value-type="float" office:value="0" table:style-name="ce81">
            <text:p>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6602" table:style-name="ce1">
            <text:p>176602</text:p>
          </table:table-cell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ND 176769-0 :ND:0-176769 PAGO FINAL EVEREXCEED TD0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,926.76</text:p>
          </table:table-cell>
          <table:table-cell office:value-type="float" office:value="0" table:style-name="ce81">
            <text:p>0</text:p>
          </table:table-cell>
          <table:table-cell office:value-type="float" office:value="13705" table:style-name="ce25">
            <text:p>13.705,00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5-31T00:00:00" table:style-name="ce76">
            <text:p>31/05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43,707.04</text:p>
          </table:table-cell>
          <table:table-cell office:value-type="float" office:value="32780.28" table:style-name="ce25">
            <text:p>32.780,28</text:p>
          </table:table-cell>
          <table:table-cell office:value-type="float" office:value="0" table:style-name="ce81">
            <text:p>0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78702" table:style-name="ce1">
            <text:p>178702</text:p>
          </table:table-cell>
          <table:table-cell office:value-type="date" office:date-value="2020-06-30T00:00:00" table:style-name="ce76">
            <text:p>30/06/2020</text:p>
          </table:table-cell>
          <table:table-cell office:value-type="string" table:style-name="ce1">
            <text:p>ND 176883-0 :ND:0-176883 3er Anticipo Everexceed 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54,636.80</text:p>
          </table:table-cell>
          <table:table-cell office:value-type="float" office:value="10929.76" table:style-name="ce25">
            <text:p>10.929,76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1002" table:style-name="ce1">
            <text:p>1810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177532-0 :ND:0-0177532 Pago final proveedor Ev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8,629.57</text:p>
          </table:table-cell>
          <table:table-cell office:value-type="float" office:value="13992.77" table:style-name="ce25">
            <text:p>13.992,77</text:p>
          </table:table-cell>
          <table:table-cell office:value-type="float" office:value="0" table:style-name="ce81">
            <text:p>0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T</text:p>
          </table:table-cell>
          <table:table-cell office:value-type="string" table:style-name="ce1">
            <text:p>BMACH</text:p>
          </table:table-cell>
          <table:table-cell office:value-type="float" office:value="182002" table:style-name="ce1">
            <text:p>182002</text:p>
          </table:table-cell>
          <table:table-cell office:value-type="date" office:date-value="2020-07-31T00:00:00" table:style-name="ce76">
            <text:p>31/07/2020</text:p>
          </table:table-cell>
          <table:table-cell office:value-type="string" table:style-name="ce1">
            <text:p>ND 0000177695-0 :ND:0-0000177695 Anticipo 10% Ever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6,615.11</text:p>
          </table:table-cell>
          <table:table-cell office:value-type="float" office:value="27985.54" table:style-name="ce25">
            <text:p>27.985,54</text:p>
          </table:table-cell>
          <table:table-cell office:value-type="float" office:value="0" table:style-name="ce81">
            <text:p>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3602" table:style-name="ce1">
            <text:p>183602</text:p>
          </table:table-cell>
          <table:table-cell office:value-type="date" office:date-value="2020-08-31T00:00:00" table:style-name="ce76">
            <text:p>31/08/2020</text:p>
          </table:table-cell>
          <table:table-cell office:value-type="string" table:style-name="ce1">
            <text:p>TR 22-0 EVEREXCEED CORPORA :DB -1070987135: EverEx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96,615.91</text:p>
          </table:table-cell>
          <table:table-cell office:value-type="float" office:value="0.8" table:style-name="ce81">
            <text:p>0,8</text:p>
          </table:table-cell>
          <table:table-cell office:value-type="float" office:value="0" table:style-name="ce81">
            <text:p>0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76">
            <text:p>31/08/2020</text:p>
          </table:table-cell>
          <table:table-cell office:value-type="string" table:style-name="ce1">
            <text:p>Everexceed Corporation: Regularizaci saldo de proveedor por exceso en pago ND# 172041 POTD020-19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66,579.76</text:p>
          </table:table-cell>
          <table:table-cell office:value-type="float" office:value="69963.850000000006" table:style-name="ce25">
            <text:p>69.963,85</text:p>
          </table:table-cell>
          <table:table-cell office:value-type="float" office:value="0" table:style-name="ce81">
            <text:p>0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</text:p>
          </table:table-cell>
          <table:table-cell office:value-type="string" table:style-name="ce1">
            <text:p>BMACH</text:p>
          </table:table-cell>
          <table:table-cell office:value-type="float" office:value="184802" table:style-name="ce1">
            <text:p>184802</text:p>
          </table:table-cell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TR 31-0 EVEREXCEED CORPORA :DB -1070987135: EverEx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38,594.22</text:p>
          </table:table-cell>
          <table:table-cell office:value-type="float" office:value="0" table:style-name="ce81">
            <text:p>0</text:p>
          </table:table-cell>
          <table:table-cell office:value-type="float" office:value="27985.54" table:style-name="ce25">
            <text:p>27.985,54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PO TD023-20 Aplicaci saldo a favor TR# 22 a Fact# EE20071421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68,630.37</text:p>
          </table:table-cell>
          <table:table-cell office:value-type="float" office:value="0" table:style-name="ce81">
            <text:p>0</text:p>
          </table:table-cell>
          <table:table-cell office:value-type="float" office:value="69963.850000000006" table:style-name="ce25">
            <text:p>69.963,85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PO TD023-20 Aplicaci saldo a favor TR# 31 a Fact# EE20071421 EverExceed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0,930.56</text:p>
          </table:table-cell>
          <table:table-cell office:value-type="float" office:value="0" table:style-name="ce81">
            <text:p>0</text:p>
          </table:table-cell>
          <table:table-cell office:value-type="float" office:value="57699.81" table:style-name="ce25">
            <text:p>57.699,81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2">
            <text:p><text:s/>.80</text:p>
          </table:table-cell>
          <table:table-cell office:value-type="float" office:value="0" table:style-name="ce81">
            <text:p>0</text:p>
          </table:table-cell>
          <table:table-cell office:value-type="float" office:value="10929.76" table:style-name="ce25">
            <text:p>10.929,76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TXPG</text:p>
          </table:table-cell>
          <table:table-cell table:style-name="ce1"/>
          <table:table-cell office:value-type="date" office:date-value="2020-09-30T00:00:00" table:style-name="ce76">
            <text:p>30/09/2020</text:p>
          </table:table-cell>
          <table:table-cell office:value-type="string" table:style-name="ce1">
            <text:p>GENERADO POR MOD. DE CxP</text:p>
          </table:table-cell>
          <table:table-cell table:number-columns-repeated="16373"/>
        </table:table-row>
        <table:table-row table:style-name="ro2">
          <table:table-cell table:number-columns-repeated="2"/>
          <table:table-cell office:value-type="string" table:style-name="ce80">
            <text:p><text:s/>14,400.80</text:p>
          </table:table-cell>
          <table:table-cell office:value-type="float" office:value="14400" table:style-name="ce25">
            <text:p>14.400,00</text:p>
          </table:table-cell>
          <table:table-cell office:value-type="float" office:value="0" table:style-name="ce81">
            <text:p>0</text:p>
          </table:table-cell>
          <table:table-cell table:number-columns-repeated="3" table:style-name="ce1"/>
          <table:table-cell office:value-type="float" office:value="189802" table:style-name="ce1">
            <text:p>189802</text:p>
          </table:table-cell>
          <table:table-cell office:value-type="date" office:date-value="2020-12-31T00:00:00" table:style-name="ce76">
            <text:p>31/12/2020</text:p>
          </table:table-cell>
          <table:table-cell office:value-type="string" table:style-name="ce1">
            <text:p>TR 51-0 EVEREXCEED CORPORA :DB -1070987135: EverEx</text:p>
          </table:table-cell>
          <table:table-cell table:number-columns-repeated="16373"/>
        </table:table-row>
        <table:table-row table:number-rows-repeated="1048317" table:style-name="ro4">
          <table:table-cell table:number-columns-repeated="16384"/>
        </table:table-row>
      </table:table>
      <table:table table:name="Hoja5" table:style-name="ta5">
        <table:table-column table:style-name="co40" table:number-columns-repeated="2" table:default-cell-style-name="ce1"/>
        <table:table-column table:style-name="co41" table:default-cell-style-name="ce1"/>
        <table:table-column table:style-name="co9" table:number-columns-repeated="4" table:default-cell-style-name="ce1"/>
        <table:table-column table:style-name="co11" table:number-columns-repeated="16377" table:default-cell-style-name="ce1"/>
        <table:table-row table:style-name="ro2">
          <table:table-cell office:value-type="string" table:style-name="ce83">
            <text:p>a</text:p>
          </table:table-cell>
          <table:table-cell office:value-type="string" table:style-name="ce84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d</text:p>
          </table:table-cell>
          <table:table-cell table:number-columns-repeated="16380" table:style-name="ce1"/>
        </table:table-row>
        <table:table-row table:style-name="ro2">
          <table:table-cell office:value-type="float" office:value="0.51" table:style-name="ce88">
            <text:p>0,51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2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0.51" table:style-name="ce88">
            <text:p>0,51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3];1;2)" table:style-name="ce1">
            <text:p>RE</text:p>
          </table:table-cell>
          <table:table-cell table:style-name="ce1"/>
          <table:table-cell office:value-type="string" table:style-name="ce1">
            <text:p>reclasificaciones</text:p>
          </table:table-cell>
          <table:table-cell office:value-type="float" office:value="5632.54" table:formula="of:=SUM([.A2:.A10])" table:style-name="ce1">
            <text:p>5632,54</text:p>
          </table:table-cell>
          <table:table-cell table:number-columns-repeated="16377"/>
        </table:table-row>
        <table:table-row table:style-name="ro2">
          <table:table-cell office:value-type="float" office:value="590.04999999999995" table:style-name="ce88">
            <text:p>590,05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4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20" table:style-name="ce88">
            <text:p>2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5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112" table:style-name="ce88">
            <text:p>112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6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3438.19" table:style-name="ce89">
            <text:p>3.438,19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7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20" table:style-name="ce88">
            <text:p>2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8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112" table:style-name="ce88">
            <text:p>112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9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1339.28" table:style-name="ce89">
            <text:p>1.339,28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RECLASIFIC. GASTOS LIQ. IMP. PO #TD023-20 EVEREXCEED</text:p>
          </table:table-cell>
          <table:table-cell office:value-type="string" office:string-value="RE" table:formula="of:=MIDB([.C10];1;2)" table:style-name="ce1">
            <text:p>RE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84">
            <text:p>0</text:p>
          </table:table-cell>
          <table:table-cell office:value-type="float" office:value="25025.119999999999" table:style-name="ce83">
            <text:p>25.025,12</text:p>
          </table:table-cell>
          <table:table-cell office:value-type="string" table:style-name="ce1">
            <text:p>PO #TD023-20 REGISTRO 150 BATERIAS HR-1280 DE INVENTARIO POR IMPORTACIﾓN EVEREXCCED</text:p>
          </table:table-cell>
          <table:table-cell office:value-type="string" office:string-value="PO" table:formula="of:=MIDB([.C11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84">
            <text:p>0</text:p>
          </table:table-cell>
          <table:table-cell office:value-type="float" office:value="1334.67" table:style-name="ce83">
            <text:p>1.334,67</text:p>
          </table:table-cell>
          <table:table-cell office:value-type="string" table:style-name="ce1">
            <text:p>PO #TD023-20 REGISTRO 8 BATERIAS DM-12120 INVENTARIO POR IMPORTACIﾓN EVEREXCCED</text:p>
          </table:table-cell>
          <table:table-cell office:value-type="string" office:string-value="PO" table:formula="of:=MIDB([.C12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84">
            <text:p>0</text:p>
          </table:table-cell>
          <table:table-cell office:value-type="float" office:value="667.34" table:style-name="ce84">
            <text:p>667,34</text:p>
          </table:table-cell>
          <table:table-cell office:value-type="string" table:style-name="ce1">
            <text:p>PO #TD023-20 REGISTRO 4 BATERIAS DM-12120 INVENTARIO POR IMPORTACIﾓN EVEREXCCED</text:p>
          </table:table-cell>
          <table:table-cell office:value-type="string" office:string-value="PO" table:formula="of:=MIDB([.C13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84">
            <text:p>0</text:p>
          </table:table-cell>
          <table:table-cell office:value-type="float" office:value="667.34" table:style-name="ce84">
            <text:p>667,34</text:p>
          </table:table-cell>
          <table:table-cell office:value-type="string" table:style-name="ce1">
            <text:p>PO #TD023-20 REGISTRO 4 BATERIAS DM-12120 INVENTARIO POR IMPORTACIﾓN <text:s/>EVEREXCCED</text:p>
          </table:table-cell>
          <table:table-cell office:value-type="string" office:string-value="PO" table:formula="of:=MIDB([.C14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84">
            <text:p>0</text:p>
          </table:table-cell>
          <table:table-cell office:value-type="float" office:value="65398.97" table:style-name="ce83">
            <text:p>65.398,97</text:p>
          </table:table-cell>
          <table:table-cell office:value-type="string" table:style-name="ce1">
            <text:p>PO #TD023-20 REGISTRO 392 BATERIAS DM-12120 INVENTARIO POR IMPORTACIﾓN EVEREXCCED</text:p>
          </table:table-cell>
          <table:table-cell office:value-type="string" office:string-value="PO" table:formula="of:=MIDB([.C15];1;2)" table:style-name="ce1">
            <text:p>PO</text:p>
          </table:table-cell>
          <table:table-cell office:value-type="float" office:value="127794.93" table:formula="of:=SUM([.B11:.B29])" table:style-name="ce1">
            <text:p>127794,93</text:p>
          </table:table-cell>
          <table:table-cell table:number-columns-repeated="16379" table:style-name="ce1"/>
        </table:table-row>
        <table:table-row table:style-name="ro2">
          <table:table-cell office:value-type="float" office:value="942.22" table:style-name="ce84">
            <text:p>942,22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6];1;2)" table:style-name="ce1">
            <text:p>PO</text:p>
          </table:table-cell>
          <table:table-cell table:style-name="ce1"/>
          <table:table-cell office:value-type="float" office:value="15338.46" table:formula="of:=SUM([.A16:.A28])" table:style-name="ce1">
            <text:p>15338,46</text:p>
          </table:table-cell>
          <table:table-cell table:number-columns-repeated="16378" table:style-name="ce1"/>
        </table:table-row>
        <table:table-row table:style-name="ro2">
          <table:table-cell office:value-type="float" office:value="350" table:style-name="ce84">
            <text:p>35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7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400" table:style-name="ce84">
            <text:p>40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8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240" table:style-name="ce84">
            <text:p>24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19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240" table:style-name="ce84">
            <text:p>24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0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240" table:style-name="ce84">
            <text:p>24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1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1060.24" table:style-name="ce83">
            <text:p>1.060,24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2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66" table:style-name="ce84">
            <text:p>66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3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85" table:style-name="ce84">
            <text:p>85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4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85" table:style-name="ce84">
            <text:p>85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5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1070" table:style-name="ce83">
            <text:p>1.070,0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6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360" table:style-name="ce84">
            <text:p>36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7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10200" table:style-name="ce83">
            <text:p>10.200,0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PO #TD023-20 Everexcced - Liquidaci gastos por Importaci Baterias DM-12120 y HR-1280</text:p>
          </table:table-cell>
          <table:table-cell office:value-type="string" office:string-value="PO" table:formula="of:=MIDB([.C28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0" table:style-name="ce84">
            <text:p>0</text:p>
          </table:table-cell>
          <table:table-cell office:value-type="float" office:value="34701.49" table:style-name="ce83">
            <text:p>34.701,49</text:p>
          </table:table-cell>
          <table:table-cell office:value-type="string" table:style-name="ce1">
            <text:p>PO #TD023-20 REGISTRO 208 BATERIAS DM-12120 INVENTARIO POR IMPORTACIﾓN EVEREXCCED</text:p>
          </table:table-cell>
          <table:table-cell office:value-type="string" office:string-value="PO" table:formula="of:=MIDB([.C29];1;2)" table:style-name="ce1">
            <text:p>PO</text:p>
          </table:table-cell>
          <table:table-cell table:number-columns-repeated="16380" table:style-name="ce1"/>
        </table:table-row>
        <table:table-row table:style-name="ro2">
          <table:table-cell office:value-type="float" office:value="8211.7199999999993" table:style-name="ce89">
            <text:p>8.211,72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ND 20112020-1 :ND:1-20112020 Liquidaci # 4135478</text:p>
          </table:table-cell>
          <table:table-cell office:value-type="string" office:string-value="ND" table:formula="of:=MIDB([.C30];1;2)" table:style-name="ce1">
            <text:p>ND</text:p>
          </table:table-cell>
          <table:table-cell office:value-type="float" office:value="27492.81" table:formula="of:=SUM([.A30:.A36])" table:style-name="ce1">
            <text:p>27492,81</text:p>
          </table:table-cell>
          <table:table-cell table:number-columns-repeated="16379"/>
        </table:table-row>
        <table:table-row table:style-name="ro2">
          <table:table-cell office:value-type="float" office:value="164.23" table:style-name="ce88">
            <text:p>164,23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ND 20112020-1 :ND:1-20112020 Liquidaci # 4135478</text:p>
          </table:table-cell>
          <table:table-cell office:value-type="string" office:string-value="ND" table:formula="of:=MIDB([.C31];1;2)" table:style-name="ce1">
            <text:p>ND</text:p>
          </table:table-cell>
          <table:table-cell table:number-columns-repeated="16380" table:style-name="ce1"/>
        </table:table-row>
        <table:table-row table:style-name="ro2">
          <table:table-cell office:value-type="float" office:value="17965.55" table:style-name="ce89">
            <text:p>17.965,55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ND 11112020-1 :ND:1-11112020 Liquidaci # 4133448</text:p>
          </table:table-cell>
          <table:table-cell office:value-type="string" office:string-value="ND" table:formula="of:=MIDB([.C32];1;2)" table:style-name="ce1">
            <text:p>ND</text:p>
          </table:table-cell>
          <table:table-cell table:number-columns-repeated="16380" table:style-name="ce1"/>
        </table:table-row>
        <table:table-row table:style-name="ro2">
          <table:table-cell office:value-type="float" office:value="359.31" table:style-name="ce88">
            <text:p>359,31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ND 11112020-1 :ND:1-11112020 Liquidaci # 4133448</text:p>
          </table:table-cell>
          <table:table-cell office:value-type="string" office:string-value="ND" table:formula="of:=MIDB([.C33];1;2)" table:style-name="ce1">
            <text:p>ND</text:p>
          </table:table-cell>
          <table:table-cell table:number-columns-repeated="16380"/>
        </table:table-row>
        <table:table-row table:style-name="ro2">
          <table:table-cell office:value-type="float" office:value="20" table:style-name="ce88">
            <text:p>2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ND 8772990000-3 :ND:3-8772990000 GASTO DEL EXTERIO</text:p>
          </table:table-cell>
          <table:table-cell office:value-type="string" office:string-value="ND" table:formula="of:=MIDB([.C34];1;2)" table:style-name="ce1">
            <text:p>ND</text:p>
          </table:table-cell>
          <table:table-cell table:number-columns-repeated="16380"/>
        </table:table-row>
        <table:table-row table:style-name="ro2">
          <table:table-cell office:value-type="float" office:value="112" table:style-name="ce88">
            <text:p>112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ND 8772990000-2 :ND:2-8772990000 CARGO MAS IVA POR</text:p>
          </table:table-cell>
          <table:table-cell office:value-type="string" office:string-value="ND" table:formula="of:=MIDB([.C35];1;2)" table:style-name="ce1">
            <text:p>ND</text:p>
          </table:table-cell>
          <table:table-cell table:number-columns-repeated="16380"/>
        </table:table-row>
        <table:table-row table:style-name="ro2">
          <table:table-cell office:value-type="float" office:value="660" table:style-name="ce88">
            <text:p>660</text:p>
          </table:table-cell>
          <table:table-cell office:value-type="float" office:value="0" table:style-name="ce84">
            <text:p>0</text:p>
          </table:table-cell>
          <table:table-cell office:value-type="string" table:style-name="ce1">
            <text:p>ND 8772990000-1 :EVEREXCEED - PO# TD024-20: ISD PO</text:p>
          </table:table-cell>
          <table:table-cell office:value-type="string" office:string-value="ND" table:formula="of:=MIDB([.C36];1;2)" table:style-name="ce1">
            <text:p>ND</text:p>
          </table:table-cell>
          <table:table-cell table:number-columns-repeated="16380"/>
        </table:table-row>
        <table:table-row table:number-rows-repeated="1048540" table:style-name="ro4">
          <table:table-cell table:number-columns-repeated="16384"/>
        </table:table-row>
      </table:table>
      <table:database-ranges>
        <table:database-range table:target-range-address="Hoja5.A1:Hoja5.D36" table:name="__Anonymous_Sheet_DB__4" table:display-filter-buttons="true">
          <table:sort>
            <table:sort-by table:field-number="3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Calibri1" svg:font-family="Calibri1"/>
    <style:font-face style:name="Arial" svg:font-family="Arial"/>
    <style:font-face style:name="Arial1" svg:font-family="Arial1"/>
    <style:font-face style:name="Arial11" svg:font-family="Arial11"/>
    <style:font-face style:name="Calibri2" svg:font-family="Calibri2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/>
      <number:text>/</number:text>
      <number:month/>
      <number:text>/</number:text>
      <number:year number:style="long"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7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date-style style:name="N38">
      <number:day number:style="long"/>
      <number:text>-</number:text>
      <number:month number:textual="true"/>
      <number:text>-</number:text>
      <number:year/>
    </number:date-style>
    <number:date-style style:name="N39">
      <number:day number:style="long"/>
      <number:text>/</number:text>
      <number:month number:style="long"/>
      <number:text>/</number:text>
      <number:year number:style="long"/>
    </number:date-style>
    <number:percentage-style style:name="N41">
      <number:number number:decimal-places="2" number:min-integer-digits="1"/>
      <number:text> %</number:text>
    </number:percentag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Dara Macias</meta:initial-creator>
    <dc:creator>Carlos Almeida</dc:creator>
    <meta:creation-date>2020-10-19T12:23:50Z</meta:creation-date>
    <dc:date>2021-06-07T17:53:40Z</dc:date>
    <meta:editing-cycles>7</meta:editing-cycles>
    <meta:editing-duration>PT4125S</meta:editing-duration>
  </office:meta>
</office:document-meta>
</file>